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center" fo:break-before="auto" fo:text-indent="0cm" fo:margin-left="1.27cm"/>
    </style:style>
    <style:style style:name="T1_1" style:family="text" style:parent-style-name="Default_20_Paragraph_20_Font"/>
    <style:style style:name="T1_2" style:family="text" style:parent-style-name="Default_20_Paragraph_20_Font"/>
    <style:style style:name="T1_3" style:family="text" style:parent-style-name="Default_20_Paragraph_20_Font"/>
    <style:style style:name="P2" style:family="paragraph" style:parent-style-name="Heading_20_2">
      <style:paragraph-properties fo:break-before="auto"/>
    </style:style>
    <style:style style:name="T2_1" style:family="text" style:parent-style-name="Default_20_Paragraph_20_Font"/>
    <style:style style:name="T2_2" style:family="text" style:parent-style-name="Default_20_Paragraph_20_Font"/>
    <style:style style:name="T2_3" style:family="text" style:parent-style-name="Default_20_Paragraph_20_Font"/>
    <style:style style:name="P3" style:family="paragraph" style:parent-style-name="Standard">
      <style:paragraph-properties fo:break-before="auto" fo:margin-top="0cm" fo:margin-left="1.27cm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P4" style:family="paragraph" style:parent-style-name="Standard">
      <style:paragraph-properties fo:break-before="auto" fo:margin-top="0cm" fo:margin-left="2.54cm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P5" style:family="paragraph" style:parent-style-name="Standard">
      <style:paragraph-properties fo:break-before="auto" fo:margin-top="0cm" fo:margin-left="3.81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P6" style:family="paragraph" style:parent-style-name="Standard">
      <style:paragraph-properties fo:text-align="left" fo:break-before="auto" fo:line-height="115%" fo:margin-top="0cm" fo:margin-right="0cm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T7_4" style:family="text" style:parent-style-name="Default_20_Paragraph_20_Font"/>
    <style:style style:name="T7_5" style:family="text" style:parent-style-name="Default_20_Paragraph_20_Font"/>
    <style:style style:name="T7_6" style:family="text" style:parent-style-name="Default_20_Paragraph_20_Font"/>
    <style:style style:name="P8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T8_4" style:family="text" style:parent-style-name="Default_20_Paragraph_20_Font"/>
    <style:style style:name="P9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P10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T10_5" style:family="text" style:parent-style-name="Default_20_Paragraph_20_Font"/>
    <style:style style:name="T10_6" style:family="text" style:parent-style-name="Default_20_Paragraph_20_Font"/>
    <style:style style:name="P11" style:family="paragraph" style:parent-style-name="Standard">
      <style:paragraph-properties fo:text-align="left" fo:break-before="auto" fo:line-height="115%" fo:margin-top="0cm" fo:margin-left="5.08cm" fo:margin-right="0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  <style:style style:name="T11_7" style:family="text" style:parent-style-name="Default_20_Paragraph_20_Font"/>
    <style:style style:name="T11_8" style:family="text" style:parent-style-name="Default_20_Paragraph_20_Font"/>
    <style:style style:name="P12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T12_4" style:family="text" style:parent-style-name="Default_20_Paragraph_20_Font"/>
    <style:style style:name="T12_5" style:family="text" style:parent-style-name="Default_20_Paragraph_20_Font"/>
    <style:style style:name="T12_6" style:family="text" style:parent-style-name="Default_20_Paragraph_20_Font"/>
    <style:style style:name="P13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T13_4" style:family="text" style:parent-style-name="Default_20_Paragraph_20_Font"/>
    <style:style style:name="T13_5" style:family="text" style:parent-style-name="Default_20_Paragraph_20_Font"/>
    <style:style style:name="T13_6" style:family="text" style:parent-style-name="Default_20_Paragraph_20_Font"/>
    <style:style style:name="T13_7" style:family="text" style:parent-style-name="Default_20_Paragraph_20_Font"/>
    <style:style style:name="T13_8" style:family="text" style:parent-style-name="Default_20_Paragraph_20_Font"/>
    <style:style style:name="P14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T14_3" style:family="text" style:parent-style-name="Default_20_Paragraph_20_Font"/>
    <style:style style:name="T14_4" style:family="text" style:parent-style-name="Default_20_Paragraph_20_Font"/>
    <style:style style:name="T14_5" style:family="text" style:parent-style-name="Default_20_Paragraph_20_Font"/>
    <style:style style:name="T14_6" style:family="text" style:parent-style-name="Default_20_Paragraph_20_Font"/>
    <style:style style:name="P15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T15_4" style:family="text" style:parent-style-name="Default_20_Paragraph_20_Font"/>
    <style:style style:name="T15_5" style:family="text" style:parent-style-name="Default_20_Paragraph_20_Font"/>
    <style:style style:name="T15_6" style:family="text" style:parent-style-name="Default_20_Paragraph_20_Font"/>
    <style:style style:name="T15_7" style:family="text" style:parent-style-name="Default_20_Paragraph_20_Font"/>
    <style:style style:name="T15_8" style:family="text" style:parent-style-name="Default_20_Paragraph_20_Font"/>
    <style:style style:name="P16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P17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T17_4" style:family="text" style:parent-style-name="Default_20_Paragraph_20_Font"/>
    <style:style style:name="T17_5" style:family="text" style:parent-style-name="Default_20_Paragraph_20_Font"/>
    <style:style style:name="T17_6" style:family="text" style:parent-style-name="Default_20_Paragraph_20_Font"/>
    <style:style style:name="T17_7" style:family="text" style:parent-style-name="Default_20_Paragraph_20_Font"/>
    <style:style style:name="T17_8" style:family="text" style:parent-style-name="Default_20_Paragraph_20_Font"/>
    <style:style style:name="P18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T18_3" style:family="text" style:parent-style-name="Default_20_Paragraph_20_Font"/>
    <style:style style:name="T18_4" style:family="text" style:parent-style-name="Default_20_Paragraph_20_Font"/>
    <style:style style:name="T18_5" style:family="text" style:parent-style-name="Default_20_Paragraph_20_Font"/>
    <style:style style:name="T18_6" style:family="text" style:parent-style-name="Default_20_Paragraph_20_Font"/>
    <style:style style:name="T18_7" style:family="text" style:parent-style-name="Default_20_Paragraph_20_Font"/>
    <style:style style:name="T18_8" style:family="text" style:parent-style-name="Default_20_Paragraph_20_Font"/>
    <style:style style:name="T18_9" style:family="text" style:parent-style-name="Default_20_Paragraph_20_Font"/>
    <style:style style:name="T18_10" style:family="text" style:parent-style-name="Default_20_Paragraph_20_Font"/>
    <style:style style:name="T18_11" style:family="text" style:parent-style-name="Default_20_Paragraph_20_Font"/>
    <style:style style:name="T18_12" style:family="text" style:parent-style-name="Default_20_Paragraph_20_Font"/>
    <style:style style:name="P19" style:family="paragraph" style:parent-style-name="Standard">
      <style:paragraph-properties fo:text-align="left" fo:break-before="auto" fo:line-height="115%" fo:margin-top="0cm" fo:margin-left="5.08cm" fo:margin-right="0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T19_3" style:family="text" style:parent-style-name="Default_20_Paragraph_20_Font"/>
    <style:style style:name="T19_4" style:family="text" style:parent-style-name="Default_20_Paragraph_20_Font"/>
    <style:style style:name="T19_5" style:family="text" style:parent-style-name="Default_20_Paragraph_20_Font"/>
    <style:style style:name="T19_6" style:family="text" style:parent-style-name="Default_20_Paragraph_20_Font"/>
    <style:style style:name="T19_7" style:family="text" style:parent-style-name="Default_20_Paragraph_20_Font"/>
    <style:style style:name="T19_8" style:family="text" style:parent-style-name="Default_20_Paragraph_20_Font"/>
    <style:style style:name="T19_9" style:family="text" style:parent-style-name="Default_20_Paragraph_20_Font"/>
    <style:style style:name="T19_10" style:family="text" style:parent-style-name="Default_20_Paragraph_20_Font"/>
    <style:style style:name="P20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T20_3" style:family="text" style:parent-style-name="Default_20_Paragraph_20_Font"/>
    <style:style style:name="T20_4" style:family="text" style:parent-style-name="Default_20_Paragraph_20_Font"/>
    <style:style style:name="T20_5" style:family="text" style:parent-style-name="Default_20_Paragraph_20_Font"/>
    <style:style style:name="T20_6" style:family="text" style:parent-style-name="Default_20_Paragraph_20_Font"/>
    <style:style style:name="P21" style:family="paragraph" style:parent-style-name="Heading_20_1">
      <style:paragraph-properties fo:break-before="auto" fo:margin-top="0.847cm" fo:margin-bottom="0.212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P22" style:family="paragraph" style:parent-style-name="Standard">
      <style:paragraph-properties fo:break-before="auto"/>
    </style:style>
    <style:style style:name="T22_1" style:family="text" style:parent-style-name="Default_20_Paragraph_20_Font"/>
    <style:style style:name="T22_2" style:family="text" style:parent-style-name="Default_20_Paragraph_20_Font"/>
    <style:style style:name="T22_3" style:family="text" style:parent-style-name="Default_20_Paragraph_20_Font"/>
    <style:style style:name="T22_4" style:family="text" style:parent-style-name="Default_20_Paragraph_20_Font"/>
    <style:style style:name="T22_5" style:family="text" style:parent-style-name="Default_20_Paragraph_20_Font"/>
    <style:style style:name="T22_6" style:family="text" style:parent-style-name="Default_20_Paragraph_20_Font"/>
    <style:style style:name="T22_7" style:family="text" style:parent-style-name="Default_20_Paragraph_20_Font"/>
    <style:style style:name="T22_8" style:family="text" style:parent-style-name="Default_20_Paragraph_20_Font"/>
    <style:style style:name="T22_9" style:family="text" style:parent-style-name="Default_20_Paragraph_20_Font"/>
    <style:style style:name="T22_10" style:family="text" style:parent-style-name="Default_20_Paragraph_20_Font"/>
    <style:style style:name="T22_11" style:family="text" style:parent-style-name="Default_20_Paragraph_20_Font"/>
    <style:style style:name="T22_12" style:family="text" style:parent-style-name="Default_20_Paragraph_20_Font"/>
    <style:style style:name="T22_13" style:family="text" style:parent-style-name="Default_20_Paragraph_20_Font"/>
    <style:style style:name="T22_14" style:family="text" style:parent-style-name="Default_20_Paragraph_20_Font"/>
    <style:style style:name="T22_15" style:family="text" style:parent-style-name="Default_20_Paragraph_20_Font"/>
    <style:style style:name="T22_16" style:family="text" style:parent-style-name="Default_20_Paragraph_20_Font"/>
    <style:style style:name="T22_17" style:family="text" style:parent-style-name="Default_20_Paragraph_20_Font"/>
    <style:style style:name="T22_18" style:family="text" style:parent-style-name="Default_20_Paragraph_20_Font"/>
    <style:style style:name="T22_19" style:family="text" style:parent-style-name="Default_20_Paragraph_20_Font"/>
    <style:style style:name="T22_20" style:family="text" style:parent-style-name="Default_20_Paragraph_20_Font"/>
    <style:style style:name="T22_21" style:family="text" style:parent-style-name="Default_20_Paragraph_20_Font"/>
    <style:style style:name="T22_22" style:family="text" style:parent-style-name="Default_20_Paragraph_20_Font"/>
    <style:style style:name="T22_23" style:family="text" style:parent-style-name="Default_20_Paragraph_20_Font"/>
    <style:style style:name="T22_24" style:family="text" style:parent-style-name="Default_20_Paragraph_20_Font"/>
    <style:style style:name="T22_25" style:family="text" style:parent-style-name="Default_20_Paragraph_20_Font"/>
    <style:style style:name="T22_26" style:family="text" style:parent-style-name="Default_20_Paragraph_20_Font"/>
    <style:style style:name="T22_27" style:family="text" style:parent-style-name="Default_20_Paragraph_20_Font"/>
    <style:style style:name="T22_28" style:family="text" style:parent-style-name="Default_20_Paragraph_20_Font"/>
    <style:style style:name="T22_29" style:family="text" style:parent-style-name="Default_20_Paragraph_20_Font"/>
    <style:style style:name="T22_30" style:family="text" style:parent-style-name="Default_20_Paragraph_20_Font"/>
    <style:style style:name="T22_31" style:family="text" style:parent-style-name="Default_20_Paragraph_20_Font"/>
    <style:style style:name="T22_32" style:family="text" style:parent-style-name="Default_20_Paragraph_20_Font"/>
    <style:style style:name="T22_33" style:family="text" style:parent-style-name="Default_20_Paragraph_20_Font"/>
    <style:style style:name="T22_34" style:family="text" style:parent-style-name="Default_20_Paragraph_20_Font"/>
    <style:style style:name="T22_35" style:family="text" style:parent-style-name="Default_20_Paragraph_20_Font"/>
    <style:style style:name="T22_36" style:family="text" style:parent-style-name="Default_20_Paragraph_20_Font"/>
    <style:style style:name="T22_37" style:family="text" style:parent-style-name="Default_20_Paragraph_20_Font"/>
    <style:style style:name="T22_38" style:family="text" style:parent-style-name="Default_20_Paragraph_20_Font"/>
    <style:style style:name="T22_39" style:family="text" style:parent-style-name="Default_20_Paragraph_20_Font"/>
    <style:style style:name="T22_40" style:family="text" style:parent-style-name="Default_20_Paragraph_20_Font"/>
    <style:style style:name="T22_41" style:family="text" style:parent-style-name="Default_20_Paragraph_20_Font"/>
    <style:style style:name="T22_42" style:family="text" style:parent-style-name="Default_20_Paragraph_20_Font"/>
    <style:style style:name="T22_43" style:family="text" style:parent-style-name="Default_20_Paragraph_20_Font"/>
    <style:style style:name="T22_44" style:family="text" style:parent-style-name="Default_20_Paragraph_20_Font"/>
    <style:style style:name="T22_45" style:family="text" style:parent-style-name="Default_20_Paragraph_20_Font"/>
    <style:style style:name="T22_46" style:family="text" style:parent-style-name="Default_20_Paragraph_20_Font"/>
    <style:style style:name="T22_47" style:family="text" style:parent-style-name="Default_20_Paragraph_20_Font"/>
    <style:style style:name="T22_48" style:family="text" style:parent-style-name="Default_20_Paragraph_20_Font"/>
    <style:style style:name="T22_49" style:family="text" style:parent-style-name="Default_20_Paragraph_20_Font"/>
    <style:style style:name="T22_50" style:family="text" style:parent-style-name="Default_20_Paragraph_20_Font"/>
    <style:style style:name="T22_51" style:family="text" style:parent-style-name="Default_20_Paragraph_20_Font"/>
    <style:style style:name="T22_52" style:family="text" style:parent-style-name="Default_20_Paragraph_20_Font"/>
    <style:style style:name="T22_53" style:family="text" style:parent-style-name="Default_20_Paragraph_20_Font"/>
    <style:style style:name="T22_54" style:family="text" style:parent-style-name="Default_20_Paragraph_20_Font"/>
    <style:style style:name="T22_55" style:family="text" style:parent-style-name="Default_20_Paragraph_20_Font"/>
    <style:style style:name="T22_56" style:family="text" style:parent-style-name="Default_20_Paragraph_20_Font"/>
    <style:style style:name="T22_57" style:family="text" style:parent-style-name="Default_20_Paragraph_20_Font"/>
    <style:style style:name="T22_58" style:family="text" style:parent-style-name="Default_20_Paragraph_20_Font"/>
    <style:style style:name="T22_59" style:family="text" style:parent-style-name="Default_20_Paragraph_20_Font"/>
    <style:style style:name="T22_60" style:family="text" style:parent-style-name="Default_20_Paragraph_20_Font"/>
    <style:style style:name="T22_61" style:family="text" style:parent-style-name="Default_20_Paragraph_20_Font"/>
    <style:style style:name="T22_62" style:family="text" style:parent-style-name="Default_20_Paragraph_20_Font"/>
    <style:style style:name="T22_63" style:family="text" style:parent-style-name="Default_20_Paragraph_20_Font"/>
    <style:style style:name="T22_64" style:family="text" style:parent-style-name="Default_20_Paragraph_20_Font"/>
    <style:style style:name="T22_65" style:family="text" style:parent-style-name="Default_20_Paragraph_20_Font"/>
    <style:style style:name="T22_66" style:family="text" style:parent-style-name="Default_20_Paragraph_20_Font"/>
    <style:style style:name="T22_67" style:family="text" style:parent-style-name="Default_20_Paragraph_20_Font"/>
    <style:style style:name="T22_68" style:family="text" style:parent-style-name="Default_20_Paragraph_20_Font"/>
    <style:style style:name="T22_69" style:family="text" style:parent-style-name="Default_20_Paragraph_20_Font"/>
    <style:style style:name="T22_70" style:family="text" style:parent-style-name="Default_20_Paragraph_20_Font"/>
    <style:style style:name="T22_71" style:family="text" style:parent-style-name="Default_20_Paragraph_20_Font"/>
    <style:style style:name="T22_72" style:family="text" style:parent-style-name="Default_20_Paragraph_20_Font"/>
    <style:style style:name="T22_73" style:family="text" style:parent-style-name="Default_20_Paragraph_20_Font"/>
    <style:style style:name="T22_74" style:family="text" style:parent-style-name="Default_20_Paragraph_20_Font"/>
    <style:style style:name="T22_75" style:family="text" style:parent-style-name="Default_20_Paragraph_20_Font"/>
    <style:style style:name="T22_76" style:family="text" style:parent-style-name="Default_20_Paragraph_20_Font"/>
    <style:style style:name="T22_77" style:family="text" style:parent-style-name="Default_20_Paragraph_20_Font"/>
    <style:style style:name="T22_78" style:family="text" style:parent-style-name="Default_20_Paragraph_20_Font"/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3_1" style:family="text" style:parent-style-name="Default_20_Paragraph_20_Font"/>
    <style:style style:name="T23_2" style:family="text" style:parent-style-name="Default_20_Paragraph_20_Font"/>
    <style:style style:name="T23_3" style:family="text" style:parent-style-name="Default_20_Paragraph_20_Font"/>
    <style:style style:name="T23_4" style:family="text" style:parent-style-name="Default_20_Paragraph_20_Font"/>
    <style:style style:name="T23_5" style:family="text" style:parent-style-name="Default_20_Paragraph_20_Font"/>
    <style:style style:name="T23_6" style:family="text" style:parent-style-name="Default_20_Paragraph_20_Font"/>
    <style:style style:name="T23_7" style:family="text" style:parent-style-name="Default_20_Paragraph_20_Font"/>
    <style:style style:name="T23_8" style:family="text" style:parent-style-name="Default_20_Paragraph_20_Font"/>
    <style:style style:name="T23_9" style:family="text" style:parent-style-name="Default_20_Paragraph_20_Font"/>
    <style:style style:name="T23_10" style:family="text" style:parent-style-name="Default_20_Paragraph_20_Font"/>
    <style:style style:name="T23_11" style:family="text" style:parent-style-name="Default_20_Paragraph_20_Font"/>
    <style:style style:name="T23_12" style:family="text" style:parent-style-name="Default_20_Paragraph_20_Font"/>
    <style:style style:name="T23_13" style:family="text" style:parent-style-name="Default_20_Paragraph_20_Font"/>
    <style:style style:name="T23_14" style:family="text" style:parent-style-name="Default_20_Paragraph_20_Font"/>
    <style:style style:name="T23_15" style:family="text" style:parent-style-name="Default_20_Paragraph_20_Font"/>
    <style:style style:name="T23_16" style:family="text" style:parent-style-name="Default_20_Paragraph_20_Font"/>
    <style:style style:name="T23_17" style:family="text" style:parent-style-name="Default_20_Paragraph_20_Font"/>
    <style:style style:name="T23_18" style:family="text" style:parent-style-name="Default_20_Paragraph_20_Font"/>
    <style:style style:name="T23_19" style:family="text" style:parent-style-name="Default_20_Paragraph_20_Font"/>
    <style:style style:name="T23_20" style:family="text" style:parent-style-name="Default_20_Paragraph_20_Font"/>
    <style:style style:name="T23_21" style:family="text" style:parent-style-name="Default_20_Paragraph_20_Font"/>
    <style:style style:name="T23_22" style:family="text" style:parent-style-name="Default_20_Paragraph_20_Font"/>
    <style:style style:name="T23_23" style:family="text" style:parent-style-name="Default_20_Paragraph_20_Font"/>
    <style:style style:name="T23_24" style:family="text" style:parent-style-name="Default_20_Paragraph_20_Font"/>
    <style:style style:name="T23_25" style:family="text" style:parent-style-name="Default_20_Paragraph_20_Font"/>
    <style:style style:name="T23_26" style:family="text" style:parent-style-name="Default_20_Paragraph_20_Font"/>
    <style:style style:name="T23_27" style:family="text" style:parent-style-name="Default_20_Paragraph_20_Font"/>
    <style:style style:name="T23_28" style:family="text" style:parent-style-name="Default_20_Paragraph_20_Font"/>
    <style:style style:name="T23_29" style:family="text" style:parent-style-name="Default_20_Paragraph_20_Font"/>
    <style:style style:name="T23_30" style:family="text" style:parent-style-name="Default_20_Paragraph_20_Font"/>
    <style:style style:name="T23_31" style:family="text" style:parent-style-name="Default_20_Paragraph_20_Font"/>
    <style:style style:name="T23_32" style:family="text" style:parent-style-name="Default_20_Paragraph_20_Font"/>
    <style:style style:name="T23_33" style:family="text" style:parent-style-name="Default_20_Paragraph_20_Font"/>
    <style:style style:name="T23_34" style:family="text" style:parent-style-name="Default_20_Paragraph_20_Font"/>
    <style:style style:name="T23_35" style:family="text" style:parent-style-name="Default_20_Paragraph_20_Font"/>
    <style:style style:name="T23_36" style:family="text" style:parent-style-name="Default_20_Paragraph_20_Font"/>
    <style:style style:name="T23_37" style:family="text" style:parent-style-name="Default_20_Paragraph_20_Font"/>
    <style:style style:name="T23_38" style:family="text" style:parent-style-name="Default_20_Paragraph_20_Font"/>
    <style:style style:name="T23_39" style:family="text" style:parent-style-name="Default_20_Paragraph_20_Font"/>
    <style:style style:name="T23_40" style:family="text" style:parent-style-name="Default_20_Paragraph_20_Font"/>
    <style:style style:name="T23_41" style:family="text" style:parent-style-name="Default_20_Paragraph_20_Font"/>
    <style:style style:name="T23_42" style:family="text" style:parent-style-name="Default_20_Paragraph_20_Font"/>
    <style:style style:name="P24" style:family="paragraph" style:parent-style-name="Heading_20_2">
      <style:paragraph-properties fo:break-before="auto"/>
    </style:style>
    <style:style style:name="T24_1" style:family="text" style:parent-style-name="Default_20_Paragraph_20_Font"/>
    <style:style style:name="P25" style:family="paragraph" style:parent-style-name="Standard">
      <style:paragraph-properties fo:break-before="auto"/>
    </style:style>
    <style:style style:name="T25_1" style:family="text" style:parent-style-name="Default_20_Paragraph_20_Font"/>
    <style:style style:name="T25_2" style:family="text" style:parent-style-name="Default_20_Paragraph_20_Font"/>
    <style:style style:name="T25_3" style:family="text" style:parent-style-name="Default_20_Paragraph_20_Font"/>
    <style:style style:name="T25_4" style:family="text" style:parent-style-name="Default_20_Paragraph_20_Font"/>
    <style:style style:name="T25_5" style:family="text" style:parent-style-name="Default_20_Paragraph_20_Font"/>
    <style:style style:name="T25_6" style:family="text" style:parent-style-name="Default_20_Paragraph_20_Font"/>
    <style:style style:name="T25_7" style:family="text" style:parent-style-name="Default_20_Paragraph_20_Font"/>
    <style:style style:name="T25_8" style:family="text" style:parent-style-name="Default_20_Paragraph_20_Font"/>
    <style:style style:name="T25_9" style:family="text" style:parent-style-name="Default_20_Paragraph_20_Font"/>
    <style:style style:name="T25_10" style:family="text" style:parent-style-name="Default_20_Paragraph_20_Font"/>
    <style:style style:name="T25_11" style:family="text" style:parent-style-name="Default_20_Paragraph_20_Font"/>
    <style:style style:name="T25_12" style:family="text" style:parent-style-name="Default_20_Paragraph_20_Font"/>
    <style:style style:name="T25_13" style:family="text" style:parent-style-name="Default_20_Paragraph_20_Font"/>
    <style:style style:name="T25_14" style:family="text" style:parent-style-name="Default_20_Paragraph_20_Font"/>
    <style:style style:name="T25_15" style:family="text" style:parent-style-name="Default_20_Paragraph_20_Font"/>
    <style:style style:name="T25_16" style:family="text" style:parent-style-name="Default_20_Paragraph_20_Font"/>
    <style:style style:name="T25_17" style:family="text" style:parent-style-name="Default_20_Paragraph_20_Font"/>
    <style:style style:name="T25_18" style:family="text" style:parent-style-name="Default_20_Paragraph_20_Font"/>
    <style:style style:name="T25_19" style:family="text" style:parent-style-name="Default_20_Paragraph_20_Font"/>
    <style:style style:name="T25_20" style:family="text" style:parent-style-name="Default_20_Paragraph_20_Font"/>
    <style:style style:name="T25_21" style:family="text" style:parent-style-name="Default_20_Paragraph_20_Font"/>
    <style:style style:name="T25_22" style:family="text" style:parent-style-name="Default_20_Paragraph_20_Font"/>
    <style:style style:name="T25_23" style:family="text" style:parent-style-name="Default_20_Paragraph_20_Font"/>
    <style:style style:name="T25_24" style:family="text" style:parent-style-name="Default_20_Paragraph_20_Font"/>
    <style:style style:name="T25_25" style:family="text" style:parent-style-name="Default_20_Paragraph_20_Font"/>
    <style:style style:name="T25_26" style:family="text" style:parent-style-name="Default_20_Paragraph_20_Font"/>
    <style:style style:name="T25_27" style:family="text" style:parent-style-name="Default_20_Paragraph_20_Font"/>
    <style:style style:name="T25_28" style:family="text" style:parent-style-name="Default_20_Paragraph_20_Font"/>
    <style:style style:name="T25_29" style:family="text" style:parent-style-name="Default_20_Paragraph_20_Font"/>
    <style:style style:name="T25_30" style:family="text" style:parent-style-name="Default_20_Paragraph_20_Font"/>
    <style:style style:name="T25_31" style:family="text" style:parent-style-name="Default_20_Paragraph_20_Font"/>
    <style:style style:name="T25_32" style:family="text" style:parent-style-name="Default_20_Paragraph_20_Font"/>
    <style:style style:name="T25_33" style:family="text" style:parent-style-name="Default_20_Paragraph_20_Font"/>
    <style:style style:name="T25_34" style:family="text" style:parent-style-name="Default_20_Paragraph_20_Font"/>
    <style:style style:name="T25_35" style:family="text" style:parent-style-name="Default_20_Paragraph_20_Font"/>
    <style:style style:name="T25_36" style:family="text" style:parent-style-name="Default_20_Paragraph_20_Font"/>
    <style:style style:name="T25_37" style:family="text" style:parent-style-name="Default_20_Paragraph_20_Font"/>
    <style:style style:name="T25_38" style:family="text" style:parent-style-name="Default_20_Paragraph_20_Font"/>
    <style:style style:name="T25_39" style:family="text" style:parent-style-name="Default_20_Paragraph_20_Font"/>
    <style:style style:name="T25_40" style:family="text" style:parent-style-name="Default_20_Paragraph_20_Font"/>
    <style:style style:name="T25_41" style:family="text" style:parent-style-name="Default_20_Paragraph_20_Font"/>
    <style:style style:name="T25_42" style:family="text" style:parent-style-name="Default_20_Paragraph_20_Font"/>
    <style:style style:name="T25_43" style:family="text" style:parent-style-name="Default_20_Paragraph_20_Font"/>
    <style:style style:name="T25_44" style:family="text" style:parent-style-name="Default_20_Paragraph_20_Font"/>
    <style:style style:name="T25_45" style:family="text" style:parent-style-name="Default_20_Paragraph_20_Font"/>
    <style:style style:name="T25_46" style:family="text" style:parent-style-name="Default_20_Paragraph_20_Font"/>
    <style:style style:name="T25_47" style:family="text" style:parent-style-name="Default_20_Paragraph_20_Font"/>
    <style:style style:name="T25_48" style:family="text" style:parent-style-name="Default_20_Paragraph_20_Font"/>
    <style:style style:name="T25_49" style:family="text" style:parent-style-name="Default_20_Paragraph_20_Font"/>
    <style:style style:name="T25_50" style:family="text" style:parent-style-name="Default_20_Paragraph_20_Font"/>
    <style:style style:name="T25_51" style:family="text" style:parent-style-name="Default_20_Paragraph_20_Font"/>
    <style:style style:name="T25_52" style:family="text" style:parent-style-name="Default_20_Paragraph_20_Font"/>
    <style:style style:name="T25_53" style:family="text" style:parent-style-name="Default_20_Paragraph_20_Font"/>
    <style:style style:name="T25_54" style:family="text" style:parent-style-name="Default_20_Paragraph_20_Font"/>
    <style:style style:name="T25_55" style:family="text" style:parent-style-name="Default_20_Paragraph_20_Font"/>
    <style:style style:name="T25_56" style:family="text" style:parent-style-name="Default_20_Paragraph_20_Font"/>
    <style:style style:name="T25_57" style:family="text" style:parent-style-name="Default_20_Paragraph_20_Font"/>
    <style:style style:name="T25_58" style:family="text" style:parent-style-name="Default_20_Paragraph_20_Font"/>
    <style:style style:name="T25_59" style:family="text" style:parent-style-name="Default_20_Paragraph_20_Font"/>
    <style:style style:name="T25_60" style:family="text" style:parent-style-name="Default_20_Paragraph_20_Font"/>
    <style:style style:name="T25_61" style:family="text" style:parent-style-name="Default_20_Paragraph_20_Font"/>
    <style:style style:name="T25_62" style:family="text" style:parent-style-name="Default_20_Paragraph_20_Font"/>
    <style:style style:name="T25_63" style:family="text" style:parent-style-name="Default_20_Paragraph_20_Font"/>
    <style:style style:name="T25_64" style:family="text" style:parent-style-name="Default_20_Paragraph_20_Font"/>
    <style:style style:name="T25_65" style:family="text" style:parent-style-name="Default_20_Paragraph_20_Font"/>
    <style:style style:name="T25_66" style:family="text" style:parent-style-name="Default_20_Paragraph_20_Font"/>
    <style:style style:name="T25_67" style:family="text" style:parent-style-name="Default_20_Paragraph_20_Font"/>
    <style:style style:name="T25_68" style:family="text" style:parent-style-name="Default_20_Paragraph_20_Font"/>
    <style:style style:name="T25_69" style:family="text" style:parent-style-name="Default_20_Paragraph_20_Font"/>
    <style:style style:name="T25_70" style:family="text" style:parent-style-name="Default_20_Paragraph_20_Font"/>
    <style:style style:name="T25_71" style:family="text" style:parent-style-name="Default_20_Paragraph_20_Font"/>
    <style:style style:name="T25_72" style:family="text" style:parent-style-name="Default_20_Paragraph_20_Font"/>
    <style:style style:name="T25_73" style:family="text" style:parent-style-name="Default_20_Paragraph_20_Font"/>
    <style:style style:name="T25_74" style:family="text" style:parent-style-name="Default_20_Paragraph_20_Font"/>
    <style:style style:name="T25_75" style:family="text" style:parent-style-name="Default_20_Paragraph_20_Font"/>
    <style:style style:name="T25_76" style:family="text" style:parent-style-name="Default_20_Paragraph_20_Font"/>
    <style:style style:name="T25_77" style:family="text" style:parent-style-name="Default_20_Paragraph_20_Font"/>
    <style:style style:name="T25_78" style:family="text" style:parent-style-name="Default_20_Paragraph_20_Font"/>
    <style:style style:name="T25_79" style:family="text" style:parent-style-name="Default_20_Paragraph_20_Font"/>
    <style:style style:name="T25_80" style:family="text" style:parent-style-name="Default_20_Paragraph_20_Font"/>
    <style:style style:name="T25_81" style:family="text" style:parent-style-name="Default_20_Paragraph_20_Font"/>
    <style:style style:name="T25_82" style:family="text" style:parent-style-name="Default_20_Paragraph_20_Font"/>
    <style:style style:name="T25_83" style:family="text" style:parent-style-name="Default_20_Paragraph_20_Font"/>
    <style:style style:name="T25_84" style:family="text" style:parent-style-name="Default_20_Paragraph_20_Font"/>
    <style:style style:name="T25_85" style:family="text" style:parent-style-name="Default_20_Paragraph_20_Font"/>
    <style:style style:name="T25_86" style:family="text" style:parent-style-name="Default_20_Paragraph_20_Font"/>
    <style:style style:name="T25_87" style:family="text" style:parent-style-name="Default_20_Paragraph_20_Font"/>
    <style:style style:name="T25_88" style:family="text" style:parent-style-name="Default_20_Paragraph_20_Font"/>
    <style:style style:name="T25_89" style:family="text" style:parent-style-name="Default_20_Paragraph_20_Font"/>
    <style:style style:name="T25_90" style:family="text" style:parent-style-name="Default_20_Paragraph_20_Font"/>
    <style:style style:name="T25_91" style:family="text" style:parent-style-name="Default_20_Paragraph_20_Font"/>
    <style:style style:name="T25_92" style:family="text" style:parent-style-name="Default_20_Paragraph_20_Font"/>
    <style:style style:name="T25_93" style:family="text" style:parent-style-name="Default_20_Paragraph_20_Font"/>
    <style:style style:name="T25_94" style:family="text" style:parent-style-name="Default_20_Paragraph_20_Font"/>
    <style:style style:name="T25_95" style:family="text" style:parent-style-name="Default_20_Paragraph_20_Font"/>
    <style:style style:name="T25_96" style:family="text" style:parent-style-name="Default_20_Paragraph_20_Font"/>
    <style:style style:name="T25_97" style:family="text" style:parent-style-name="Default_20_Paragraph_20_Font"/>
    <style:style style:name="T25_98" style:family="text" style:parent-style-name="Default_20_Paragraph_20_Font"/>
    <style:style style:name="T25_99" style:family="text" style:parent-style-name="Default_20_Paragraph_20_Font"/>
    <style:style style:name="T25_100" style:family="text" style:parent-style-name="Default_20_Paragraph_20_Font"/>
    <style:style style:name="T25_101" style:family="text" style:parent-style-name="Default_20_Paragraph_20_Font"/>
    <style:style style:name="T25_102" style:family="text" style:parent-style-name="Default_20_Paragraph_20_Font"/>
    <style:style style:name="T25_103" style:family="text" style:parent-style-name="Default_20_Paragraph_20_Font"/>
    <style:style style:name="T25_104" style:family="text" style:parent-style-name="Default_20_Paragraph_20_Font"/>
    <style:style style:name="T25_105" style:family="text" style:parent-style-name="Default_20_Paragraph_20_Font"/>
    <style:style style:name="T25_106" style:family="text" style:parent-style-name="Default_20_Paragraph_20_Font"/>
    <style:style style:name="T25_107" style:family="text" style:parent-style-name="Default_20_Paragraph_20_Font"/>
    <style:style style:name="T25_108" style:family="text" style:parent-style-name="Default_20_Paragraph_20_Font"/>
    <style:style style:name="T25_109" style:family="text" style:parent-style-name="Default_20_Paragraph_20_Font"/>
    <style:style style:name="T25_110" style:family="text" style:parent-style-name="Default_20_Paragraph_20_Font"/>
    <style:style style:name="T25_111" style:family="text" style:parent-style-name="Default_20_Paragraph_20_Font"/>
    <style:style style:name="T25_112" style:family="text" style:parent-style-name="Default_20_Paragraph_20_Font"/>
    <style:style style:name="T25_113" style:family="text" style:parent-style-name="Default_20_Paragraph_20_Font"/>
    <style:style style:name="T25_114" style:family="text" style:parent-style-name="Default_20_Paragraph_20_Font"/>
    <style:style style:name="T25_115" style:family="text" style:parent-style-name="Default_20_Paragraph_20_Font"/>
    <style:style style:name="T25_116" style:family="text" style:parent-style-name="Default_20_Paragraph_20_Font"/>
    <style:style style:name="T25_117" style:family="text" style:parent-style-name="Default_20_Paragraph_20_Font"/>
    <style:style style:name="T25_118" style:family="text" style:parent-style-name="Default_20_Paragraph_20_Font"/>
    <style:style style:name="T25_119" style:family="text" style:parent-style-name="Default_20_Paragraph_20_Font"/>
    <style:style style:name="T25_120" style:family="text" style:parent-style-name="Default_20_Paragraph_20_Font"/>
    <style:style style:name="P26" style:family="paragraph" style:parent-style-name="Heading_20_3">
      <style:paragraph-properties fo:break-before="auto"/>
    </style:style>
    <style:style style:name="T26_1" style:family="text" style:parent-style-name="Default_20_Paragraph_20_Font"/>
    <style:style style:name="P27" style:family="paragraph" style:parent-style-name="Standard">
      <style:paragraph-properties fo:break-before="auto"/>
    </style:style>
    <style:style style:name="T27_1" style:family="text" style:parent-style-name="Default_20_Paragraph_20_Font"/>
    <style:style style:name="T27_2" style:family="text" style:parent-style-name="Default_20_Paragraph_20_Font"/>
    <style:style style:name="T27_3" style:family="text" style:parent-style-name="Default_20_Paragraph_20_Font"/>
    <style:style style:name="T27_4" style:family="text" style:parent-style-name="Default_20_Paragraph_20_Font"/>
    <style:style style:name="T27_5" style:family="text" style:parent-style-name="Default_20_Paragraph_20_Font"/>
    <style:style style:name="T27_6" style:family="text" style:parent-style-name="Default_20_Paragraph_20_Font"/>
    <style:style style:name="T27_7" style:family="text" style:parent-style-name="Default_20_Paragraph_20_Font"/>
    <style:style style:name="T27_8" style:family="text" style:parent-style-name="Default_20_Paragraph_20_Font"/>
    <style:style style:name="T27_9" style:family="text" style:parent-style-name="Default_20_Paragraph_20_Font"/>
    <style:style style:name="T27_10" style:family="text" style:parent-style-name="Default_20_Paragraph_20_Font"/>
    <style:style style:name="T27_11" style:family="text" style:parent-style-name="Default_20_Paragraph_20_Font"/>
    <style:style style:name="T27_12" style:family="text" style:parent-style-name="Default_20_Paragraph_20_Font"/>
    <style:style style:name="T27_13" style:family="text" style:parent-style-name="Default_20_Paragraph_20_Font"/>
    <style:style style:name="T27_14" style:family="text" style:parent-style-name="Default_20_Paragraph_20_Font"/>
    <style:style style:name="T27_15" style:family="text" style:parent-style-name="Default_20_Paragraph_20_Font"/>
    <style:style style:name="T27_16" style:family="text" style:parent-style-name="Default_20_Paragraph_20_Font"/>
    <style:style style:name="T27_17" style:family="text" style:parent-style-name="Default_20_Paragraph_20_Font"/>
    <style:style style:name="T27_18" style:family="text" style:parent-style-name="Default_20_Paragraph_20_Font"/>
    <style:style style:name="T27_19" style:family="text" style:parent-style-name="Default_20_Paragraph_20_Font"/>
    <style:style style:name="T27_20" style:family="text" style:parent-style-name="Default_20_Paragraph_20_Font"/>
    <style:style style:name="T27_21" style:family="text" style:parent-style-name="Default_20_Paragraph_20_Font"/>
    <style:style style:name="T27_22" style:family="text" style:parent-style-name="Default_20_Paragraph_20_Font"/>
    <style:style style:name="T27_23" style:family="text" style:parent-style-name="Default_20_Paragraph_20_Font"/>
    <style:style style:name="T27_24" style:family="text" style:parent-style-name="Default_20_Paragraph_20_Font"/>
    <style:style style:name="T27_25" style:family="text" style:parent-style-name="Default_20_Paragraph_20_Font"/>
    <style:style style:name="T27_26" style:family="text" style:parent-style-name="Default_20_Paragraph_20_Font"/>
    <style:style style:name="T27_27" style:family="text" style:parent-style-name="Default_20_Paragraph_20_Font"/>
    <style:style style:name="T27_28" style:family="text" style:parent-style-name="Default_20_Paragraph_20_Font"/>
    <style:style style:name="T27_29" style:family="text" style:parent-style-name="Default_20_Paragraph_20_Font"/>
    <style:style style:name="T27_30" style:family="text" style:parent-style-name="Default_20_Paragraph_20_Font"/>
    <style:style style:name="T27_31" style:family="text" style:parent-style-name="Default_20_Paragraph_20_Font"/>
    <style:style style:name="T27_32" style:family="text" style:parent-style-name="Default_20_Paragraph_20_Font"/>
    <style:style style:name="T27_33" style:family="text" style:parent-style-name="Default_20_Paragraph_20_Font"/>
    <style:style style:name="T27_34" style:family="text" style:parent-style-name="Default_20_Paragraph_20_Font"/>
    <style:style style:name="T27_35" style:family="text" style:parent-style-name="Default_20_Paragraph_20_Font"/>
    <style:style style:name="T27_36" style:family="text" style:parent-style-name="Default_20_Paragraph_20_Font"/>
    <style:style style:name="P28" style:family="paragraph" style:parent-style-name="Heading_20_3">
      <style:paragraph-properties fo:break-before="auto" fo:margin-top="0.494cm" fo:margin-bottom="0.141cm"/>
    </style:style>
    <style:style style:name="T28_1" style:family="text" style:parent-style-name="Default_20_Paragraph_20_Font"/>
    <style:style style:name="P29" style:family="paragraph" style:parent-style-name="Standard">
      <style:paragraph-properties fo:break-before="auto" fo:margin-top="0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T29_3" style:family="text" style:parent-style-name="Default_20_Paragraph_20_Font"/>
    <style:style style:name="T29_4" style:family="text" style:parent-style-name="Default_20_Paragraph_20_Font"/>
    <style:style style:name="T29_5" style:family="text" style:parent-style-name="Default_20_Paragraph_20_Font"/>
    <style:style style:name="T29_6" style:family="text" style:parent-style-name="Default_20_Paragraph_20_Font"/>
    <style:style style:name="T29_7" style:family="text" style:parent-style-name="Default_20_Paragraph_20_Font"/>
    <style:style style:name="T29_8" style:family="text" style:parent-style-name="Default_20_Paragraph_20_Font"/>
    <style:style style:name="T29_9" style:family="text" style:parent-style-name="Default_20_Paragraph_20_Font"/>
    <style:style style:name="T29_10" style:family="text" style:parent-style-name="Default_20_Paragraph_20_Font"/>
    <style:style style:name="T29_11" style:family="text" style:parent-style-name="Default_20_Paragraph_20_Font"/>
    <style:style style:name="T29_12" style:family="text" style:parent-style-name="Default_20_Paragraph_20_Font"/>
    <style:style style:name="T29_13" style:family="text" style:parent-style-name="Default_20_Paragraph_20_Font"/>
    <style:style style:name="T29_14" style:family="text" style:parent-style-name="Default_20_Paragraph_20_Font"/>
    <style:style style:name="T29_15" style:family="text" style:parent-style-name="Default_20_Paragraph_20_Font"/>
    <style:style style:name="T29_16" style:family="text" style:parent-style-name="Default_20_Paragraph_20_Font"/>
    <style:style style:name="T29_17" style:family="text" style:parent-style-name="Default_20_Paragraph_20_Font"/>
    <style:style style:name="T29_18" style:family="text" style:parent-style-name="Default_20_Paragraph_20_Font"/>
    <style:style style:name="T29_19" style:family="text" style:parent-style-name="Default_20_Paragraph_20_Font"/>
    <style:style style:name="T29_20" style:family="text" style:parent-style-name="Default_20_Paragraph_20_Font"/>
    <style:style style:name="T29_21" style:family="text" style:parent-style-name="Default_20_Paragraph_20_Font"/>
    <style:style style:name="T29_22" style:family="text" style:parent-style-name="Default_20_Paragraph_20_Font"/>
    <style:style style:name="T29_23" style:family="text" style:parent-style-name="Default_20_Paragraph_20_Font"/>
    <style:style style:name="T29_24" style:family="text" style:parent-style-name="Default_20_Paragraph_20_Font"/>
    <style:style style:name="T29_25" style:family="text" style:parent-style-name="Default_20_Paragraph_20_Font"/>
    <style:style style:name="T29_26" style:family="text" style:parent-style-name="Default_20_Paragraph_20_Font"/>
    <style:style style:name="T29_27" style:family="text" style:parent-style-name="Default_20_Paragraph_20_Font"/>
    <style:style style:name="T29_28" style:family="text" style:parent-style-name="Default_20_Paragraph_20_Font"/>
    <style:style style:name="T29_29" style:family="text" style:parent-style-name="Default_20_Paragraph_20_Font"/>
    <style:style style:name="T29_30" style:family="text" style:parent-style-name="Default_20_Paragraph_20_Font"/>
    <style:style style:name="T29_31" style:family="text" style:parent-style-name="Default_20_Paragraph_20_Font"/>
    <style:style style:name="T29_32" style:family="text" style:parent-style-name="Default_20_Paragraph_20_Font"/>
    <style:style style:name="T29_33" style:family="text" style:parent-style-name="Default_20_Paragraph_20_Font"/>
    <style:style style:name="T29_34" style:family="text" style:parent-style-name="Default_20_Paragraph_20_Font"/>
    <style:style style:name="T29_35" style:family="text" style:parent-style-name="Default_20_Paragraph_20_Font"/>
    <style:style style:name="T29_36" style:family="text" style:parent-style-name="Default_20_Paragraph_20_Font"/>
    <style:style style:name="T29_37" style:family="text" style:parent-style-name="Default_20_Paragraph_20_Font"/>
    <style:style style:name="T29_38" style:family="text" style:parent-style-name="Default_20_Paragraph_20_Font"/>
    <style:style style:name="T29_39" style:family="text" style:parent-style-name="Default_20_Paragraph_20_Font"/>
    <style:style style:name="T29_40" style:family="text" style:parent-style-name="Default_20_Paragraph_20_Font"/>
    <style:style style:name="T29_41" style:family="text" style:parent-style-name="Default_20_Paragraph_20_Font"/>
    <style:style style:name="T29_42" style:family="text" style:parent-style-name="Default_20_Paragraph_20_Font"/>
    <style:style style:name="T29_43" style:family="text" style:parent-style-name="Default_20_Paragraph_20_Font"/>
    <style:style style:name="T29_44" style:family="text" style:parent-style-name="Default_20_Paragraph_20_Font"/>
    <style:style style:name="T29_45" style:family="text" style:parent-style-name="Default_20_Paragraph_20_Font"/>
    <style:style style:name="T29_46" style:family="text" style:parent-style-name="Default_20_Paragraph_20_Font"/>
    <style:style style:name="T29_47" style:family="text" style:parent-style-name="Default_20_Paragraph_20_Font"/>
    <style:style style:name="T29_48" style:family="text" style:parent-style-name="Default_20_Paragraph_20_Font"/>
    <style:style style:name="T29_49" style:family="text" style:parent-style-name="Default_20_Paragraph_20_Font"/>
    <style:style style:name="T29_50" style:family="text" style:parent-style-name="Default_20_Paragraph_20_Font"/>
    <style:style style:name="T29_51" style:family="text" style:parent-style-name="Default_20_Paragraph_20_Font"/>
    <style:style style:name="T29_52" style:family="text" style:parent-style-name="Default_20_Paragraph_20_Font"/>
    <style:style style:name="T29_53" style:family="text" style:parent-style-name="Default_20_Paragraph_20_Font"/>
    <style:style style:name="T29_54" style:family="text" style:parent-style-name="Default_20_Paragraph_20_Font"/>
    <style:style style:name="T29_55" style:family="text" style:parent-style-name="Default_20_Paragraph_20_Font"/>
    <style:style style:name="T29_56" style:family="text" style:parent-style-name="Default_20_Paragraph_20_Font"/>
    <style:style style:name="T29_57" style:family="text" style:parent-style-name="Default_20_Paragraph_20_Font"/>
    <style:style style:name="T29_58" style:family="text" style:parent-style-name="Default_20_Paragraph_20_Font"/>
    <style:style style:name="T29_59" style:family="text" style:parent-style-name="Default_20_Paragraph_20_Font"/>
    <style:style style:name="T29_60" style:family="text" style:parent-style-name="Default_20_Paragraph_20_Font"/>
    <style:style style:name="T29_61" style:family="text" style:parent-style-name="Default_20_Paragraph_20_Font"/>
    <style:style style:name="T29_62" style:family="text" style:parent-style-name="Default_20_Paragraph_20_Font"/>
    <style:style style:name="T29_63" style:family="text" style:parent-style-name="Default_20_Paragraph_20_Font"/>
    <style:style style:name="T29_64" style:family="text" style:parent-style-name="Default_20_Paragraph_20_Font"/>
    <style:style style:name="T29_65" style:family="text" style:parent-style-name="Default_20_Paragraph_20_Font"/>
    <style:style style:name="T29_66" style:family="text" style:parent-style-name="Default_20_Paragraph_20_Font"/>
    <style:style style:name="T29_67" style:family="text" style:parent-style-name="Default_20_Paragraph_20_Font"/>
    <style:style style:name="T29_68" style:family="text" style:parent-style-name="Default_20_Paragraph_20_Font"/>
    <style:style style:name="T29_69" style:family="text" style:parent-style-name="Default_20_Paragraph_20_Font"/>
    <style:style style:name="T29_70" style:family="text" style:parent-style-name="Default_20_Paragraph_20_Font"/>
    <style:style style:name="T29_71" style:family="text" style:parent-style-name="Default_20_Paragraph_20_Font"/>
    <style:style style:name="T29_72" style:family="text" style:parent-style-name="Default_20_Paragraph_20_Font"/>
    <style:style style:name="T29_73" style:family="text" style:parent-style-name="Default_20_Paragraph_20_Font"/>
    <style:style style:name="T29_74" style:family="text" style:parent-style-name="Default_20_Paragraph_20_Font"/>
    <style:style style:name="T29_75" style:family="text" style:parent-style-name="Default_20_Paragraph_20_Font"/>
    <style:style style:name="T29_76" style:family="text" style:parent-style-name="Default_20_Paragraph_20_Font"/>
    <style:style style:name="T29_77" style:family="text" style:parent-style-name="Default_20_Paragraph_20_Font"/>
    <style:style style:name="T29_78" style:family="text" style:parent-style-name="Default_20_Paragraph_20_Font"/>
    <style:style style:name="T29_79" style:family="text" style:parent-style-name="Default_20_Paragraph_20_Font"/>
    <style:style style:name="T29_80" style:family="text" style:parent-style-name="Default_20_Paragraph_20_Font"/>
    <style:style style:name="T29_81" style:family="text" style:parent-style-name="Default_20_Paragraph_20_Font"/>
    <style:style style:name="T29_82" style:family="text" style:parent-style-name="Default_20_Paragraph_20_Font"/>
    <style:style style:name="T29_83" style:family="text" style:parent-style-name="Default_20_Paragraph_20_Font"/>
    <style:style style:name="T29_84" style:family="text" style:parent-style-name="Default_20_Paragraph_20_Font"/>
    <style:style style:name="T29_85" style:family="text" style:parent-style-name="Default_20_Paragraph_20_Font"/>
    <style:style style:name="T29_86" style:family="text" style:parent-style-name="Default_20_Paragraph_20_Font"/>
    <style:style style:name="T29_87" style:family="text" style:parent-style-name="Default_20_Paragraph_20_Font"/>
    <style:style style:name="T29_88" style:family="text" style:parent-style-name="Default_20_Paragraph_20_Font"/>
    <style:style style:name="T29_89" style:family="text" style:parent-style-name="Default_20_Paragraph_20_Font"/>
    <style:style style:name="T29_90" style:family="text" style:parent-style-name="Default_20_Paragraph_20_Font"/>
    <style:style style:name="P30" style:family="paragraph" style:parent-style-name="Standard">
      <style:paragraph-properties fo:break-before="auto" fo:margin-top="0cm" fo:margin-bottom="0cm"/>
    </style:style>
    <style:style style:name="P31" style:family="paragraph" style:parent-style-name="Standard">
      <style:paragraph-properties fo:break-before="auto"/>
    </style:style>
    <style:style style:name="T31_1" style:family="text" style:parent-style-name="Default_20_Paragraph_20_Font"/>
    <style:style style:name="T31_2" style:family="text" style:parent-style-name="Default_20_Paragraph_20_Font"/>
    <style:style style:name="T31_3" style:family="text" style:parent-style-name="Default_20_Paragraph_20_Font"/>
    <style:style style:name="T31_4" style:family="text" style:parent-style-name="Default_20_Paragraph_20_Font"/>
    <style:style style:name="T31_5" style:family="text" style:parent-style-name="Default_20_Paragraph_20_Font"/>
    <style:style style:name="T31_6" style:family="text" style:parent-style-name="Default_20_Paragraph_20_Font"/>
    <style:style style:name="T31_7" style:family="text" style:parent-style-name="Default_20_Paragraph_20_Font"/>
    <style:style style:name="T31_8" style:family="text" style:parent-style-name="Default_20_Paragraph_20_Font"/>
    <style:style style:name="T31_9" style:family="text" style:parent-style-name="Default_20_Paragraph_20_Font"/>
    <style:style style:name="T31_10" style:family="text" style:parent-style-name="Default_20_Paragraph_20_Font"/>
    <style:style style:name="T31_11" style:family="text" style:parent-style-name="Default_20_Paragraph_20_Font"/>
    <style:style style:name="T31_12" style:family="text" style:parent-style-name="Default_20_Paragraph_20_Font"/>
    <style:style style:name="T31_13" style:family="text" style:parent-style-name="Default_20_Paragraph_20_Font"/>
    <style:style style:name="T31_14" style:family="text" style:parent-style-name="Default_20_Paragraph_20_Font"/>
    <style:style style:name="T31_15" style:family="text" style:parent-style-name="Default_20_Paragraph_20_Font"/>
    <style:style style:name="T31_16" style:family="text" style:parent-style-name="Default_20_Paragraph_20_Font"/>
    <style:style style:name="T31_17" style:family="text" style:parent-style-name="Default_20_Paragraph_20_Font"/>
    <style:style style:name="T31_18" style:family="text" style:parent-style-name="Default_20_Paragraph_20_Font"/>
    <style:style style:name="T31_19" style:family="text" style:parent-style-name="Default_20_Paragraph_20_Font"/>
    <style:style style:name="T31_20" style:family="text" style:parent-style-name="Default_20_Paragraph_20_Font"/>
    <style:style style:name="T31_21" style:family="text" style:parent-style-name="Default_20_Paragraph_20_Font"/>
    <style:style style:name="T31_22" style:family="text" style:parent-style-name="Default_20_Paragraph_20_Font"/>
    <style:style style:name="T31_23" style:family="text" style:parent-style-name="Default_20_Paragraph_20_Font"/>
    <style:style style:name="T31_24" style:family="text" style:parent-style-name="Default_20_Paragraph_20_Font"/>
    <style:style style:name="T31_25" style:family="text" style:parent-style-name="Default_20_Paragraph_20_Font"/>
    <style:style style:name="T31_26" style:family="text" style:parent-style-name="Default_20_Paragraph_20_Font"/>
    <style:style style:name="T31_27" style:family="text" style:parent-style-name="Default_20_Paragraph_20_Font"/>
    <style:style style:name="T31_28" style:family="text" style:parent-style-name="Default_20_Paragraph_20_Font"/>
    <style:style style:name="T31_29" style:family="text" style:parent-style-name="Default_20_Paragraph_20_Font"/>
    <style:style style:name="T31_30" style:family="text" style:parent-style-name="Default_20_Paragraph_20_Font"/>
    <style:style style:name="T31_31" style:family="text" style:parent-style-name="Default_20_Paragraph_20_Font"/>
    <style:style style:name="T31_32" style:family="text" style:parent-style-name="Default_20_Paragraph_20_Font"/>
    <style:style style:name="T31_33" style:family="text" style:parent-style-name="Default_20_Paragraph_20_Font"/>
    <style:style style:name="T31_34" style:family="text" style:parent-style-name="Default_20_Paragraph_20_Font"/>
    <style:style style:name="T31_35" style:family="text" style:parent-style-name="Default_20_Paragraph_20_Font"/>
    <style:style style:name="T31_36" style:family="text" style:parent-style-name="Default_20_Paragraph_20_Font"/>
    <style:style style:name="P32" style:family="paragraph" style:parent-style-name="Heading_20_4">
      <style:paragraph-properties fo:break-before="auto" fo:margin-top="0.423cm" fo:margin-bottom="0.071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T32_3" style:family="text" style:parent-style-name="Default_20_Paragraph_20_Font"/>
    <style:style style:name="P33" style:family="paragraph" style:parent-style-name="Standard">
      <style:paragraph-properties fo:break-before="auto"/>
    </style:style>
    <style:style style:name="T33_1" style:family="text" style:parent-style-name="Default_20_Paragraph_20_Font"/>
    <style:style style:name="T33_2" style:family="text" style:parent-style-name="Default_20_Paragraph_20_Font"/>
    <style:style style:name="T33_3" style:family="text" style:parent-style-name="Default_20_Paragraph_20_Font"/>
    <style:style style:name="T33_4" style:family="text" style:parent-style-name="Default_20_Paragraph_20_Font"/>
    <style:style style:name="T33_5" style:family="text" style:parent-style-name="Default_20_Paragraph_20_Font"/>
    <style:style style:name="T33_6" style:family="text" style:parent-style-name="Default_20_Paragraph_20_Font"/>
    <style:style style:name="T33_7" style:family="text" style:parent-style-name="Default_20_Paragraph_20_Font"/>
    <style:style style:name="T33_8" style:family="text" style:parent-style-name="Default_20_Paragraph_20_Font"/>
    <style:style style:name="T33_9" style:family="text" style:parent-style-name="Default_20_Paragraph_20_Font"/>
    <style:style style:name="T33_10" style:family="text" style:parent-style-name="Default_20_Paragraph_20_Font"/>
    <style:style style:name="T33_11" style:family="text" style:parent-style-name="Default_20_Paragraph_20_Font"/>
    <style:style style:name="T33_12" style:family="text" style:parent-style-name="Default_20_Paragraph_20_Font"/>
    <style:style style:name="T33_13" style:family="text" style:parent-style-name="Default_20_Paragraph_20_Font"/>
    <style:style style:name="T33_14" style:family="text" style:parent-style-name="Default_20_Paragraph_20_Font"/>
    <style:style style:name="T33_15" style:family="text" style:parent-style-name="Default_20_Paragraph_20_Font"/>
    <style:style style:name="T33_16" style:family="text" style:parent-style-name="Default_20_Paragraph_20_Font"/>
    <style:style style:name="T33_17" style:family="text" style:parent-style-name="Default_20_Paragraph_20_Font"/>
    <style:style style:name="T33_18" style:family="text" style:parent-style-name="Default_20_Paragraph_20_Font"/>
    <style:style style:name="T33_19" style:family="text" style:parent-style-name="Default_20_Paragraph_20_Font"/>
    <style:style style:name="T33_20" style:family="text" style:parent-style-name="Default_20_Paragraph_20_Font"/>
    <style:style style:name="T33_21" style:family="text" style:parent-style-name="Default_20_Paragraph_20_Font"/>
    <style:style style:name="T33_22" style:family="text" style:parent-style-name="Default_20_Paragraph_20_Font"/>
    <style:style style:name="T33_23" style:family="text" style:parent-style-name="Default_20_Paragraph_20_Font"/>
    <style:style style:name="T33_24" style:family="text" style:parent-style-name="Default_20_Paragraph_20_Font"/>
    <style:style style:name="T33_25" style:family="text" style:parent-style-name="Default_20_Paragraph_20_Font"/>
    <style:style style:name="T33_26" style:family="text" style:parent-style-name="Default_20_Paragraph_20_Font"/>
    <style:style style:name="T33_27" style:family="text" style:parent-style-name="Default_20_Paragraph_20_Font"/>
    <style:style style:name="T33_28" style:family="text" style:parent-style-name="Default_20_Paragraph_20_Font"/>
    <style:style style:name="T33_29" style:family="text" style:parent-style-name="Default_20_Paragraph_20_Font"/>
    <style:style style:name="T33_30" style:family="text" style:parent-style-name="Default_20_Paragraph_20_Font"/>
    <style:style style:name="T33_31" style:family="text" style:parent-style-name="Default_20_Paragraph_20_Font"/>
    <style:style style:name="T33_32" style:family="text" style:parent-style-name="Default_20_Paragraph_20_Font"/>
    <style:style style:name="T33_33" style:family="text" style:parent-style-name="Default_20_Paragraph_20_Font"/>
    <style:style style:name="T33_34" style:family="text" style:parent-style-name="Default_20_Paragraph_20_Font"/>
    <style:style style:name="T33_35" style:family="text" style:parent-style-name="Default_20_Paragraph_20_Font"/>
    <style:style style:name="T33_36" style:family="text" style:parent-style-name="Default_20_Paragraph_20_Font"/>
    <style:style style:name="T33_37" style:family="text" style:parent-style-name="Default_20_Paragraph_20_Font"/>
    <style:style style:name="T33_38" style:family="text" style:parent-style-name="Default_20_Paragraph_20_Font"/>
    <style:style style:name="T33_39" style:family="text" style:parent-style-name="Default_20_Paragraph_20_Font"/>
    <style:style style:name="T33_40" style:family="text" style:parent-style-name="Default_20_Paragraph_20_Font"/>
    <style:style style:name="T33_41" style:family="text" style:parent-style-name="Default_20_Paragraph_20_Font"/>
    <style:style style:name="T33_42" style:family="text" style:parent-style-name="Default_20_Paragraph_20_Font"/>
    <style:style style:name="T33_43" style:family="text" style:parent-style-name="Default_20_Paragraph_20_Font"/>
    <style:style style:name="T33_44" style:family="text" style:parent-style-name="Default_20_Paragraph_20_Font"/>
    <style:style style:name="T33_45" style:family="text" style:parent-style-name="Default_20_Paragraph_20_Font"/>
    <style:style style:name="T33_46" style:family="text" style:parent-style-name="Default_20_Paragraph_20_Font"/>
    <style:style style:name="T33_47" style:family="text" style:parent-style-name="Default_20_Paragraph_20_Font"/>
    <style:style style:name="T33_48" style:family="text" style:parent-style-name="Default_20_Paragraph_20_Font"/>
    <style:style style:name="T33_49" style:family="text" style:parent-style-name="Default_20_Paragraph_20_Font"/>
    <style:style style:name="T33_50" style:family="text" style:parent-style-name="Default_20_Paragraph_20_Font"/>
    <style:style style:name="T33_51" style:family="text" style:parent-style-name="Default_20_Paragraph_20_Font"/>
    <style:style style:name="T33_52" style:family="text" style:parent-style-name="Default_20_Paragraph_20_Font"/>
    <style:style style:name="P34" style:family="paragraph" style:parent-style-name="Heading_20_3">
      <style:paragraph-properties fo:break-before="auto" fo:margin-top="0.494cm" fo:margin-bottom="0.141cm"/>
    </style:style>
    <style:style style:name="T34_1" style:family="text" style:parent-style-name="Default_20_Paragraph_20_Font"/>
    <style:style style:name="P35" style:family="paragraph" style:parent-style-name="Standard">
      <style:paragraph-properties fo:break-before="auto"/>
    </style:style>
    <style:style style:name="T35_1" style:family="text" style:parent-style-name="Default_20_Paragraph_20_Font"/>
    <style:style style:name="T35_2" style:family="text" style:parent-style-name="Default_20_Paragraph_20_Font"/>
    <style:style style:name="T35_3" style:family="text" style:parent-style-name="Default_20_Paragraph_20_Font"/>
    <style:style style:name="T35_4" style:family="text" style:parent-style-name="Default_20_Paragraph_20_Font"/>
    <style:style style:name="T35_5" style:family="text" style:parent-style-name="Default_20_Paragraph_20_Font"/>
    <style:style style:name="T35_6" style:family="text" style:parent-style-name="Default_20_Paragraph_20_Font"/>
    <style:style style:name="T35_7" style:family="text" style:parent-style-name="Default_20_Paragraph_20_Font"/>
    <style:style style:name="T35_8" style:family="text" style:parent-style-name="Default_20_Paragraph_20_Font"/>
    <style:style style:name="T35_9" style:family="text" style:parent-style-name="Default_20_Paragraph_20_Font"/>
    <style:style style:name="T35_10" style:family="text" style:parent-style-name="Default_20_Paragraph_20_Font"/>
    <style:style style:name="T35_11" style:family="text" style:parent-style-name="Default_20_Paragraph_20_Font"/>
    <style:style style:name="T35_12" style:family="text" style:parent-style-name="Default_20_Paragraph_20_Font"/>
    <style:style style:name="T35_13" style:family="text" style:parent-style-name="Default_20_Paragraph_20_Font"/>
    <style:style style:name="T35_14" style:family="text" style:parent-style-name="Default_20_Paragraph_20_Font"/>
    <style:style style:name="T35_15" style:family="text" style:parent-style-name="Default_20_Paragraph_20_Font"/>
    <style:style style:name="T35_16" style:family="text" style:parent-style-name="Default_20_Paragraph_20_Font"/>
    <style:style style:name="T35_17" style:family="text" style:parent-style-name="Default_20_Paragraph_20_Font"/>
    <style:style style:name="T35_18" style:family="text" style:parent-style-name="Default_20_Paragraph_20_Font"/>
    <style:style style:name="T35_19" style:family="text" style:parent-style-name="Default_20_Paragraph_20_Font"/>
    <style:style style:name="T35_20" style:family="text" style:parent-style-name="Default_20_Paragraph_20_Font"/>
    <style:style style:name="T35_21" style:family="text" style:parent-style-name="Default_20_Paragraph_20_Font"/>
    <style:style style:name="T35_22" style:family="text" style:parent-style-name="Default_20_Paragraph_20_Font"/>
    <style:style style:name="T35_23" style:family="text" style:parent-style-name="Default_20_Paragraph_20_Font"/>
    <style:style style:name="T35_24" style:family="text" style:parent-style-name="Default_20_Paragraph_20_Font"/>
    <style:style style:name="T35_25" style:family="text" style:parent-style-name="Default_20_Paragraph_20_Font"/>
    <style:style style:name="T35_26" style:family="text" style:parent-style-name="Default_20_Paragraph_20_Font"/>
    <style:style style:name="T35_27" style:family="text" style:parent-style-name="Default_20_Paragraph_20_Font"/>
    <style:style style:name="T35_28" style:family="text" style:parent-style-name="Default_20_Paragraph_20_Font"/>
    <style:style style:name="T35_29" style:family="text" style:parent-style-name="Default_20_Paragraph_20_Font"/>
    <style:style style:name="T35_30" style:family="text" style:parent-style-name="Default_20_Paragraph_20_Font"/>
    <style:style style:name="T35_31" style:family="text" style:parent-style-name="Default_20_Paragraph_20_Font"/>
    <style:style style:name="T35_32" style:family="text" style:parent-style-name="Default_20_Paragraph_20_Font"/>
    <style:style style:name="T35_33" style:family="text" style:parent-style-name="Default_20_Paragraph_20_Font"/>
    <style:style style:name="T35_34" style:family="text" style:parent-style-name="Default_20_Paragraph_20_Font"/>
    <style:style style:name="T35_35" style:family="text" style:parent-style-name="Default_20_Paragraph_20_Font"/>
    <style:style style:name="T35_36" style:family="text" style:parent-style-name="Default_20_Paragraph_20_Font"/>
    <style:style style:name="T35_37" style:family="text" style:parent-style-name="Default_20_Paragraph_20_Font"/>
    <style:style style:name="T35_38" style:family="text" style:parent-style-name="Default_20_Paragraph_20_Font"/>
    <style:style style:name="T35_39" style:family="text" style:parent-style-name="Default_20_Paragraph_20_Font"/>
    <style:style style:name="T35_40" style:family="text" style:parent-style-name="Default_20_Paragraph_20_Font"/>
    <style:style style:name="T35_41" style:family="text" style:parent-style-name="Default_20_Paragraph_20_Font"/>
    <style:style style:name="T35_42" style:family="text" style:parent-style-name="Default_20_Paragraph_20_Font"/>
    <style:style style:name="T35_43" style:family="text" style:parent-style-name="Default_20_Paragraph_20_Font"/>
    <style:style style:name="T35_44" style:family="text" style:parent-style-name="Default_20_Paragraph_20_Font"/>
    <style:style style:name="T35_45" style:family="text" style:parent-style-name="Default_20_Paragraph_20_Font"/>
    <style:style style:name="T35_46" style:family="text" style:parent-style-name="Default_20_Paragraph_20_Font"/>
    <style:style style:name="T35_47" style:family="text" style:parent-style-name="Default_20_Paragraph_20_Font"/>
    <style:style style:name="T35_48" style:family="text" style:parent-style-name="Default_20_Paragraph_20_Font"/>
    <style:style style:name="T35_49" style:family="text" style:parent-style-name="Default_20_Paragraph_20_Font"/>
    <style:style style:name="T35_50" style:family="text" style:parent-style-name="Default_20_Paragraph_20_Font"/>
    <style:style style:name="T35_51" style:family="text" style:parent-style-name="Default_20_Paragraph_20_Font"/>
    <style:style style:name="T35_52" style:family="text" style:parent-style-name="Default_20_Paragraph_20_Font"/>
    <style:style style:name="T35_53" style:family="text" style:parent-style-name="Default_20_Paragraph_20_Font"/>
    <style:style style:name="T35_54" style:family="text" style:parent-style-name="Default_20_Paragraph_20_Font"/>
    <style:style style:name="T35_55" style:family="text" style:parent-style-name="Default_20_Paragraph_20_Font"/>
    <style:style style:name="T35_56" style:family="text" style:parent-style-name="Default_20_Paragraph_20_Font"/>
    <style:style style:name="T35_57" style:family="text" style:parent-style-name="Default_20_Paragraph_20_Font"/>
    <style:style style:name="T35_58" style:family="text" style:parent-style-name="Default_20_Paragraph_20_Font"/>
    <style:style style:name="T35_59" style:family="text" style:parent-style-name="Default_20_Paragraph_20_Font"/>
    <style:style style:name="T35_60" style:family="text" style:parent-style-name="Default_20_Paragraph_20_Font"/>
    <style:style style:name="P36" style:family="paragraph" style:parent-style-name="Heading_20_3">
      <style:paragraph-properties fo:break-before="auto" fo:margin-top="0.494cm" fo:margin-bottom="0.141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T36_3" style:family="text" style:parent-style-name="Default_20_Paragraph_20_Font"/>
    <style:style style:name="P37" style:family="paragraph" style:parent-style-name="Standard">
      <style:paragraph-properties fo:break-before="auto"/>
    </style:style>
    <style:style style:name="T37_1" style:family="text" style:parent-style-name="Default_20_Paragraph_20_Font"/>
    <style:style style:name="T37_2" style:family="text" style:parent-style-name="Default_20_Paragraph_20_Font"/>
    <style:style style:name="T37_3" style:family="text" style:parent-style-name="Default_20_Paragraph_20_Font"/>
    <style:style style:name="T37_4" style:family="text" style:parent-style-name="Default_20_Paragraph_20_Font"/>
    <style:style style:name="T37_5" style:family="text" style:parent-style-name="Default_20_Paragraph_20_Font"/>
    <style:style style:name="T37_6" style:family="text" style:parent-style-name="Default_20_Paragraph_20_Font"/>
    <style:style style:name="T37_7" style:family="text" style:parent-style-name="Default_20_Paragraph_20_Font"/>
    <style:style style:name="T37_8" style:family="text" style:parent-style-name="Default_20_Paragraph_20_Font"/>
    <style:style style:name="T37_9" style:family="text" style:parent-style-name="Default_20_Paragraph_20_Font"/>
    <style:style style:name="T37_10" style:family="text" style:parent-style-name="Default_20_Paragraph_20_Font"/>
    <style:style style:name="T37_11" style:family="text" style:parent-style-name="Default_20_Paragraph_20_Font"/>
    <style:style style:name="T37_12" style:family="text" style:parent-style-name="Default_20_Paragraph_20_Font"/>
    <style:style style:name="T37_13" style:family="text" style:parent-style-name="Default_20_Paragraph_20_Font"/>
    <style:style style:name="T37_14" style:family="text" style:parent-style-name="Default_20_Paragraph_20_Font"/>
    <style:style style:name="T37_15" style:family="text" style:parent-style-name="Default_20_Paragraph_20_Font"/>
    <style:style style:name="T37_16" style:family="text" style:parent-style-name="Default_20_Paragraph_20_Font"/>
    <style:style style:name="T37_17" style:family="text" style:parent-style-name="Default_20_Paragraph_20_Font"/>
    <style:style style:name="T37_18" style:family="text" style:parent-style-name="Default_20_Paragraph_20_Font"/>
    <style:style style:name="T37_19" style:family="text" style:parent-style-name="Default_20_Paragraph_20_Font"/>
    <style:style style:name="T37_20" style:family="text" style:parent-style-name="Default_20_Paragraph_20_Font"/>
    <style:style style:name="T37_21" style:family="text" style:parent-style-name="Default_20_Paragraph_20_Font"/>
    <style:style style:name="T37_22" style:family="text" style:parent-style-name="Default_20_Paragraph_20_Font"/>
    <style:style style:name="T37_23" style:family="text" style:parent-style-name="Default_20_Paragraph_20_Font"/>
    <style:style style:name="T37_24" style:family="text" style:parent-style-name="Default_20_Paragraph_20_Font"/>
    <style:style style:name="T37_25" style:family="text" style:parent-style-name="Default_20_Paragraph_20_Font"/>
    <style:style style:name="T37_26" style:family="text" style:parent-style-name="Default_20_Paragraph_20_Font"/>
    <style:style style:name="T37_27" style:family="text" style:parent-style-name="Default_20_Paragraph_20_Font"/>
    <style:style style:name="T37_28" style:family="text" style:parent-style-name="Default_20_Paragraph_20_Font"/>
    <style:style style:name="T37_29" style:family="text" style:parent-style-name="Default_20_Paragraph_20_Font"/>
    <style:style style:name="T37_30" style:family="text" style:parent-style-name="Default_20_Paragraph_20_Font"/>
    <style:style style:name="T37_31" style:family="text" style:parent-style-name="Default_20_Paragraph_20_Font"/>
    <style:style style:name="T37_32" style:family="text" style:parent-style-name="Default_20_Paragraph_20_Font"/>
    <style:style style:name="T37_33" style:family="text" style:parent-style-name="Default_20_Paragraph_20_Font"/>
    <style:style style:name="T37_34" style:family="text" style:parent-style-name="Default_20_Paragraph_20_Font"/>
    <style:style style:name="T37_35" style:family="text" style:parent-style-name="Default_20_Paragraph_20_Font"/>
    <style:style style:name="T37_36" style:family="text" style:parent-style-name="Default_20_Paragraph_20_Font"/>
    <style:style style:name="T37_37" style:family="text" style:parent-style-name="Default_20_Paragraph_20_Font"/>
    <style:style style:name="T37_38" style:family="text" style:parent-style-name="Default_20_Paragraph_20_Font"/>
    <style:style style:name="T37_39" style:family="text" style:parent-style-name="Default_20_Paragraph_20_Font"/>
    <style:style style:name="T37_40" style:family="text" style:parent-style-name="Default_20_Paragraph_20_Font"/>
    <style:style style:name="T37_41" style:family="text" style:parent-style-name="Default_20_Paragraph_20_Font"/>
    <style:style style:name="T37_42" style:family="text" style:parent-style-name="Default_20_Paragraph_20_Font"/>
    <style:style style:name="T37_43" style:family="text" style:parent-style-name="Default_20_Paragraph_20_Font"/>
    <style:style style:name="T37_44" style:family="text" style:parent-style-name="Default_20_Paragraph_20_Font"/>
    <style:style style:name="T37_45" style:family="text" style:parent-style-name="Default_20_Paragraph_20_Font"/>
    <style:style style:name="T37_46" style:family="text" style:parent-style-name="Default_20_Paragraph_20_Font"/>
    <style:style style:name="T37_47" style:family="text" style:parent-style-name="Default_20_Paragraph_20_Font"/>
    <style:style style:name="T37_48" style:family="text" style:parent-style-name="Default_20_Paragraph_20_Font"/>
    <style:style style:name="T37_49" style:family="text" style:parent-style-name="Default_20_Paragraph_20_Font"/>
    <style:style style:name="T37_50" style:family="text" style:parent-style-name="Default_20_Paragraph_20_Font"/>
    <style:style style:name="T37_51" style:family="text" style:parent-style-name="Default_20_Paragraph_20_Font"/>
    <style:style style:name="T37_52" style:family="text" style:parent-style-name="Default_20_Paragraph_20_Font"/>
    <style:style style:name="T37_53" style:family="text" style:parent-style-name="Default_20_Paragraph_20_Font"/>
    <style:style style:name="T37_54" style:family="text" style:parent-style-name="Default_20_Paragraph_20_Font"/>
    <style:style style:name="T37_55" style:family="text" style:parent-style-name="Default_20_Paragraph_20_Font"/>
    <style:style style:name="T37_56" style:family="text" style:parent-style-name="Default_20_Paragraph_20_Font"/>
    <style:style style:name="T37_57" style:family="text" style:parent-style-name="Default_20_Paragraph_20_Font"/>
    <style:style style:name="T37_58" style:family="text" style:parent-style-name="Default_20_Paragraph_20_Font"/>
    <style:style style:name="T37_59" style:family="text" style:parent-style-name="Default_20_Paragraph_20_Font"/>
    <style:style style:name="T37_60" style:family="text" style:parent-style-name="Default_20_Paragraph_20_Font"/>
    <style:style style:name="T37_61" style:family="text" style:parent-style-name="Default_20_Paragraph_20_Font"/>
    <style:style style:name="T37_62" style:family="text" style:parent-style-name="Default_20_Paragraph_20_Font"/>
    <style:style style:name="T37_63" style:family="text" style:parent-style-name="Default_20_Paragraph_20_Font"/>
    <style:style style:name="T37_64" style:family="text" style:parent-style-name="Default_20_Paragraph_20_Font"/>
    <style:style style:name="T37_65" style:family="text" style:parent-style-name="Default_20_Paragraph_20_Font"/>
    <style:style style:name="T37_66" style:family="text" style:parent-style-name="Default_20_Paragraph_20_Font"/>
    <style:style style:name="T37_67" style:family="text" style:parent-style-name="Default_20_Paragraph_20_Font"/>
    <style:style style:name="T37_68" style:family="text" style:parent-style-name="Default_20_Paragraph_20_Font"/>
    <style:style style:name="T37_69" style:family="text" style:parent-style-name="Default_20_Paragraph_20_Font"/>
    <style:style style:name="T37_70" style:family="text" style:parent-style-name="Default_20_Paragraph_20_Font"/>
    <style:style style:name="T37_71" style:family="text" style:parent-style-name="Default_20_Paragraph_20_Font"/>
    <style:style style:name="T37_72" style:family="text" style:parent-style-name="Default_20_Paragraph_20_Font"/>
    <style:style style:name="T37_73" style:family="text" style:parent-style-name="Default_20_Paragraph_20_Font"/>
    <style:style style:name="T37_74" style:family="text" style:parent-style-name="Default_20_Paragraph_20_Font"/>
    <style:style style:name="T37_75" style:family="text" style:parent-style-name="Default_20_Paragraph_20_Font"/>
    <style:style style:name="T37_76" style:family="text" style:parent-style-name="Default_20_Paragraph_20_Font"/>
    <style:style style:name="T37_77" style:family="text" style:parent-style-name="Default_20_Paragraph_20_Font"/>
    <style:style style:name="T37_78" style:family="text" style:parent-style-name="Default_20_Paragraph_20_Font"/>
    <style:style style:name="T37_79" style:family="text" style:parent-style-name="Default_20_Paragraph_20_Font"/>
    <style:style style:name="T37_80" style:family="text" style:parent-style-name="Default_20_Paragraph_20_Font"/>
    <style:style style:name="T37_81" style:family="text" style:parent-style-name="Default_20_Paragraph_20_Font"/>
    <style:style style:name="T37_82" style:family="text" style:parent-style-name="Default_20_Paragraph_20_Font"/>
    <style:style style:name="T37_83" style:family="text" style:parent-style-name="Default_20_Paragraph_20_Font"/>
    <style:style style:name="T37_84" style:family="text" style:parent-style-name="Default_20_Paragraph_20_Font"/>
    <style:style style:name="T37_85" style:family="text" style:parent-style-name="Default_20_Paragraph_20_Font"/>
    <style:style style:name="T37_86" style:family="text" style:parent-style-name="Default_20_Paragraph_20_Font"/>
    <style:style style:name="T37_87" style:family="text" style:parent-style-name="Default_20_Paragraph_20_Font"/>
    <style:style style:name="T37_88" style:family="text" style:parent-style-name="Default_20_Paragraph_20_Font"/>
    <style:style style:name="T37_89" style:family="text" style:parent-style-name="Default_20_Paragraph_20_Font"/>
    <style:style style:name="T37_90" style:family="text" style:parent-style-name="Default_20_Paragraph_20_Font"/>
    <style:style style:name="T37_91" style:family="text" style:parent-style-name="Default_20_Paragraph_20_Font"/>
    <style:style style:name="T37_92" style:family="text" style:parent-style-name="Default_20_Paragraph_20_Font"/>
    <style:style style:name="T37_93" style:family="text" style:parent-style-name="Default_20_Paragraph_20_Font"/>
    <style:style style:name="T37_94" style:family="text" style:parent-style-name="Default_20_Paragraph_20_Font"/>
    <style:style style:name="T37_95" style:family="text" style:parent-style-name="Default_20_Paragraph_20_Font"/>
    <style:style style:name="T37_96" style:family="text" style:parent-style-name="Default_20_Paragraph_20_Font"/>
    <style:style style:name="T37_97" style:family="text" style:parent-style-name="Default_20_Paragraph_20_Font"/>
    <style:style style:name="T37_98" style:family="text" style:parent-style-name="Default_20_Paragraph_20_Font"/>
    <style:style style:name="P38" style:family="paragraph" style:parent-style-name="Heading_20_2">
      <style:paragraph-properties fo:break-before="auto" fo:margin-top="0.635cm" fo:margin-bottom="0.141cm"/>
    </style:style>
    <style:style style:name="T38_1" style:family="text" style:parent-style-name="Default_20_Paragraph_20_Font"/>
    <style:style style:name="P39" style:family="paragraph" style:parent-style-name="Standard">
      <style:paragraph-properties fo:break-before="auto"/>
    </style:style>
    <style:style style:name="T39_1" style:family="text" style:parent-style-name="Default_20_Paragraph_20_Font"/>
    <style:style style:name="T39_2" style:family="text" style:parent-style-name="Default_20_Paragraph_20_Font"/>
    <style:style style:name="T39_3" style:family="text" style:parent-style-name="Default_20_Paragraph_20_Font"/>
    <style:style style:name="T39_4" style:family="text" style:parent-style-name="Default_20_Paragraph_20_Font"/>
    <style:style style:name="T39_5" style:family="text" style:parent-style-name="Default_20_Paragraph_20_Font"/>
    <style:style style:name="T39_6" style:family="text" style:parent-style-name="Default_20_Paragraph_20_Font"/>
    <style:style style:name="T39_7" style:family="text" style:parent-style-name="Default_20_Paragraph_20_Font"/>
    <style:style style:name="T39_8" style:family="text" style:parent-style-name="Default_20_Paragraph_20_Font"/>
    <style:style style:name="T39_9" style:family="text" style:parent-style-name="Default_20_Paragraph_20_Font"/>
    <style:style style:name="T39_10" style:family="text" style:parent-style-name="Default_20_Paragraph_20_Font"/>
    <style:style style:name="T39_11" style:family="text" style:parent-style-name="Default_20_Paragraph_20_Font"/>
    <style:style style:name="T39_12" style:family="text" style:parent-style-name="Default_20_Paragraph_20_Font"/>
    <style:style style:name="T39_13" style:family="text" style:parent-style-name="Default_20_Paragraph_20_Font"/>
    <style:style style:name="T39_14" style:family="text" style:parent-style-name="Default_20_Paragraph_20_Font"/>
    <style:style style:name="T39_15" style:family="text" style:parent-style-name="Default_20_Paragraph_20_Font"/>
    <style:style style:name="T39_16" style:family="text" style:parent-style-name="Default_20_Paragraph_20_Font"/>
    <style:style style:name="T39_17" style:family="text" style:parent-style-name="Default_20_Paragraph_20_Font"/>
    <style:style style:name="T39_18" style:family="text" style:parent-style-name="Default_20_Paragraph_20_Font"/>
    <style:style style:name="T39_19" style:family="text" style:parent-style-name="Default_20_Paragraph_20_Font"/>
    <style:style style:name="T39_20" style:family="text" style:parent-style-name="Default_20_Paragraph_20_Font"/>
    <style:style style:name="T39_21" style:family="text" style:parent-style-name="Default_20_Paragraph_20_Font"/>
    <style:style style:name="T39_22" style:family="text" style:parent-style-name="Default_20_Paragraph_20_Font"/>
    <style:style style:name="T39_23" style:family="text" style:parent-style-name="Default_20_Paragraph_20_Font"/>
    <style:style style:name="T39_24" style:family="text" style:parent-style-name="Default_20_Paragraph_20_Font"/>
    <style:style style:name="T39_25" style:family="text" style:parent-style-name="Default_20_Paragraph_20_Font"/>
    <style:style style:name="T39_26" style:family="text" style:parent-style-name="Default_20_Paragraph_20_Font"/>
    <style:style style:name="T39_27" style:family="text" style:parent-style-name="Default_20_Paragraph_20_Font"/>
    <style:style style:name="T39_28" style:family="text" style:parent-style-name="Default_20_Paragraph_20_Font"/>
    <style:style style:name="T39_29" style:family="text" style:parent-style-name="Default_20_Paragraph_20_Font"/>
    <style:style style:name="T39_30" style:family="text" style:parent-style-name="Default_20_Paragraph_20_Font"/>
    <style:style style:name="T39_31" style:family="text" style:parent-style-name="Default_20_Paragraph_20_Font"/>
    <style:style style:name="T39_32" style:family="text" style:parent-style-name="Default_20_Paragraph_20_Font"/>
    <style:style style:name="T39_33" style:family="text" style:parent-style-name="Default_20_Paragraph_20_Font"/>
    <style:style style:name="T39_34" style:family="text" style:parent-style-name="Default_20_Paragraph_20_Font"/>
    <style:style style:name="T39_35" style:family="text" style:parent-style-name="Default_20_Paragraph_20_Font"/>
    <style:style style:name="T39_36" style:family="text" style:parent-style-name="Default_20_Paragraph_20_Font"/>
    <style:style style:name="T39_37" style:family="text" style:parent-style-name="Default_20_Paragraph_20_Font"/>
    <style:style style:name="T39_38" style:family="text" style:parent-style-name="Default_20_Paragraph_20_Font"/>
    <style:style style:name="T39_39" style:family="text" style:parent-style-name="Default_20_Paragraph_20_Font"/>
    <style:style style:name="T39_40" style:family="text" style:parent-style-name="Default_20_Paragraph_20_Font"/>
    <style:style style:name="T39_41" style:family="text" style:parent-style-name="Default_20_Paragraph_20_Font"/>
    <style:style style:name="T39_42" style:family="text" style:parent-style-name="Default_20_Paragraph_20_Font"/>
    <style:style style:name="T39_43" style:family="text" style:parent-style-name="Default_20_Paragraph_20_Font"/>
    <style:style style:name="T39_44" style:family="text" style:parent-style-name="Default_20_Paragraph_20_Font"/>
    <style:style style:name="T39_45" style:family="text" style:parent-style-name="Default_20_Paragraph_20_Font"/>
    <style:style style:name="T39_46" style:family="text" style:parent-style-name="Default_20_Paragraph_20_Font"/>
    <style:style style:name="T39_47" style:family="text" style:parent-style-name="Default_20_Paragraph_20_Font"/>
    <style:style style:name="T39_48" style:family="text" style:parent-style-name="Default_20_Paragraph_20_Font"/>
    <style:style style:name="T39_49" style:family="text" style:parent-style-name="Default_20_Paragraph_20_Font"/>
    <style:style style:name="T39_50" style:family="text" style:parent-style-name="Default_20_Paragraph_20_Font"/>
    <style:style style:name="T39_51" style:family="text" style:parent-style-name="Default_20_Paragraph_20_Font"/>
    <style:style style:name="T39_52" style:family="text" style:parent-style-name="Default_20_Paragraph_20_Font"/>
    <style:style style:name="T39_53" style:family="text" style:parent-style-name="Default_20_Paragraph_20_Font"/>
    <style:style style:name="T39_54" style:family="text" style:parent-style-name="Default_20_Paragraph_20_Font"/>
    <style:style style:name="T39_55" style:family="text" style:parent-style-name="Default_20_Paragraph_20_Font"/>
    <style:style style:name="T39_56" style:family="text" style:parent-style-name="Default_20_Paragraph_20_Font"/>
    <style:style style:name="T39_57" style:family="text" style:parent-style-name="Default_20_Paragraph_20_Font"/>
    <style:style style:name="T39_58" style:family="text" style:parent-style-name="Default_20_Paragraph_20_Font"/>
    <style:style style:name="T39_59" style:family="text" style:parent-style-name="Default_20_Paragraph_20_Font"/>
    <style:style style:name="T39_60" style:family="text" style:parent-style-name="Default_20_Paragraph_20_Font"/>
    <style:style style:name="T39_61" style:family="text" style:parent-style-name="Default_20_Paragraph_20_Font"/>
    <style:style style:name="T39_62" style:family="text" style:parent-style-name="Default_20_Paragraph_20_Font"/>
    <style:style style:name="T39_63" style:family="text" style:parent-style-name="Default_20_Paragraph_20_Font"/>
    <style:style style:name="T39_64" style:family="text" style:parent-style-name="Default_20_Paragraph_20_Font"/>
    <style:style style:name="T39_65" style:family="text" style:parent-style-name="Default_20_Paragraph_20_Font"/>
    <style:style style:name="T39_66" style:family="text" style:parent-style-name="Default_20_Paragraph_20_Font"/>
    <style:style style:name="T39_67" style:family="text" style:parent-style-name="Default_20_Paragraph_20_Font"/>
    <style:style style:name="T39_68" style:family="text" style:parent-style-name="Default_20_Paragraph_20_Font"/>
    <style:style style:name="T39_69" style:family="text" style:parent-style-name="Default_20_Paragraph_20_Font"/>
    <style:style style:name="T39_70" style:family="text" style:parent-style-name="Default_20_Paragraph_20_Font"/>
    <style:style style:name="T39_71" style:family="text" style:parent-style-name="Default_20_Paragraph_20_Font"/>
    <style:style style:name="T39_72" style:family="text" style:parent-style-name="Default_20_Paragraph_20_Font"/>
    <style:style style:name="T39_73" style:family="text" style:parent-style-name="Default_20_Paragraph_20_Font"/>
    <style:style style:name="T39_74" style:family="text" style:parent-style-name="Default_20_Paragraph_20_Font"/>
    <style:style style:name="T39_75" style:family="text" style:parent-style-name="Default_20_Paragraph_20_Font"/>
    <style:style style:name="T39_76" style:family="text" style:parent-style-name="Default_20_Paragraph_20_Font"/>
    <style:style style:name="T39_77" style:family="text" style:parent-style-name="Default_20_Paragraph_20_Font"/>
    <style:style style:name="T39_78" style:family="text" style:parent-style-name="Default_20_Paragraph_20_Font"/>
    <style:style style:name="T39_79" style:family="text" style:parent-style-name="Default_20_Paragraph_20_Font"/>
    <style:style style:name="T39_80" style:family="text" style:parent-style-name="Default_20_Paragraph_20_Font"/>
    <style:style style:name="T39_81" style:family="text" style:parent-style-name="Default_20_Paragraph_20_Font"/>
    <style:style style:name="T39_82" style:family="text" style:parent-style-name="Default_20_Paragraph_20_Font"/>
    <style:style style:name="T39_83" style:family="text" style:parent-style-name="Default_20_Paragraph_20_Font"/>
    <style:style style:name="T39_84" style:family="text" style:parent-style-name="Default_20_Paragraph_20_Font"/>
    <style:style style:name="T39_85" style:family="text" style:parent-style-name="Default_20_Paragraph_20_Font"/>
    <style:style style:name="T39_86" style:family="text" style:parent-style-name="Default_20_Paragraph_20_Font"/>
    <style:style style:name="T39_87" style:family="text" style:parent-style-name="Default_20_Paragraph_20_Font"/>
    <style:style style:name="T39_88" style:family="text" style:parent-style-name="Default_20_Paragraph_20_Font"/>
    <style:style style:name="T39_89" style:family="text" style:parent-style-name="Default_20_Paragraph_20_Font"/>
    <style:style style:name="T39_90" style:family="text" style:parent-style-name="Default_20_Paragraph_20_Font"/>
    <style:style style:name="T39_91" style:family="text" style:parent-style-name="Default_20_Paragraph_20_Font"/>
    <style:style style:name="T39_92" style:family="text" style:parent-style-name="Default_20_Paragraph_20_Font"/>
    <style:style style:name="P40" style:family="paragraph" style:parent-style-name="Heading_20_3">
      <style:paragraph-properties fo:break-before="auto" fo:margin-top="0.494cm" fo:margin-bottom="0.141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T40_3" style:family="text" style:parent-style-name="Default_20_Paragraph_20_Font"/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_1" style:family="text" style:parent-style-name="Default_20_Paragraph_20_Font"/>
    <style:style style:name="T41_2" style:family="text" style:parent-style-name="Default_20_Paragraph_20_Font"/>
    <style:style style:name="T41_3" style:family="text" style:parent-style-name="Default_20_Paragraph_20_Font"/>
    <style:style style:name="T41_4" style:family="text" style:parent-style-name="Default_20_Paragraph_20_Font"/>
    <style:style style:name="T41_5" style:family="text" style:parent-style-name="Default_20_Paragraph_20_Font"/>
    <style:style style:name="T41_6" style:family="text" style:parent-style-name="Default_20_Paragraph_20_Font"/>
    <style:style style:name="T41_7" style:family="text" style:parent-style-name="Default_20_Paragraph_20_Font"/>
    <style:style style:name="T41_8" style:family="text" style:parent-style-name="Default_20_Paragraph_20_Font"/>
    <style:style style:name="T41_9" style:family="text" style:parent-style-name="Default_20_Paragraph_20_Font"/>
    <style:style style:name="T41_10" style:family="text" style:parent-style-name="Default_20_Paragraph_20_Font"/>
    <style:style style:name="T41_11" style:family="text" style:parent-style-name="Default_20_Paragraph_20_Font"/>
    <style:style style:name="T41_12" style:family="text" style:parent-style-name="Default_20_Paragraph_20_Font"/>
    <style:style style:name="T41_13" style:family="text" style:parent-style-name="Default_20_Paragraph_20_Font"/>
    <style:style style:name="T41_14" style:family="text" style:parent-style-name="Default_20_Paragraph_20_Font"/>
    <style:style style:name="T41_15" style:family="text" style:parent-style-name="Default_20_Paragraph_20_Font"/>
    <style:style style:name="T41_16" style:family="text" style:parent-style-name="Default_20_Paragraph_20_Font"/>
    <style:style style:name="T41_17" style:family="text" style:parent-style-name="Default_20_Paragraph_20_Font"/>
    <style:style style:name="T41_18" style:family="text" style:parent-style-name="Default_20_Paragraph_20_Font"/>
    <style:style style:name="T41_19" style:family="text" style:parent-style-name="Default_20_Paragraph_20_Font"/>
    <style:style style:name="T41_20" style:family="text" style:parent-style-name="Default_20_Paragraph_20_Font"/>
    <style:style style:name="T41_21" style:family="text" style:parent-style-name="Default_20_Paragraph_20_Font"/>
    <style:style style:name="T41_22" style:family="text" style:parent-style-name="Default_20_Paragraph_20_Font"/>
    <style:style style:name="T41_23" style:family="text" style:parent-style-name="Default_20_Paragraph_20_Font"/>
    <style:style style:name="T41_24" style:family="text" style:parent-style-name="Default_20_Paragraph_20_Font"/>
    <style:style style:name="T41_25" style:family="text" style:parent-style-name="Default_20_Paragraph_20_Font"/>
    <style:style style:name="T41_26" style:family="text" style:parent-style-name="Default_20_Paragraph_20_Font"/>
    <style:style style:name="T41_27" style:family="text" style:parent-style-name="Default_20_Paragraph_20_Font"/>
    <style:style style:name="T41_28" style:family="text" style:parent-style-name="Default_20_Paragraph_20_Font"/>
    <style:style style:name="T41_29" style:family="text" style:parent-style-name="Default_20_Paragraph_20_Font"/>
    <style:style style:name="T41_30" style:family="text" style:parent-style-name="Default_20_Paragraph_20_Font"/>
    <style:style style:name="T41_31" style:family="text" style:parent-style-name="Default_20_Paragraph_20_Font"/>
    <style:style style:name="T41_32" style:family="text" style:parent-style-name="Default_20_Paragraph_20_Font"/>
    <style:style style:name="T41_33" style:family="text" style:parent-style-name="Default_20_Paragraph_20_Font"/>
    <style:style style:name="T41_34" style:family="text" style:parent-style-name="Default_20_Paragraph_20_Font"/>
    <style:style style:name="T41_35" style:family="text" style:parent-style-name="Default_20_Paragraph_20_Font"/>
    <style:style style:name="T41_36" style:family="text" style:parent-style-name="Default_20_Paragraph_20_Font"/>
    <style:style style:name="T41_37" style:family="text" style:parent-style-name="Default_20_Paragraph_20_Font"/>
    <style:style style:name="T41_38" style:family="text" style:parent-style-name="Default_20_Paragraph_20_Font"/>
    <style:style style:name="T41_39" style:family="text" style:parent-style-name="Default_20_Paragraph_20_Font"/>
    <style:style style:name="T41_40" style:family="text" style:parent-style-name="Default_20_Paragraph_20_Font"/>
    <style:style style:name="T41_41" style:family="text" style:parent-style-name="Default_20_Paragraph_20_Font"/>
    <style:style style:name="T41_42" style:family="text" style:parent-style-name="Default_20_Paragraph_20_Font"/>
    <style:style style:name="T41_43" style:family="text" style:parent-style-name="Default_20_Paragraph_20_Font"/>
    <style:style style:name="T41_44" style:family="text" style:parent-style-name="Default_20_Paragraph_20_Font"/>
    <style:style style:name="T41_45" style:family="text" style:parent-style-name="Default_20_Paragraph_20_Font"/>
    <style:style style:name="T41_46" style:family="text" style:parent-style-name="Default_20_Paragraph_20_Font"/>
    <style:style style:name="T41_47" style:family="text" style:parent-style-name="Default_20_Paragraph_20_Font"/>
    <style:style style:name="T41_48" style:family="text" style:parent-style-name="Default_20_Paragraph_20_Font"/>
    <style:style style:name="T41_49" style:family="text" style:parent-style-name="Default_20_Paragraph_20_Font"/>
    <style:style style:name="T41_50" style:family="text" style:parent-style-name="Default_20_Paragraph_20_Font"/>
    <style:style style:name="T41_51" style:family="text" style:parent-style-name="Default_20_Paragraph_20_Font"/>
    <style:style style:name="T41_52" style:family="text" style:parent-style-name="Default_20_Paragraph_20_Font"/>
    <style:style style:name="T41_53" style:family="text" style:parent-style-name="Default_20_Paragraph_20_Font"/>
    <style:style style:name="T41_54" style:family="text" style:parent-style-name="Default_20_Paragraph_20_Font"/>
    <style:style style:name="T41_55" style:family="text" style:parent-style-name="Default_20_Paragraph_20_Font"/>
    <style:style style:name="T41_56" style:family="text" style:parent-style-name="Default_20_Paragraph_20_Font"/>
    <style:style style:name="T41_57" style:family="text" style:parent-style-name="Default_20_Paragraph_20_Font"/>
    <style:style style:name="T41_58" style:family="text" style:parent-style-name="Default_20_Paragraph_20_Font"/>
    <style:style style:name="T41_59" style:family="text" style:parent-style-name="Default_20_Paragraph_20_Font"/>
    <style:style style:name="T41_60" style:family="text" style:parent-style-name="Default_20_Paragraph_20_Font"/>
    <style:style style:name="T41_61" style:family="text" style:parent-style-name="Default_20_Paragraph_20_Font"/>
    <style:style style:name="T41_62" style:family="text" style:parent-style-name="Default_20_Paragraph_20_Font"/>
    <style:style style:name="T41_63" style:family="text" style:parent-style-name="Default_20_Paragraph_20_Font"/>
    <style:style style:name="T41_64" style:family="text" style:parent-style-name="Default_20_Paragraph_20_Font"/>
    <style:style style:name="T41_65" style:family="text" style:parent-style-name="Default_20_Paragraph_20_Font"/>
    <style:style style:name="T41_66" style:family="text" style:parent-style-name="Default_20_Paragraph_20_Font"/>
    <style:style style:name="T41_67" style:family="text" style:parent-style-name="Default_20_Paragraph_20_Font"/>
    <style:style style:name="T41_68" style:family="text" style:parent-style-name="Default_20_Paragraph_20_Font"/>
    <style:style style:name="T41_69" style:family="text" style:parent-style-name="Default_20_Paragraph_20_Font"/>
    <style:style style:name="T41_70" style:family="text" style:parent-style-name="Default_20_Paragraph_20_Font"/>
    <style:style style:name="T41_71" style:family="text" style:parent-style-name="Default_20_Paragraph_20_Font"/>
    <style:style style:name="T41_72" style:family="text" style:parent-style-name="Default_20_Paragraph_20_Font"/>
    <style:style style:name="T41_73" style:family="text" style:parent-style-name="Default_20_Paragraph_20_Font"/>
    <style:style style:name="T41_74" style:family="text" style:parent-style-name="Default_20_Paragraph_20_Font"/>
    <style:style style:name="T41_75" style:family="text" style:parent-style-name="Default_20_Paragraph_20_Font"/>
    <style:style style:name="T41_76" style:family="text" style:parent-style-name="Default_20_Paragraph_20_Font"/>
    <style:style style:name="T41_77" style:family="text" style:parent-style-name="Default_20_Paragraph_20_Font"/>
    <style:style style:name="T41_78" style:family="text" style:parent-style-name="Default_20_Paragraph_20_Font"/>
    <style:style style:name="T41_79" style:family="text" style:parent-style-name="Default_20_Paragraph_20_Font"/>
    <style:style style:name="T41_80" style:family="text" style:parent-style-name="Default_20_Paragraph_20_Font"/>
    <style:style style:name="T41_81" style:family="text" style:parent-style-name="Default_20_Paragraph_20_Font"/>
    <style:style style:name="T41_82" style:family="text" style:parent-style-name="Default_20_Paragraph_20_Font"/>
    <style:style style:name="T41_83" style:family="text" style:parent-style-name="Default_20_Paragraph_20_Font"/>
    <style:style style:name="T41_84" style:family="text" style:parent-style-name="Default_20_Paragraph_20_Font"/>
    <style:style style:name="T41_85" style:family="text" style:parent-style-name="Default_20_Paragraph_20_Font"/>
    <style:style style:name="T41_86" style:family="text" style:parent-style-name="Default_20_Paragraph_20_Font"/>
    <style:style style:name="T41_87" style:family="text" style:parent-style-name="Default_20_Paragraph_20_Font"/>
    <style:style style:name="T41_88" style:family="text" style:parent-style-name="Default_20_Paragraph_20_Font"/>
    <style:style style:name="T41_89" style:family="text" style:parent-style-name="Default_20_Paragraph_20_Font"/>
    <style:style style:name="T41_90" style:family="text" style:parent-style-name="Default_20_Paragraph_20_Font"/>
    <style:style style:name="P42" style:family="paragraph" style:parent-style-name="Heading_20_2">
      <style:paragraph-properties fo:break-before="auto" fo:margin-top="0.635cm" fo:margin-bottom="0.141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T42_3" style:family="text" style:parent-style-name="Default_20_Paragraph_20_Font"/>
    <style:style style:name="P43" style:family="paragraph" style:parent-style-name="Standard">
      <style:paragraph-properties fo:break-before="auto"/>
    </style:style>
    <style:style style:name="T43_1" style:family="text" style:parent-style-name="Default_20_Paragraph_20_Font"/>
    <style:style style:name="T43_2" style:family="text" style:parent-style-name="Default_20_Paragraph_20_Font"/>
    <style:style style:name="T43_3" style:family="text" style:parent-style-name="Default_20_Paragraph_20_Font"/>
    <style:style style:name="T43_4" style:family="text" style:parent-style-name="Default_20_Paragraph_20_Font"/>
    <style:style style:name="T43_5" style:family="text" style:parent-style-name="Default_20_Paragraph_20_Font"/>
    <style:style style:name="T43_6" style:family="text" style:parent-style-name="Default_20_Paragraph_20_Font"/>
    <style:style style:name="T43_7" style:family="text" style:parent-style-name="Default_20_Paragraph_20_Font"/>
    <style:style style:name="T43_8" style:family="text" style:parent-style-name="Default_20_Paragraph_20_Font"/>
    <style:style style:name="T43_9" style:family="text" style:parent-style-name="Default_20_Paragraph_20_Font"/>
    <style:style style:name="T43_10" style:family="text" style:parent-style-name="Default_20_Paragraph_20_Font"/>
    <style:style style:name="T43_11" style:family="text" style:parent-style-name="Default_20_Paragraph_20_Font"/>
    <style:style style:name="T43_12" style:family="text" style:parent-style-name="Default_20_Paragraph_20_Font"/>
    <style:style style:name="T43_13" style:family="text" style:parent-style-name="Default_20_Paragraph_20_Font"/>
    <style:style style:name="T43_14" style:family="text" style:parent-style-name="Default_20_Paragraph_20_Font"/>
    <style:style style:name="T43_15" style:family="text" style:parent-style-name="Default_20_Paragraph_20_Font"/>
    <style:style style:name="T43_16" style:family="text" style:parent-style-name="Default_20_Paragraph_20_Font"/>
    <style:style style:name="T43_17" style:family="text" style:parent-style-name="Default_20_Paragraph_20_Font"/>
    <style:style style:name="T43_18" style:family="text" style:parent-style-name="Default_20_Paragraph_20_Font"/>
    <style:style style:name="T43_19" style:family="text" style:parent-style-name="Default_20_Paragraph_20_Font"/>
    <style:style style:name="T43_20" style:family="text" style:parent-style-name="Default_20_Paragraph_20_Font"/>
    <style:style style:name="T43_21" style:family="text" style:parent-style-name="Default_20_Paragraph_20_Font"/>
    <style:style style:name="T43_22" style:family="text" style:parent-style-name="Default_20_Paragraph_20_Font"/>
    <style:style style:name="T43_23" style:family="text" style:parent-style-name="Default_20_Paragraph_20_Font"/>
    <style:style style:name="T43_24" style:family="text" style:parent-style-name="Default_20_Paragraph_20_Font"/>
    <style:style style:name="T43_25" style:family="text" style:parent-style-name="Default_20_Paragraph_20_Font"/>
    <style:style style:name="T43_26" style:family="text" style:parent-style-name="Default_20_Paragraph_20_Font"/>
    <style:style style:name="T43_27" style:family="text" style:parent-style-name="Default_20_Paragraph_20_Font"/>
    <style:style style:name="T43_28" style:family="text" style:parent-style-name="Default_20_Paragraph_20_Font"/>
    <style:style style:name="T43_29" style:family="text" style:parent-style-name="Default_20_Paragraph_20_Font"/>
    <style:style style:name="T43_30" style:family="text" style:parent-style-name="Default_20_Paragraph_20_Font"/>
    <style:style style:name="P44" style:family="paragraph" style:parent-style-name="Heading_20_2">
      <style:paragraph-properties fo:break-before="auto" fo:margin-top="0.635cm" fo:margin-bottom="0.141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T44_3" style:family="text" style:parent-style-name="Default_20_Paragraph_20_Font"/>
    <style:style style:name="T44_4" style:family="text" style:parent-style-name="Default_20_Paragraph_20_Font"/>
    <style:style style:name="T44_5" style:family="text" style:parent-style-name="Default_20_Paragraph_20_Font"/>
    <style:style style:name="P45" style:family="paragraph" style:parent-style-name="Standard">
      <style:paragraph-properties fo:break-before="auto"/>
    </style:style>
    <style:style style:name="T45_1" style:family="text" style:parent-style-name="Default_20_Paragraph_20_Font"/>
    <style:style style:name="T45_2" style:family="text" style:parent-style-name="Default_20_Paragraph_20_Font"/>
    <style:style style:name="T45_3" style:family="text" style:parent-style-name="Default_20_Paragraph_20_Font"/>
    <style:style style:name="T45_4" style:family="text" style:parent-style-name="Default_20_Paragraph_20_Font"/>
    <style:style style:name="T45_5" style:family="text" style:parent-style-name="Default_20_Paragraph_20_Font"/>
    <style:style style:name="T45_6" style:family="text" style:parent-style-name="Default_20_Paragraph_20_Font"/>
    <style:style style:name="T45_7" style:family="text" style:parent-style-name="Default_20_Paragraph_20_Font"/>
    <style:style style:name="T45_8" style:family="text" style:parent-style-name="Default_20_Paragraph_20_Font"/>
    <style:style style:name="T45_9" style:family="text" style:parent-style-name="Default_20_Paragraph_20_Font"/>
    <style:style style:name="T45_10" style:family="text" style:parent-style-name="Default_20_Paragraph_20_Font"/>
    <style:style style:name="T45_11" style:family="text" style:parent-style-name="Default_20_Paragraph_20_Font"/>
    <style:style style:name="T45_12" style:family="text" style:parent-style-name="Default_20_Paragraph_20_Font"/>
    <style:style style:name="T45_13" style:family="text" style:parent-style-name="Default_20_Paragraph_20_Font"/>
    <style:style style:name="T45_14" style:family="text" style:parent-style-name="Default_20_Paragraph_20_Font"/>
    <style:style style:name="T45_15" style:family="text" style:parent-style-name="Default_20_Paragraph_20_Font"/>
    <style:style style:name="T45_16" style:family="text" style:parent-style-name="Default_20_Paragraph_20_Font"/>
    <style:style style:name="T45_17" style:family="text" style:parent-style-name="Default_20_Paragraph_20_Font"/>
    <style:style style:name="T45_18" style:family="text" style:parent-style-name="Default_20_Paragraph_20_Font"/>
    <style:style style:name="T45_19" style:family="text" style:parent-style-name="Default_20_Paragraph_20_Font"/>
    <style:style style:name="T45_20" style:family="text" style:parent-style-name="Default_20_Paragraph_20_Font"/>
    <style:style style:name="T45_21" style:family="text" style:parent-style-name="Default_20_Paragraph_20_Font"/>
    <style:style style:name="T45_22" style:family="text" style:parent-style-name="Default_20_Paragraph_20_Font"/>
    <style:style style:name="T45_23" style:family="text" style:parent-style-name="Default_20_Paragraph_20_Font"/>
    <style:style style:name="T45_24" style:family="text" style:parent-style-name="Default_20_Paragraph_20_Font"/>
    <style:style style:name="T45_25" style:family="text" style:parent-style-name="Default_20_Paragraph_20_Font"/>
    <style:style style:name="T45_26" style:family="text" style:parent-style-name="Default_20_Paragraph_20_Font"/>
    <style:style style:name="T45_27" style:family="text" style:parent-style-name="Default_20_Paragraph_20_Font"/>
    <style:style style:name="T45_28" style:family="text" style:parent-style-name="Default_20_Paragraph_20_Font"/>
    <style:style style:name="T45_29" style:family="text" style:parent-style-name="Default_20_Paragraph_20_Font"/>
    <style:style style:name="T45_30" style:family="text" style:parent-style-name="Default_20_Paragraph_20_Font"/>
    <style:style style:name="T45_31" style:family="text" style:parent-style-name="Default_20_Paragraph_20_Font"/>
    <style:style style:name="T45_32" style:family="text" style:parent-style-name="Default_20_Paragraph_20_Font"/>
    <style:style style:name="T45_33" style:family="text" style:parent-style-name="Default_20_Paragraph_20_Font"/>
    <style:style style:name="T45_34" style:family="text" style:parent-style-name="Default_20_Paragraph_20_Font"/>
    <style:style style:name="T45_35" style:family="text" style:parent-style-name="Default_20_Paragraph_20_Font"/>
    <style:style style:name="T45_36" style:family="text" style:parent-style-name="Default_20_Paragraph_20_Font"/>
    <style:style style:name="T45_37" style:family="text" style:parent-style-name="Default_20_Paragraph_20_Font"/>
    <style:style style:name="T45_38" style:family="text" style:parent-style-name="Default_20_Paragraph_20_Font"/>
    <style:style style:name="T45_39" style:family="text" style:parent-style-name="Default_20_Paragraph_20_Font"/>
    <style:style style:name="T45_40" style:family="text" style:parent-style-name="Default_20_Paragraph_20_Font"/>
    <style:style style:name="T45_41" style:family="text" style:parent-style-name="Default_20_Paragraph_20_Font"/>
    <style:style style:name="T45_42" style:family="text" style:parent-style-name="Default_20_Paragraph_20_Font"/>
    <style:style style:name="T45_43" style:family="text" style:parent-style-name="Default_20_Paragraph_20_Font"/>
    <style:style style:name="T45_44" style:family="text" style:parent-style-name="Default_20_Paragraph_20_Font"/>
    <style:style style:name="T45_45" style:family="text" style:parent-style-name="Default_20_Paragraph_20_Font"/>
    <style:style style:name="T45_46" style:family="text" style:parent-style-name="Default_20_Paragraph_20_Font"/>
    <style:style style:name="T45_47" style:family="text" style:parent-style-name="Default_20_Paragraph_20_Font"/>
    <style:style style:name="T45_48" style:family="text" style:parent-style-name="Default_20_Paragraph_20_Font"/>
    <style:style style:name="T45_49" style:family="text" style:parent-style-name="Default_20_Paragraph_20_Font"/>
    <style:style style:name="T45_50" style:family="text" style:parent-style-name="Default_20_Paragraph_20_Font"/>
    <style:style style:name="T45_51" style:family="text" style:parent-style-name="Default_20_Paragraph_20_Font"/>
    <style:style style:name="T45_52" style:family="text" style:parent-style-name="Default_20_Paragraph_20_Font"/>
    <style:style style:name="T45_53" style:family="text" style:parent-style-name="Default_20_Paragraph_20_Font"/>
    <style:style style:name="T45_54" style:family="text" style:parent-style-name="Default_20_Paragraph_20_Font"/>
    <style:style style:name="T45_55" style:family="text" style:parent-style-name="Default_20_Paragraph_20_Font"/>
    <style:style style:name="T45_56" style:family="text" style:parent-style-name="Default_20_Paragraph_20_Font"/>
    <style:style style:name="T45_57" style:family="text" style:parent-style-name="Default_20_Paragraph_20_Font"/>
    <style:style style:name="T45_58" style:family="text" style:parent-style-name="Default_20_Paragraph_20_Font"/>
    <style:style style:name="T45_59" style:family="text" style:parent-style-name="Default_20_Paragraph_20_Font"/>
    <style:style style:name="T45_60" style:family="text" style:parent-style-name="Default_20_Paragraph_20_Font"/>
    <style:style style:name="T45_61" style:family="text" style:parent-style-name="Default_20_Paragraph_20_Font"/>
    <style:style style:name="T45_62" style:family="text" style:parent-style-name="Default_20_Paragraph_20_Font"/>
    <style:style style:name="T45_63" style:family="text" style:parent-style-name="Default_20_Paragraph_20_Font"/>
    <style:style style:name="T45_64" style:family="text" style:parent-style-name="Default_20_Paragraph_20_Font"/>
    <style:style style:name="T45_65" style:family="text" style:parent-style-name="Default_20_Paragraph_20_Font"/>
    <style:style style:name="T45_66" style:family="text" style:parent-style-name="Default_20_Paragraph_20_Font"/>
    <style:style style:name="T45_67" style:family="text" style:parent-style-name="Default_20_Paragraph_20_Font"/>
    <style:style style:name="T45_68" style:family="text" style:parent-style-name="Default_20_Paragraph_20_Font"/>
    <style:style style:name="P46" style:family="paragraph" style:parent-style-name="Heading_20_3">
      <style:paragraph-properties fo:break-before="auto" fo:margin-top="0.494cm" fo:margin-bottom="0.141cm"/>
    </style:style>
    <style:style style:name="T46_1" style:family="text" style:parent-style-name="Default_20_Paragraph_20_Font"/>
    <style:style style:name="T46_2" style:family="text" style:parent-style-name="Default_20_Paragraph_20_Font"/>
    <style:style style:name="T46_3" style:family="text" style:parent-style-name="Default_20_Paragraph_20_Font"/>
    <style:style style:name="T46_4" style:family="text" style:parent-style-name="Default_20_Paragraph_20_Font"/>
    <style:style style:name="T46_5" style:family="text" style:parent-style-name="Default_20_Paragraph_20_Font"/>
    <style:style style:name="T46_6" style:family="text" style:parent-style-name="Default_20_Paragraph_20_Font"/>
    <style:style style:name="T46_7" style:family="text" style:parent-style-name="Default_20_Paragraph_20_Font"/>
    <style:style style:name="P47" style:family="paragraph" style:parent-style-name="Standard">
      <style:paragraph-properties fo:break-before="auto"/>
    </style:style>
    <style:style style:name="T47_1" style:family="text" style:parent-style-name="Default_20_Paragraph_20_Font"/>
    <style:style style:name="T47_2" style:family="text" style:parent-style-name="Default_20_Paragraph_20_Font"/>
    <style:style style:name="T47_3" style:family="text" style:parent-style-name="Default_20_Paragraph_20_Font"/>
    <style:style style:name="T47_4" style:family="text" style:parent-style-name="Default_20_Paragraph_20_Font"/>
    <style:style style:name="T47_5" style:family="text" style:parent-style-name="Default_20_Paragraph_20_Font"/>
    <style:style style:name="T47_6" style:family="text" style:parent-style-name="Default_20_Paragraph_20_Font"/>
    <style:style style:name="T47_7" style:family="text" style:parent-style-name="Default_20_Paragraph_20_Font"/>
    <style:style style:name="T47_8" style:family="text" style:parent-style-name="Default_20_Paragraph_20_Font"/>
    <style:style style:name="T47_9" style:family="text" style:parent-style-name="Default_20_Paragraph_20_Font"/>
    <style:style style:name="T47_10" style:family="text" style:parent-style-name="Default_20_Paragraph_20_Font"/>
    <style:style style:name="T47_11" style:family="text" style:parent-style-name="Default_20_Paragraph_20_Font"/>
    <style:style style:name="T47_12" style:family="text" style:parent-style-name="Default_20_Paragraph_20_Font"/>
    <style:style style:name="T47_13" style:family="text" style:parent-style-name="Default_20_Paragraph_20_Font"/>
    <style:style style:name="T47_14" style:family="text" style:parent-style-name="Default_20_Paragraph_20_Font"/>
    <style:style style:name="T47_15" style:family="text" style:parent-style-name="Default_20_Paragraph_20_Font"/>
    <style:style style:name="T47_16" style:family="text" style:parent-style-name="Default_20_Paragraph_20_Font"/>
    <style:style style:name="T47_17" style:family="text" style:parent-style-name="Default_20_Paragraph_20_Font"/>
    <style:style style:name="T47_18" style:family="text" style:parent-style-name="Default_20_Paragraph_20_Font"/>
    <style:style style:name="T47_19" style:family="text" style:parent-style-name="Default_20_Paragraph_20_Font"/>
    <style:style style:name="T47_20" style:family="text" style:parent-style-name="Default_20_Paragraph_20_Font"/>
    <style:style style:name="T47_21" style:family="text" style:parent-style-name="Default_20_Paragraph_20_Font"/>
    <style:style style:name="T47_22" style:family="text" style:parent-style-name="Default_20_Paragraph_20_Font"/>
    <style:style style:name="T47_23" style:family="text" style:parent-style-name="Default_20_Paragraph_20_Font"/>
    <style:style style:name="T47_24" style:family="text" style:parent-style-name="Default_20_Paragraph_20_Font"/>
    <style:style style:name="T47_25" style:family="text" style:parent-style-name="Default_20_Paragraph_20_Font"/>
    <style:style style:name="T47_26" style:family="text" style:parent-style-name="Default_20_Paragraph_20_Font"/>
    <style:style style:name="T47_27" style:family="text" style:parent-style-name="Default_20_Paragraph_20_Font"/>
    <style:style style:name="T47_28" style:family="text" style:parent-style-name="Default_20_Paragraph_20_Font"/>
    <style:style style:name="T47_29" style:family="text" style:parent-style-name="Default_20_Paragraph_20_Font"/>
    <style:style style:name="T47_30" style:family="text" style:parent-style-name="Default_20_Paragraph_20_Font"/>
    <style:style style:name="T47_31" style:family="text" style:parent-style-name="Default_20_Paragraph_20_Font"/>
    <style:style style:name="T47_32" style:family="text" style:parent-style-name="Default_20_Paragraph_20_Font"/>
    <style:style style:name="T47_33" style:family="text" style:parent-style-name="Default_20_Paragraph_20_Font"/>
    <style:style style:name="T47_34" style:family="text" style:parent-style-name="Default_20_Paragraph_20_Font"/>
    <style:style style:name="T47_35" style:family="text" style:parent-style-name="Default_20_Paragraph_20_Font"/>
    <style:style style:name="T47_36" style:family="text" style:parent-style-name="Default_20_Paragraph_20_Font"/>
    <style:style style:name="T47_37" style:family="text" style:parent-style-name="Default_20_Paragraph_20_Font"/>
    <style:style style:name="T47_38" style:family="text" style:parent-style-name="Default_20_Paragraph_20_Font"/>
    <style:style style:name="T47_39" style:family="text" style:parent-style-name="Default_20_Paragraph_20_Font"/>
    <style:style style:name="T47_40" style:family="text" style:parent-style-name="Default_20_Paragraph_20_Font"/>
    <style:style style:name="T47_41" style:family="text" style:parent-style-name="Default_20_Paragraph_20_Font"/>
    <style:style style:name="T47_42" style:family="text" style:parent-style-name="Default_20_Paragraph_20_Font"/>
    <style:style style:name="T47_43" style:family="text" style:parent-style-name="Default_20_Paragraph_20_Font"/>
    <style:style style:name="T47_44" style:family="text" style:parent-style-name="Default_20_Paragraph_20_Font"/>
    <style:style style:name="T47_45" style:family="text" style:parent-style-name="Default_20_Paragraph_20_Font"/>
    <style:style style:name="T47_46" style:family="text" style:parent-style-name="Default_20_Paragraph_20_Font"/>
    <style:style style:name="T47_47" style:family="text" style:parent-style-name="Default_20_Paragraph_20_Font"/>
    <style:style style:name="T47_48" style:family="text" style:parent-style-name="Default_20_Paragraph_20_Font"/>
    <style:style style:name="P48" style:family="paragraph" style:parent-style-name="Heading_20_4">
      <style:paragraph-properties fo:break-before="auto" fo:margin-top="0.423cm" fo:margin-bottom="0.071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T48_3" style:family="text" style:parent-style-name="Default_20_Paragraph_20_Font"/>
    <style:style style:name="T48_4" style:family="text" style:parent-style-name="Default_20_Paragraph_20_Font"/>
    <style:style style:name="T48_5" style:family="text" style:parent-style-name="Default_20_Paragraph_20_Font"/>
    <style:style style:name="P49" style:family="paragraph" style:parent-style-name="Standard">
      <style:paragraph-properties fo:break-before="auto"/>
    </style:style>
    <style:style style:name="T49_1" style:family="text" style:parent-style-name="Default_20_Paragraph_20_Font"/>
    <style:style style:name="T49_2" style:family="text" style:parent-style-name="Default_20_Paragraph_20_Font"/>
    <style:style style:name="T49_3" style:family="text" style:parent-style-name="Default_20_Paragraph_20_Font"/>
    <style:style style:name="T49_4" style:family="text" style:parent-style-name="Default_20_Paragraph_20_Font"/>
    <style:style style:name="T49_5" style:family="text" style:parent-style-name="Default_20_Paragraph_20_Font"/>
    <style:style style:name="T49_6" style:family="text" style:parent-style-name="Default_20_Paragraph_20_Font"/>
    <style:style style:name="T49_7" style:family="text" style:parent-style-name="Default_20_Paragraph_20_Font"/>
    <style:style style:name="T49_8" style:family="text" style:parent-style-name="Default_20_Paragraph_20_Font"/>
    <style:style style:name="T49_9" style:family="text" style:parent-style-name="Default_20_Paragraph_20_Font"/>
    <style:style style:name="T49_10" style:family="text" style:parent-style-name="Default_20_Paragraph_20_Font"/>
    <style:style style:name="T49_11" style:family="text" style:parent-style-name="Default_20_Paragraph_20_Font"/>
    <style:style style:name="T49_12" style:family="text" style:parent-style-name="Default_20_Paragraph_20_Font"/>
    <style:style style:name="T49_13" style:family="text" style:parent-style-name="Default_20_Paragraph_20_Font"/>
    <style:style style:name="T49_14" style:family="text" style:parent-style-name="Default_20_Paragraph_20_Font"/>
    <style:style style:name="T49_15" style:family="text" style:parent-style-name="Default_20_Paragraph_20_Font"/>
    <style:style style:name="T49_16" style:family="text" style:parent-style-name="Default_20_Paragraph_20_Font"/>
    <style:style style:name="T49_17" style:family="text" style:parent-style-name="Default_20_Paragraph_20_Font"/>
    <style:style style:name="T49_18" style:family="text" style:parent-style-name="Default_20_Paragraph_20_Font"/>
    <style:style style:name="T49_19" style:family="text" style:parent-style-name="Default_20_Paragraph_20_Font"/>
    <style:style style:name="T49_20" style:family="text" style:parent-style-name="Default_20_Paragraph_20_Font"/>
    <style:style style:name="T49_21" style:family="text" style:parent-style-name="Default_20_Paragraph_20_Font"/>
    <style:style style:name="T49_22" style:family="text" style:parent-style-name="Default_20_Paragraph_20_Font"/>
    <style:style style:name="T49_23" style:family="text" style:parent-style-name="Default_20_Paragraph_20_Font"/>
    <style:style style:name="T49_24" style:family="text" style:parent-style-name="Default_20_Paragraph_20_Font"/>
    <style:style style:name="T49_25" style:family="text" style:parent-style-name="Default_20_Paragraph_20_Font"/>
    <style:style style:name="T49_26" style:family="text" style:parent-style-name="Default_20_Paragraph_20_Font"/>
    <style:style style:name="T49_27" style:family="text" style:parent-style-name="Default_20_Paragraph_20_Font"/>
    <style:style style:name="T49_28" style:family="text" style:parent-style-name="Default_20_Paragraph_20_Font"/>
    <style:style style:name="T49_29" style:family="text" style:parent-style-name="Default_20_Paragraph_20_Font"/>
    <style:style style:name="T49_30" style:family="text" style:parent-style-name="Default_20_Paragraph_20_Font"/>
    <style:style style:name="T49_31" style:family="text" style:parent-style-name="Default_20_Paragraph_20_Font"/>
    <style:style style:name="T49_32" style:family="text" style:parent-style-name="Default_20_Paragraph_20_Font"/>
    <style:style style:name="T49_33" style:family="text" style:parent-style-name="Default_20_Paragraph_20_Font"/>
    <style:style style:name="T49_34" style:family="text" style:parent-style-name="Default_20_Paragraph_20_Font"/>
    <style:style style:name="T49_35" style:family="text" style:parent-style-name="Default_20_Paragraph_20_Font"/>
    <style:style style:name="T49_36" style:family="text" style:parent-style-name="Default_20_Paragraph_20_Font"/>
    <style:style style:name="T49_37" style:family="text" style:parent-style-name="Default_20_Paragraph_20_Font"/>
    <style:style style:name="T49_38" style:family="text" style:parent-style-name="Default_20_Paragraph_20_Font"/>
    <style:style style:name="T49_39" style:family="text" style:parent-style-name="Default_20_Paragraph_20_Font"/>
    <style:style style:name="T49_40" style:family="text" style:parent-style-name="Default_20_Paragraph_20_Font"/>
    <style:style style:name="T49_41" style:family="text" style:parent-style-name="Default_20_Paragraph_20_Font"/>
    <style:style style:name="T49_42" style:family="text" style:parent-style-name="Default_20_Paragraph_20_Font"/>
    <style:style style:name="T49_43" style:family="text" style:parent-style-name="Default_20_Paragraph_20_Font"/>
    <style:style style:name="T49_44" style:family="text" style:parent-style-name="Default_20_Paragraph_20_Font"/>
    <style:style style:name="T49_45" style:family="text" style:parent-style-name="Default_20_Paragraph_20_Font"/>
    <style:style style:name="T49_46" style:family="text" style:parent-style-name="Default_20_Paragraph_20_Font"/>
    <style:style style:name="T49_47" style:family="text" style:parent-style-name="Default_20_Paragraph_20_Font"/>
    <style:style style:name="T49_48" style:family="text" style:parent-style-name="Default_20_Paragraph_20_Font"/>
    <style:style style:name="T49_49" style:family="text" style:parent-style-name="Default_20_Paragraph_20_Font"/>
    <style:style style:name="T49_50" style:family="text" style:parent-style-name="Default_20_Paragraph_20_Font"/>
    <style:style style:name="P50" style:family="paragraph" style:parent-style-name="Heading_20_2">
      <style:paragraph-properties fo:break-before="auto" fo:margin-top="0.635cm" fo:margin-bottom="0.141cm"/>
    </style:style>
    <style:style style:name="T50_1" style:family="text" style:parent-style-name="Default_20_Paragraph_20_Font"/>
    <style:style style:name="P51" style:family="paragraph" style:parent-style-name="Standard">
      <style:paragraph-properties fo:break-before="auto"/>
    </style:style>
    <style:style style:name="T51_1" style:family="text" style:parent-style-name="Default_20_Paragraph_20_Font"/>
    <style:style style:name="T51_2" style:family="text" style:parent-style-name="Default_20_Paragraph_20_Font"/>
    <style:style style:name="T51_3" style:family="text" style:parent-style-name="Default_20_Paragraph_20_Font"/>
    <style:style style:name="T51_4" style:family="text" style:parent-style-name="Default_20_Paragraph_20_Font"/>
    <style:style style:name="T51_5" style:family="text" style:parent-style-name="Default_20_Paragraph_20_Font"/>
    <style:style style:name="T51_6" style:family="text" style:parent-style-name="Default_20_Paragraph_20_Font"/>
    <style:style style:name="T51_7" style:family="text" style:parent-style-name="Default_20_Paragraph_20_Font"/>
    <style:style style:name="T51_8" style:family="text" style:parent-style-name="Default_20_Paragraph_20_Font"/>
    <style:style style:name="T51_9" style:family="text" style:parent-style-name="Default_20_Paragraph_20_Font"/>
    <style:style style:name="T51_10" style:family="text" style:parent-style-name="Default_20_Paragraph_20_Font"/>
    <style:style style:name="T51_11" style:family="text" style:parent-style-name="Default_20_Paragraph_20_Font"/>
    <style:style style:name="T51_12" style:family="text" style:parent-style-name="Default_20_Paragraph_20_Font"/>
    <style:style style:name="T51_13" style:family="text" style:parent-style-name="Default_20_Paragraph_20_Font"/>
    <style:style style:name="T51_14" style:family="text" style:parent-style-name="Default_20_Paragraph_20_Font"/>
    <style:style style:name="T51_15" style:family="text" style:parent-style-name="Default_20_Paragraph_20_Font"/>
    <style:style style:name="T51_16" style:family="text" style:parent-style-name="Default_20_Paragraph_20_Font"/>
    <style:style style:name="T51_17" style:family="text" style:parent-style-name="Default_20_Paragraph_20_Font"/>
    <style:style style:name="T51_18" style:family="text" style:parent-style-name="Default_20_Paragraph_20_Font"/>
    <style:style style:name="T51_19" style:family="text" style:parent-style-name="Default_20_Paragraph_20_Font"/>
    <style:style style:name="T51_20" style:family="text" style:parent-style-name="Default_20_Paragraph_20_Font"/>
    <style:style style:name="T51_21" style:family="text" style:parent-style-name="Default_20_Paragraph_20_Font"/>
    <style:style style:name="T51_22" style:family="text" style:parent-style-name="Default_20_Paragraph_20_Font"/>
    <style:style style:name="T51_23" style:family="text" style:parent-style-name="Default_20_Paragraph_20_Font"/>
    <style:style style:name="T51_24" style:family="text" style:parent-style-name="Default_20_Paragraph_20_Font"/>
    <style:style style:name="T51_25" style:family="text" style:parent-style-name="Default_20_Paragraph_20_Font"/>
    <style:style style:name="T51_26" style:family="text" style:parent-style-name="Default_20_Paragraph_20_Font"/>
    <style:style style:name="T51_27" style:family="text" style:parent-style-name="Default_20_Paragraph_20_Font"/>
    <style:style style:name="T51_28" style:family="text" style:parent-style-name="Default_20_Paragraph_20_Font"/>
    <style:style style:name="T51_29" style:family="text" style:parent-style-name="Default_20_Paragraph_20_Font"/>
    <style:style style:name="T51_30" style:family="text" style:parent-style-name="Default_20_Paragraph_20_Font"/>
    <style:style style:name="T51_31" style:family="text" style:parent-style-name="Default_20_Paragraph_20_Font"/>
    <style:style style:name="T51_32" style:family="text" style:parent-style-name="Default_20_Paragraph_20_Font"/>
    <style:style style:name="T51_33" style:family="text" style:parent-style-name="Default_20_Paragraph_20_Font"/>
    <style:style style:name="T51_34" style:family="text" style:parent-style-name="Default_20_Paragraph_20_Font"/>
    <style:style style:name="T51_35" style:family="text" style:parent-style-name="Default_20_Paragraph_20_Font"/>
    <style:style style:name="T51_36" style:family="text" style:parent-style-name="Default_20_Paragraph_20_Font"/>
    <style:style style:name="T51_37" style:family="text" style:parent-style-name="Default_20_Paragraph_20_Font"/>
    <style:style style:name="T51_38" style:family="text" style:parent-style-name="Default_20_Paragraph_20_Font"/>
    <style:style style:name="T51_39" style:family="text" style:parent-style-name="Default_20_Paragraph_20_Font"/>
    <style:style style:name="T51_40" style:family="text" style:parent-style-name="Default_20_Paragraph_20_Font"/>
    <style:style style:name="T51_41" style:family="text" style:parent-style-name="Default_20_Paragraph_20_Font"/>
    <style:style style:name="T51_42" style:family="text" style:parent-style-name="Default_20_Paragraph_20_Font"/>
    <style:style style:name="T51_43" style:family="text" style:parent-style-name="Default_20_Paragraph_20_Font"/>
    <style:style style:name="T51_44" style:family="text" style:parent-style-name="Default_20_Paragraph_20_Font"/>
    <style:style style:name="P52" style:family="paragraph" style:parent-style-name="Standard">
      <style:paragraph-properties fo:break-before="auto"/>
    </style:style>
    <style:style style:name="P53" style:family="paragraph" style:parent-style-name="Standard">
      <style:paragraph-properties fo:break-before="auto"/>
    </style:style>
    <style:style style:name="P54" style:family="paragraph" style:parent-style-name="Standard">
      <style:paragraph-properties fo:break-before="auto"/>
    </style:style>
  </office:automatic-styles>
  <office:body>
    <office:text>
      <text:h text:style-name="P1"><text:bookmark-start text:name="h.cms36hdqisu9"/><text:bookmark-end text:name="h.cms36hdqisu9"/><text:span text:style-name="T1_1">Pravidla</text:span><text:span text:style-name="T1_2"><text:s/></text:span><text:span text:style-name="T1_3">léčitelství</text:span></text:h>
      <text:h text:style-name="P2"><text:bookmark-start text:name="h.g0bia2x1kc5w"/><text:bookmark-end text:name="h.g0bia2x1kc5w"/><text:span text:style-name="T2_1">Strom</text:span><text:span text:style-name="T2_2"><text:s/></text:span><text:span text:style-name="T2_3">pravidel</text:span></text:h>
      <text:list text:style-name="LS1" xml:id="list0">
        <text:list-item>
          <text:p text:style-name="P3"><text:span text:style-name="T3_1">první</text:span><text:span text:style-name="T3_2"><text:s/></text:span><text:span text:style-name="T3_3">úroveň</text:span></text:p>
          <text:list>
            <text:list-item>
              <text:p text:style-name="P4"><text:span text:style-name="T4_1">druhá</text:span><text:span text:style-name="T4_2"><text:s/></text:span><text:span text:style-name="T4_3">úroveň</text:span></text:p>
              <text:list>
                <text:list-item>
                  <text:p text:style-name="P5"><text:span text:style-name="T5_1">třetí</text:span><text:span text:style-name="T5_2"><text:s/></text:span><text:span text:style-name="T5_3">úroveň</text:span></text:p>
                </text:list-item>
              </text:list>
            </text:list-item>
          </text:list>
        </text:list-item>
      </text:list>
      <text:p text:style-name="P6"/>
      <text:list text:style-name="LS2" xml:id="list3">
        <text:list-item>
          <text:p text:style-name="P7"><text:span text:style-name="T7_1">základní</text:span><text:span text:style-name="T7_2"><text:s/></text:span><text:span text:style-name="T7_3">léčitelství</text:span><text:span text:style-name="T7_4">(3</text:span><text:span text:style-name="T7_5">sp</text:span><text:span text:style-name="T7_6">)</text:span></text:p>
          <text:list>
            <text:list-item>
              <text:p text:style-name="P8"><text:span text:style-name="T8_1">Ranhojičství</text:span><text:span text:style-name="T8_2">(3</text:span><text:span text:style-name="T8_3">sp</text:span><text:span text:style-name="T8_4">)</text:span></text:p>
              <text:list>
                <text:list-item>
                  <text:p text:style-name="P9"><text:span text:style-name="T9_1">Ovazování</text:span><text:span text:style-name="T9_2">(3</text:span><text:span text:style-name="T9_3">sp</text:span><text:span text:style-name="T9_4">)</text:span></text:p>
                </text:list-item>
                <text:list-item>
                  <text:p text:style-name="P10"><text:span text:style-name="T10_1">Fixace</text:span><text:span text:style-name="T10_2">(5</text:span><text:span text:style-name="T10_3">sp</text:span><text:span text:style-name="T10_4">)(3</text:span><text:span text:style-name="T10_5">in</text:span><text:span text:style-name="T10_6">)</text:span></text:p>
                  <text:list>
                    <text:list-item>
                      <text:p text:style-name="P11"><text:span text:style-name="T11_1">Napravování</text:span><text:span text:style-name="T11_2"><text:s/></text:span><text:span text:style-name="T11_3">zlomenin</text:span><text:span text:style-name="T11_4">(2</text:span><text:span text:style-name="T11_5">sp</text:span><text:span text:style-name="T11_6">)(3</text:span><text:span text:style-name="T11_7">in</text:span><text:span text:style-name="T11_8">)</text:span></text:p>
                    </text:list-item>
                  </text:list>
                </text:list-item>
                <text:list-item>
                  <text:p text:style-name="P12"><text:span text:style-name="T12_1">Ošetření</text:span><text:span text:style-name="T12_2">(2</text:span><text:span text:style-name="T12_3">sp</text:span><text:span text:style-name="T12_4">)(3</text:span><text:span text:style-name="T12_5">in</text:span><text:span text:style-name="T12_6">)</text:span></text:p>
                </text:list-item>
                <text:list-item>
                  <text:p text:style-name="P13"><text:span text:style-name="T13_1">Prodloužení</text:span><text:span text:style-name="T13_2"><text:s/></text:span><text:span text:style-name="T13_3">agónie</text:span><text:span text:style-name="T13_4">(3</text:span><text:span text:style-name="T13_5">sp</text:span><text:span text:style-name="T13_6">)(3</text:span><text:span text:style-name="T13_7">in</text:span><text:span text:style-name="T13_8">)</text:span></text:p>
                </text:list-item>
              </text:list>
            </text:list-item>
            <text:list-item>
              <text:p text:style-name="P14"><text:span text:style-name="T14_1">Bylinkářství</text:span><text:span text:style-name="T14_2">(2</text:span><text:span text:style-name="T14_3">sp</text:span><text:span text:style-name="T14_4">)(3</text:span><text:span text:style-name="T14_5">in</text:span><text:span text:style-name="T14_6">)</text:span></text:p>
              <text:list>
                <text:list-item>
                  <text:p text:style-name="P15"><text:span text:style-name="T15_1">Pokročilé</text:span><text:span text:style-name="T15_2"><text:s/></text:span><text:span text:style-name="T15_3">bylinkářství</text:span><text:span text:style-name="T15_4">(2</text:span><text:span text:style-name="T15_5">sp</text:span><text:span text:style-name="T15_6">)(3</text:span><text:span text:style-name="T15_7">in</text:span><text:span text:style-name="T15_8">)</text:span></text:p>
                </text:list-item>
              </text:list>
            </text:list-item>
            <text:list-item>
              <text:p text:style-name="P16"><text:span text:style-name="T16_1">Psychická</text:span><text:span text:style-name="T16_2"><text:s/></text:span><text:span text:style-name="T16_3">pomoc</text:span><text:span text:style-name="T16_4">(5</text:span><text:span text:style-name="T16_5">sp</text:span><text:span text:style-name="T16_6">)(3</text:span><text:span text:style-name="T16_7">in</text:span><text:span text:style-name="T16_8">)<text:tab/></text:span></text:p>
            </text:list-item>
            <text:list-item>
              <text:p text:style-name="P17"><text:span text:style-name="T17_1">Léčba</text:span><text:span text:style-name="T17_2"><text:s/></text:span><text:span text:style-name="T17_3">základních</text:span><text:span text:style-name="T17_4"><text:s/></text:span><text:span text:style-name="T17_5">nemocí</text:span><text:span text:style-name="T17_6">(3</text:span><text:span text:style-name="T17_7">sp</text:span><text:span text:style-name="T17_8">)</text:span></text:p>
              <text:list>
                <text:list-item>
                  <text:p text:style-name="P18"><text:span text:style-name="T18_1">Léčba</text:span><text:span text:style-name="T18_2"><text:s/></text:span><text:span text:style-name="T18_3">středně</text:span><text:span text:style-name="T18_4"><text:s/></text:span><text:span text:style-name="T18_5">těžkých</text:span><text:span text:style-name="T18_6"><text:s/></text:span><text:span text:style-name="T18_7">nemocí</text:span><text:span text:style-name="T18_8">(5</text:span><text:span text:style-name="T18_9">sp</text:span><text:span text:style-name="T18_10">)(3</text:span><text:span text:style-name="T18_11">in</text:span><text:span text:style-name="T18_12">)<text:tab/><text:tab/></text:span></text:p>
                  <text:list>
                    <text:list-item>
                      <text:p text:style-name="P19"><text:span text:style-name="T19_1">Léčba</text:span><text:span text:style-name="T19_2"><text:s/></text:span><text:span text:style-name="T19_3">těžkých</text:span><text:span text:style-name="T19_4"><text:s/></text:span><text:span text:style-name="T19_5">nemocí</text:span><text:span text:style-name="T19_6"><text:tab/>(6</text:span><text:span text:style-name="T19_7">sp</text:span><text:span text:style-name="T19_8">)(4</text:span><text:span text:style-name="T19_9">in</text:span><text:span text:style-name="T19_10">)<text:tab/>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20_1">Rozpoznávání</text:span><text:span text:style-name="T20_2">(5</text:span><text:span text:style-name="T20_3">sp</text:span><text:span text:style-name="T20_4">)(3</text:span><text:span text:style-name="T20_5">in</text:span><text:span text:style-name="T20_6">)<text:tab/></text:span></text:p>
            </text:list-item>
          </text:list>
        </text:list-item>
      </text:list>
      <text:h text:style-name="P21"><text:span text:style-name="T21_1">Základní</text:span><text:span text:style-name="T21_2"><text:s/></text:span><text:span text:style-name="T21_3">léčitelství</text:span></text:h>
      <text:p text:style-name="P22"><text:span text:style-name="T22_1">Tato</text:span><text:span text:style-name="T22_2"><text:s/></text:span><text:span text:style-name="T22_3">schopnost</text:span><text:span text:style-name="T22_4"><text:s/></text:span><text:span text:style-name="T22_5">otevírá</text:span><text:span text:style-name="T22_6"><text:s/></text:span><text:span text:style-name="T22_7">postavě</text:span><text:span text:style-name="T22_8"><text:s/></text:span><text:span text:style-name="T22_9">schopnostní</text:span><text:span text:style-name="T22_10"><text:s/></text:span><text:span text:style-name="T22_11">strom</text:span><text:span text:style-name="T22_12"><text:s/></text:span><text:span text:style-name="T22_13">léčitelství</text:span><text:span text:style-name="T22_14">.<text:s/></text:span><text:span text:style-name="T22_15">Zároveň</text:span><text:span text:style-name="T22_16"><text:s/></text:span><text:span text:style-name="T22_17">jí</text:span><text:span text:style-name="T22_18"><text:s/></text:span><text:span text:style-name="T22_19">umožňuje</text:span><text:span text:style-name="T22_20"><text:s/></text:span><text:span text:style-name="T22_21">rozpoznávat</text:span><text:span text:style-name="T22_22"><text:s/></text:span><text:span text:style-name="T22_23">jednoduché</text:span><text:span text:style-name="T22_24"><text:s/></text:span><text:span text:style-name="T22_25">typy</text:span><text:span text:style-name="T22_26"><text:s/></text:span><text:span text:style-name="T22_27">nemocí</text:span><text:span text:style-name="T22_28"><text:s/></text:span><text:span text:style-name="T22_29">a</text:span><text:span text:style-name="T22_30"><text:s/></text:span><text:span text:style-name="T22_31">zranění</text:span><text:span text:style-name="T22_32"><text:s/></text:span><text:span text:style-name="T22_33">a</text:span><text:span text:style-name="T22_34"><text:s/></text:span><text:span text:style-name="T22_35">správně</text:span><text:span text:style-name="T22_36"><text:s/></text:span><text:span text:style-name="T22_37">aplikovat</text:span><text:span text:style-name="T22_38"><text:s/></text:span><text:span text:style-name="T22_39">obvazy</text:span><text:span text:style-name="T22_40">,<text:s/></text:span><text:span text:style-name="T22_41">čaje</text:span><text:span text:style-name="T22_42"><text:s/></text:span><text:span text:style-name="T22_43">a</text:span><text:span text:style-name="T22_44"><text:s/></text:span><text:span text:style-name="T22_45">masti</text:span><text:span text:style-name="T22_46">.<text:s/></text:span><text:span text:style-name="T22_47">Tato</text:span><text:span text:style-name="T22_48"><text:s/></text:span><text:span text:style-name="T22_49">schopnost</text:span><text:span text:style-name="T22_50"><text:s/></text:span><text:span text:style-name="T22_51">vám</text:span><text:span text:style-name="T22_52"><text:s/></text:span><text:span text:style-name="T22_53">otevírá</text:span><text:span text:style-name="T22_54"><text:s/></text:span><text:span text:style-name="T22_55">strom</text:span><text:span text:style-name="T22_56"><text:s/>“</text:span><text:span text:style-name="T22_57">léčitelství</text:span><text:span text:style-name="T22_58">”,<text:s/></text:span><text:span text:style-name="T22_59">nebojte</text:span><text:span text:style-name="T22_60"><text:s/></text:span><text:span text:style-name="T22_61">se</text:span><text:span text:style-name="T22_62"><text:s/></text:span><text:span text:style-name="T22_63">používat</text:span><text:span text:style-name="T22_64"><text:s/></text:span><text:span text:style-name="T22_65">vlastní</text:span><text:span text:style-name="T22_66"><text:s/></text:span><text:span text:style-name="T22_67">invenci</text:span><text:span text:style-name="T22_68"><text:s/></text:span><text:span text:style-name="T22_69">a</text:span><text:span text:style-name="T22_70"><text:s/></text:span><text:span text:style-name="T22_71">vynalézat</text:span><text:span text:style-name="T22_72"><text:s/></text:span><text:span text:style-name="T22_73">nové</text:span><text:span text:style-name="T22_74"><text:s/></text:span><text:span text:style-name="T22_75">léčebné</text:span><text:span text:style-name="T22_76"><text:s/></text:span><text:span text:style-name="T22_77">postupy</text:span><text:span text:style-name="T22_78">!</text:span></text:p>
      <text:p text:style-name="P23"><text:span text:style-name="T23_1">Pokud</text:span><text:span text:style-name="T23_2"><text:s/></text:span><text:span text:style-name="T23_3">chcete</text:span><text:span text:style-name="T23_4"><text:s/></text:span><text:span text:style-name="T23_5">hrát</text:span><text:span text:style-name="T23_6"><text:s/></text:span><text:span text:style-name="T23_7">léčitele</text:span><text:span text:style-name="T23_8">,<text:s/></text:span><text:span text:style-name="T23_9">vezměte</text:span><text:span text:style-name="T23_10"><text:s/></text:span><text:span text:style-name="T23_11">si</text:span><text:span text:style-name="T23_12"><text:s/></text:span><text:span text:style-name="T23_13">s</text:span><text:span text:style-name="T23_14"><text:s/></text:span><text:span text:style-name="T23_15">sebou</text:span><text:span text:style-name="T23_16"><text:s/></text:span><text:span text:style-name="T23_17">dostatek</text:span><text:span text:style-name="T23_18"><text:s/></text:span><text:span text:style-name="T23_19">léčitelského</text:span><text:span text:style-name="T23_20"><text:s/></text:span><text:span text:style-name="T23_21">materiálu</text:span><text:span text:style-name="T23_22">.<text:s/></text:span><text:span text:style-name="T23_23">Minimální</text:span><text:span text:style-name="T23_24"><text:s/></text:span><text:span text:style-name="T23_25">podmínkou</text:span><text:span text:style-name="T23_26"><text:s/></text:span><text:span text:style-name="T23_27">je</text:span><text:span text:style-name="T23_28"><text:s/></text:span><text:span text:style-name="T23_29">něco</text:span><text:span text:style-name="T23_30"><text:s/></text:span><text:span text:style-name="T23_31">jako</text:span><text:span text:style-name="T23_32"><text:s/></text:span><text:span text:style-name="T23_33">obvaz</text:span><text:span text:style-name="T23_34">.<text:s/></text:span><text:span text:style-name="T23_35">Zbytek</text:span><text:span text:style-name="T23_36"><text:s/></text:span><text:span text:style-name="T23_37">je</text:span><text:span text:style-name="T23_38"><text:s/></text:span><text:span text:style-name="T23_39">na</text:span><text:span text:style-name="T23_40"><text:s/></text:span><text:span text:style-name="T23_41">vás</text:span><text:span text:style-name="T23_42">.<text:s/></text:span></text:p>
      <text:h text:style-name="P24"><text:bookmark-start text:name="h.9tbo8i26pg7o"/><text:bookmark-end text:name="h.9tbo8i26pg7o"/><text:span text:style-name="T24_1">Ranhojičství</text:span></text:h>
      <text:p text:style-name="P25"><text:span text:style-name="T25_1">Umožňuje</text:span><text:span text:style-name="T25_2"><text:s/></text:span><text:span text:style-name="T25_3">léčit</text:span><text:span text:style-name="T25_4"><text:s/></text:span><text:span text:style-name="T25_5">rychlostí</text:span><text:span text:style-name="T25_6"><text:s/>1<text:s/></text:span><text:span text:style-name="T25_7">život</text:span><text:span text:style-name="T25_8"><text:s/></text:span><text:span text:style-name="T25_9">za</text:span><text:span text:style-name="T25_10"><text:s/>10<text:s/></text:span><text:span text:style-name="T25_11">minut</text:span><text:span text:style-name="T25_12">.<text:s/></text:span><text:span text:style-name="T25_13">Lze</text:span><text:span text:style-name="T25_14"><text:s/></text:span><text:span text:style-name="T25_15">použít</text:span><text:span text:style-name="T25_16"><text:s/></text:span><text:span text:style-name="T25_17">jen</text:span><text:span text:style-name="T25_18"><text:s/></text:span><text:span text:style-name="T25_19">na</text:span><text:span text:style-name="T25_20"><text:s/></text:span><text:span text:style-name="T25_21">fyzická</text:span><text:span text:style-name="T25_22"><text:s/></text:span><text:span text:style-name="T25_23">zranění</text:span><text:span text:style-name="T25_24"><text:s/></text:span><text:span text:style-name="T25_25">utržená</text:span><text:span text:style-name="T25_26"><text:s/></text:span><text:span text:style-name="T25_27">např</text:span><text:span text:style-name="T25_28">.<text:s/></text:span><text:span text:style-name="T25_29">v</text:span><text:span text:style-name="T25_30"><text:s/></text:span><text:span text:style-name="T25_31">boji</text:span><text:span text:style-name="T25_32">,<text:s/></text:span><text:span text:style-name="T25_33">ne</text:span><text:span text:style-name="T25_34"><text:s/></text:span><text:span text:style-name="T25_35">na</text:span><text:span text:style-name="T25_36"><text:s/></text:span><text:span text:style-name="T25_37">kouzla</text:span><text:span text:style-name="T25_38">,<text:s/></text:span><text:span text:style-name="T25_39">popáleniny</text:span><text:span text:style-name="T25_40"><text:s/></text:span><text:span text:style-name="T25_41">apod</text:span><text:span text:style-name="T25_42">.<text:s/></text:span><text:span text:style-name="T25_43">Léčitel</text:span><text:span text:style-name="T25_44"><text:s/></text:span><text:span text:style-name="T25_45">musí</text:span><text:span text:style-name="T25_46"><text:s/></text:span><text:span text:style-name="T25_47">ošetřit</text:span><text:span text:style-name="T25_48"><text:s/></text:span><text:span text:style-name="T25_49">postavu</text:span><text:span text:style-name="T25_50"><text:s/></text:span><text:span text:style-name="T25_51">improvizovanými</text:span><text:span text:style-name="T25_52"><text:s/></text:span><text:span text:style-name="T25_53">obvazy</text:span><text:span text:style-name="T25_54">.<text:s/></text:span><text:span text:style-name="T25_55">Může</text:span><text:span text:style-name="T25_56"><text:s/></text:span><text:span text:style-name="T25_57">léčit</text:span><text:span text:style-name="T25_58"><text:s/></text:span><text:span text:style-name="T25_59">vždy</text:span><text:span text:style-name="T25_60"><text:s/></text:span><text:span text:style-name="T25_61">jen</text:span><text:span text:style-name="T25_62"><text:s/></text:span><text:span text:style-name="T25_63">jednu</text:span><text:span text:style-name="T25_64"><text:s/></text:span><text:span text:style-name="T25_65">postavu</text:span><text:span text:style-name="T25_66"><text:s/></text:span><text:span text:style-name="T25_67">najednou</text:span><text:span text:style-name="T25_68">.<text:s/></text:span><text:span text:style-name="T25_69">Jednu</text:span><text:span text:style-name="T25_70"><text:s/></text:span><text:span text:style-name="T25_71">postavu</text:span><text:span text:style-name="T25_72"><text:s/></text:span><text:span text:style-name="T25_73">může</text:span><text:span text:style-name="T25_74"><text:s/></text:span><text:span text:style-name="T25_75">léčit</text:span><text:span text:style-name="T25_76"><text:s/></text:span><text:span text:style-name="T25_77">i</text:span><text:span text:style-name="T25_78"><text:s/></text:span><text:span text:style-name="T25_79">více</text:span><text:span text:style-name="T25_80"><text:s/></text:span><text:span text:style-name="T25_81">léčitelů</text:span><text:span text:style-name="T25_82"><text:s/></text:span><text:span text:style-name="T25_83">najednou</text:span><text:span text:style-name="T25_84">.<text:s/></text:span><text:span text:style-name="T25_85">Lze</text:span><text:span text:style-name="T25_86"><text:s/></text:span><text:span text:style-name="T25_87">použít</text:span><text:span text:style-name="T25_88"><text:s/></text:span><text:span text:style-name="T25_89">pro</text:span><text:span text:style-name="T25_90"><text:s/></text:span><text:span text:style-name="T25_91">léčení</text:span><text:span text:style-name="T25_92"><text:s/></text:span><text:span text:style-name="T25_93">z</text:span><text:span text:style-name="T25_94"><text:s/></text:span><text:span text:style-name="T25_95">agónie</text:span><text:span text:style-name="T25_96">,<text:s/></text:span><text:span text:style-name="T25_97">v</text:span><text:span text:style-name="T25_98"><text:s/></text:span><text:span text:style-name="T25_99">tom</text:span><text:span text:style-name="T25_100"><text:s/></text:span><text:span text:style-name="T25_101">případě</text:span><text:span text:style-name="T25_102"><text:s/></text:span><text:span text:style-name="T25_103">je</text:span><text:span text:style-name="T25_104"><text:s/></text:span><text:span text:style-name="T25_105">možné</text:span><text:span text:style-name="T25_106"><text:s/></text:span><text:span text:style-name="T25_107">léčit</text:span><text:span text:style-name="T25_108"><text:s/></text:span><text:span text:style-name="T25_109">souběžně</text:span><text:span text:style-name="T25_110"><text:s/></text:span><text:span text:style-name="T25_111">libovolnými</text:span><text:span text:style-name="T25_112"><text:s/></text:span><text:span text:style-name="T25_113">jinými</text:span><text:span text:style-name="T25_114"><text:s/></text:span><text:span text:style-name="T25_115">schopnostmi</text:span><text:span text:style-name="T25_116"><text:s/>(</text:span><text:span text:style-name="T25_117">kněžství</text:span><text:span text:style-name="T25_118">,<text:s/></text:span><text:span text:style-name="T25_119">lektvar</text:span><text:span text:style-name="T25_120">…)</text:span></text:p>
      <text:h text:style-name="P26"><text:bookmark-start text:name="h.9kkvmycdwgg4"/><text:bookmark-end text:name="h.9kkvmycdwgg4"/><text:span text:style-name="T26_1">Ovazování</text:span></text:h>
      <text:p text:style-name="P27"><text:span text:style-name="T27_1">Navazuje</text:span><text:span text:style-name="T27_2"><text:s/></text:span><text:span text:style-name="T27_3">na</text:span><text:span text:style-name="T27_4"><text:s/></text:span><text:span text:style-name="T27_5">ranhojičství</text:span><text:span text:style-name="T27_6">.<text:s/></text:span><text:span text:style-name="T27_7">Umožňuje</text:span><text:span text:style-name="T27_8"><text:s/></text:span><text:span text:style-name="T27_9">léčit</text:span><text:span text:style-name="T27_10"><text:s/></text:span><text:span text:style-name="T27_11">rychlostí</text:span><text:span text:style-name="T27_12"><text:s/>1<text:s/></text:span><text:span text:style-name="T27_13">život</text:span><text:span text:style-name="T27_14"><text:s/></text:span><text:span text:style-name="T27_15">za</text:span><text:span text:style-name="T27_16"><text:s/>5<text:s/></text:span><text:span text:style-name="T27_17">minut</text:span><text:span text:style-name="T27_18">.<text:s/></text:span><text:span text:style-name="T27_19">S</text:span><text:span text:style-name="T27_20"><text:s/></text:span><text:span text:style-name="T27_21">fixací</text:span><text:span text:style-name="T27_22"><text:s/></text:span><text:span text:style-name="T27_23">se</text:span><text:span text:style-name="T27_24"><text:s/></text:span><text:span text:style-name="T27_25">doba</text:span><text:span text:style-name="T27_26"><text:s/></text:span><text:span text:style-name="T27_27">zkracuje</text:span><text:span text:style-name="T27_28"><text:s/></text:span><text:span text:style-name="T27_29">na</text:span><text:span text:style-name="T27_30"><text:s/>1<text:s/></text:span><text:span text:style-name="T27_31">život</text:span><text:span text:style-name="T27_32"><text:s/></text:span><text:span text:style-name="T27_33">za</text:span><text:span text:style-name="T27_34"><text:s/>2<text:s/></text:span><text:span text:style-name="T27_35">minuty</text:span><text:span text:style-name="T27_36">.</text:span></text:p>
      <text:h text:style-name="P28"><text:span text:style-name="T28_1">Fixace</text:span></text:h>
      <text:p text:style-name="P29"><text:span text:style-name="T29_1">Fixace</text:span><text:span text:style-name="T29_2"><text:s/></text:span><text:span text:style-name="T29_3">zraněných</text:span><text:span text:style-name="T29_4"><text:s/></text:span><text:span text:style-name="T29_5">částí</text:span><text:span text:style-name="T29_6"><text:s/></text:span><text:span text:style-name="T29_7">těla</text:span><text:span text:style-name="T29_8">.<text:s/></text:span><text:span text:style-name="T29_9">Pokud</text:span><text:span text:style-name="T29_10"><text:s/></text:span><text:span text:style-name="T29_11">je</text:span><text:span text:style-name="T29_12"><text:s/></text:span><text:span text:style-name="T29_13">postava</text:span><text:span text:style-name="T29_14"><text:s/></text:span><text:span text:style-name="T29_15">fixována</text:span><text:span text:style-name="T29_16"><text:s/></text:span><text:span text:style-name="T29_17">do</text:span><text:span text:style-name="T29_18"><text:s/>10</text:span><text:span text:style-name="T29_19">ti</text:span><text:span text:style-name="T29_20"><text:s/></text:span><text:span text:style-name="T29_21">minut</text:span><text:span text:style-name="T29_22"><text:s/></text:span><text:span text:style-name="T29_23">od</text:span><text:span text:style-name="T29_24"><text:s/></text:span><text:span text:style-name="T29_25">zlomení</text:span><text:span text:style-name="T29_26"><text:s/></text:span><text:span text:style-name="T29_27">některé</text:span><text:span text:style-name="T29_28"><text:s/></text:span><text:span text:style-name="T29_29">její</text:span><text:span text:style-name="T29_30"><text:s/></text:span><text:span text:style-name="T29_31">kosti</text:span><text:span text:style-name="T29_32">,<text:s/></text:span><text:span text:style-name="T29_33">je</text:span><text:span text:style-name="T29_34"><text:s/>50%<text:s/></text:span><text:span text:style-name="T29_35">šance</text:span><text:span text:style-name="T29_36"><text:s/></text:span><text:span text:style-name="T29_37">na</text:span><text:span text:style-name="T29_38"><text:s/></text:span><text:span text:style-name="T29_39">její</text:span><text:span text:style-name="T29_40"><text:s/></text:span><text:span text:style-name="T29_41">správný</text:span><text:span text:style-name="T29_42"><text:s/></text:span><text:span text:style-name="T29_43">srůst</text:span><text:span text:style-name="T29_44">.<text:s/></text:span><text:span text:style-name="T29_45">Pokud</text:span><text:span text:style-name="T29_46"><text:s/></text:span><text:span text:style-name="T29_47">ne</text:span><text:span text:style-name="T29_48">,<text:s/></text:span><text:span text:style-name="T29_49">nepovedlo</text:span><text:span text:style-name="T29_50"><text:s/></text:span><text:span text:style-name="T29_51">se</text:span><text:span text:style-name="T29_52"><text:s/>-<text:s/></text:span><text:span text:style-name="T29_53">končetina</text:span><text:span text:style-name="T29_54"><text:s/></text:span><text:span text:style-name="T29_55">sroste</text:span><text:span text:style-name="T29_56"><text:s/></text:span><text:span text:style-name="T29_57">špatně</text:span><text:span text:style-name="T29_58"><text:s/>(</text:span><text:span text:style-name="T29_59">nebo</text:span><text:span text:style-name="T29_60"><text:s/></text:span><text:span text:style-name="T29_61">vůbec</text:span><text:span text:style-name="T29_62">)<text:s/></text:span><text:span text:style-name="T29_63">a</text:span><text:span text:style-name="T29_64"><text:s/></text:span><text:span text:style-name="T29_65">IO</text:span><text:span text:style-name="T29_66"><text:s/></text:span><text:span text:style-name="T29_67">přidělí</text:span><text:span text:style-name="T29_68"><text:s/></text:span><text:span text:style-name="T29_69">postih</text:span><text:span text:style-name="T29_70">.<text:s/></text:span><text:span text:style-name="T29_71">Pro</text:span><text:span text:style-name="T29_72"><text:s/></text:span><text:span text:style-name="T29_73">každý</text:span><text:span text:style-name="T29_74"><text:s/></text:span><text:span text:style-name="T29_75">případ</text:span><text:span text:style-name="T29_76"><text:s/></text:span><text:span text:style-name="T29_77">jsou</text:span><text:span text:style-name="T29_78"><text:s/></text:span><text:span text:style-name="T29_79">nutné</text:span><text:span text:style-name="T29_80"><text:s/></text:span><text:span text:style-name="T29_81">opětovné</text:span><text:span text:style-name="T29_82"><text:s/></text:span><text:span text:style-name="T29_83">kontroly</text:span><text:span text:style-name="T29_84"><text:s/></text:span><text:span text:style-name="T29_85">podle</text:span><text:span text:style-name="T29_86"><text:s/></text:span><text:span text:style-name="T29_87">léčitelova</text:span><text:span text:style-name="T29_88"><text:s/></text:span><text:span text:style-name="T29_89">uvážení</text:span><text:span text:style-name="T29_90">.</text:span></text:p>
      <text:p text:style-name="P30"/>
      <text:p text:style-name="P31"><text:span text:style-name="T31_1">Navazuje</text:span><text:span text:style-name="T31_2"><text:s/></text:span><text:span text:style-name="T31_3">na</text:span><text:span text:style-name="T31_4"><text:s/></text:span><text:span text:style-name="T31_5">ranhojičství</text:span><text:span text:style-name="T31_6">.<text:s/></text:span><text:span text:style-name="T31_7">Umožňuje</text:span><text:span text:style-name="T31_8"><text:s/></text:span><text:span text:style-name="T31_9">léčit</text:span><text:span text:style-name="T31_10"><text:s/></text:span><text:span text:style-name="T31_11">rychlostí</text:span><text:span text:style-name="T31_12"><text:s/>1<text:s/></text:span><text:span text:style-name="T31_13">život</text:span><text:span text:style-name="T31_14"><text:s/></text:span><text:span text:style-name="T31_15">za</text:span><text:span text:style-name="T31_16"><text:s/>5<text:s/></text:span><text:span text:style-name="T31_17">minut</text:span><text:span text:style-name="T31_18">.<text:s/></text:span><text:span text:style-name="T31_19">S</text:span><text:span text:style-name="T31_20"><text:s/></text:span><text:span text:style-name="T31_21">ovazováním</text:span><text:span text:style-name="T31_22"><text:s/></text:span><text:span text:style-name="T31_23">se</text:span><text:span text:style-name="T31_24"><text:s/></text:span><text:span text:style-name="T31_25">doba</text:span><text:span text:style-name="T31_26"><text:s/></text:span><text:span text:style-name="T31_27">zkracuje</text:span><text:span text:style-name="T31_28"><text:s/></text:span><text:span text:style-name="T31_29">na</text:span><text:span text:style-name="T31_30"><text:s/>1<text:s/></text:span><text:span text:style-name="T31_31">život</text:span><text:span text:style-name="T31_32"><text:s/></text:span><text:span text:style-name="T31_33">za</text:span><text:span text:style-name="T31_34"><text:s/>2<text:s/></text:span><text:span text:style-name="T31_35">minuty</text:span><text:span text:style-name="T31_36">.</text:span></text:p>
      <text:h text:style-name="P32"><text:span text:style-name="T32_1">Napravování</text:span><text:span text:style-name="T32_2"><text:s/></text:span><text:span text:style-name="T32_3">zlomenin</text:span></text:h>
      <text:p text:style-name="P33"><text:span text:style-name="T33_1">Léčitel</text:span><text:span text:style-name="T33_2"><text:s/></text:span><text:span text:style-name="T33_3">může</text:span><text:span text:style-name="T33_4"><text:s/></text:span><text:span text:style-name="T33_5">napravit</text:span><text:span text:style-name="T33_6"><text:s/></text:span><text:span text:style-name="T33_7">špatně</text:span><text:span text:style-name="T33_8"><text:s/></text:span><text:span text:style-name="T33_9">srostlou</text:span><text:span text:style-name="T33_10"><text:s/></text:span><text:span text:style-name="T33_11">zlomeninu</text:span><text:span text:style-name="T33_12"><text:s/></text:span><text:span text:style-name="T33_13">tím</text:span><text:span text:style-name="T33_14">,<text:s/></text:span><text:span text:style-name="T33_15">že</text:span><text:span text:style-name="T33_16"><text:s/></text:span><text:span text:style-name="T33_17">ji</text:span><text:span text:style-name="T33_18"><text:s/></text:span><text:span text:style-name="T33_19">opět</text:span><text:span text:style-name="T33_20"><text:s/></text:span><text:span text:style-name="T33_21">zlomí</text:span><text:span text:style-name="T33_22"><text:s/></text:span><text:span text:style-name="T33_23">a</text:span><text:span text:style-name="T33_24"><text:s/></text:span><text:span text:style-name="T33_25">ošetří</text:span><text:span text:style-name="T33_26"><text:s/></text:span><text:span text:style-name="T33_27">pomocí</text:span><text:span text:style-name="T33_28"><text:s/></text:span><text:span text:style-name="T33_29">fixace</text:span><text:span text:style-name="T33_30">.<text:s/></text:span><text:span text:style-name="T33_31">Na</text:span><text:span text:style-name="T33_32"><text:s/></text:span><text:span text:style-name="T33_33">jednu</text:span><text:span text:style-name="T33_34"><text:s/></text:span><text:span text:style-name="T33_35">zlomeninu</text:span><text:span text:style-name="T33_36"><text:s/></text:span><text:span text:style-name="T33_37">lze</text:span><text:span text:style-name="T33_38"><text:s/></text:span><text:span text:style-name="T33_39">použít</text:span><text:span text:style-name="T33_40"><text:s/>2</text:span><text:span text:style-name="T33_41">x</text:span><text:span text:style-name="T33_42">,<text:s/></text:span><text:span text:style-name="T33_43">pak</text:span><text:span text:style-name="T33_44"><text:s/></text:span><text:span text:style-name="T33_45">je</text:span><text:span text:style-name="T33_46"><text:s/></text:span><text:span text:style-name="T33_47">zlomenina</text:span><text:span text:style-name="T33_48"><text:s/></text:span><text:span text:style-name="T33_49">léčitelsky</text:span><text:span text:style-name="T33_50"><text:s/></text:span><text:span text:style-name="T33_51">nenapravitelná</text:span><text:span text:style-name="T33_52">.</text:span></text:p>
      <text:h text:style-name="P34"><text:span text:style-name="T34_1">Ošetření</text:span></text:h>
      <text:p text:style-name="P35"><text:span text:style-name="T35_1">Tato</text:span><text:span text:style-name="T35_2"><text:s/></text:span><text:span text:style-name="T35_3">schopnost</text:span><text:span text:style-name="T35_4"><text:s/></text:span><text:span text:style-name="T35_5">umožní</text:span><text:span text:style-name="T35_6"><text:s/></text:span><text:span text:style-name="T35_7">vyléčit</text:span><text:span text:style-name="T35_8"><text:s/></text:span><text:span text:style-name="T35_9">zranění</text:span><text:span text:style-name="T35_10"><text:s/></text:span><text:span text:style-name="T35_11">jiná</text:span><text:span text:style-name="T35_12"><text:s/></text:span><text:span text:style-name="T35_13">než</text:span><text:span text:style-name="T35_14"><text:s/></text:span><text:span text:style-name="T35_15">utržená</text:span><text:span text:style-name="T35_16"><text:s/></text:span><text:span text:style-name="T35_17">v</text:span><text:span text:style-name="T35_18"><text:s/></text:span><text:span text:style-name="T35_19">boji</text:span><text:span text:style-name="T35_20"><text:s/>(</text:span><text:span text:style-name="T35_21">jed</text:span><text:span text:style-name="T35_22">,<text:s/></text:span><text:span text:style-name="T35_23">kouzlo</text:span><text:span text:style-name="T35_24">,<text:s/></text:span><text:span text:style-name="T35_25">živel</text:span><text:span text:style-name="T35_26">,<text:s/></text:span><text:span text:style-name="T35_27">apod</text:span><text:span text:style-name="T35_28">.).<text:s/></text:span><text:span text:style-name="T35_29">Schopnost</text:span><text:span text:style-name="T35_30"><text:s/></text:span><text:span text:style-name="T35_31">se</text:span><text:span text:style-name="T35_32"><text:s/></text:span><text:span text:style-name="T35_33">používá</text:span><text:span text:style-name="T35_34"><text:s/></text:span><text:span text:style-name="T35_35">společně</text:span><text:span text:style-name="T35_36"><text:s/></text:span><text:span text:style-name="T35_37">s</text:span><text:span text:style-name="T35_38"><text:s/></text:span><text:span text:style-name="T35_39">Ovazováním</text:span><text:span text:style-name="T35_40"><text:s/></text:span><text:span text:style-name="T35_41">a</text:span><text:span text:style-name="T35_42"><text:s/></text:span><text:span text:style-name="T35_43">Fixací</text:span><text:span text:style-name="T35_44"><text:s/></text:span><text:span text:style-name="T35_45">a</text:span><text:span text:style-name="T35_46"><text:s/></text:span><text:span text:style-name="T35_47">doba</text:span><text:span text:style-name="T35_48"><text:s/></text:span><text:span text:style-name="T35_49">vyléčení</text:span><text:span text:style-name="T35_50"><text:s/>1<text:s/></text:span><text:span text:style-name="T35_51">životu</text:span><text:span text:style-name="T35_52"><text:s/></text:span><text:span text:style-name="T35_53">se</text:span><text:span text:style-name="T35_54"><text:s/></text:span><text:span text:style-name="T35_55">od</text:span><text:span text:style-name="T35_56"><text:s/></text:span><text:span text:style-name="T35_57">něj</text:span><text:span text:style-name="T35_58"><text:s/></text:span><text:span text:style-name="T35_59">odvozuje</text:span><text:span text:style-name="T35_60">.</text:span></text:p>
      <text:h text:style-name="P36"><text:span text:style-name="T36_1">Prodloužení</text:span><text:span text:style-name="T36_2"><text:s/></text:span><text:span text:style-name="T36_3">agónie</text:span></text:h>
      <text:p text:style-name="P37"><text:span text:style-name="T37_1">Umožní</text:span><text:span text:style-name="T37_2"><text:s/></text:span><text:span text:style-name="T37_3">léčiteli</text:span><text:span text:style-name="T37_4"><text:s/></text:span><text:span text:style-name="T37_5">prodloužit</text:span><text:span text:style-name="T37_6"><text:s/></text:span><text:span text:style-name="T37_7">agónii</text:span><text:span text:style-name="T37_8"><text:s/></text:span><text:span text:style-name="T37_9">o</text:span><text:span text:style-name="T37_10"><text:s/>5<text:s/></text:span><text:span text:style-name="T37_11">minut</text:span><text:span text:style-name="T37_12">.<text:s/></text:span><text:span text:style-name="T37_13">Lze</text:span><text:span text:style-name="T37_14"><text:s/></text:span><text:span text:style-name="T37_15">použít</text:span><text:span text:style-name="T37_16"><text:s/></text:span><text:span text:style-name="T37_17">pouze</text:span><text:span text:style-name="T37_18"><text:s/>1</text:span><text:span text:style-name="T37_19">x</text:span><text:span text:style-name="T37_20"><text:s/></text:span><text:span text:style-name="T37_21">na</text:span><text:span text:style-name="T37_22"><text:s/></text:span><text:span text:style-name="T37_23">každou</text:span><text:span text:style-name="T37_24"><text:s/></text:span><text:span text:style-name="T37_25">agónii</text:span><text:span text:style-name="T37_26">.<text:s/></text:span><text:span text:style-name="T37_27">Nelze</text:span><text:span text:style-name="T37_28"><text:s/></text:span><text:span text:style-name="T37_29">použít</text:span><text:span text:style-name="T37_30"><text:s/></text:span><text:span text:style-name="T37_31">v</text:span><text:span text:style-name="T37_32"><text:s/></text:span><text:span text:style-name="T37_33">případě</text:span><text:span text:style-name="T37_34">,<text:s/></text:span><text:span text:style-name="T37_35">kdy</text:span><text:span text:style-name="T37_36"><text:s/></text:span><text:span text:style-name="T37_37">před</text:span><text:span text:style-name="T37_38"><text:s/></text:span><text:span text:style-name="T37_39">tím</text:span><text:span text:style-name="T37_40"><text:s/></text:span><text:span text:style-name="T37_41">prodlužoval</text:span><text:span text:style-name="T37_42"><text:s/></text:span><text:span text:style-name="T37_43">tu</text:span><text:span text:style-name="T37_44"><text:s/></text:span><text:span text:style-name="T37_45">samou</text:span><text:span text:style-name="T37_46"><text:s/></text:span><text:span text:style-name="T37_47">agónii</text:span><text:span text:style-name="T37_48"><text:s/></text:span><text:span text:style-name="T37_49">touto</text:span><text:span text:style-name="T37_50"><text:s/></text:span><text:span text:style-name="T37_51">schopností</text:span><text:span text:style-name="T37_52"><text:s/></text:span><text:span text:style-name="T37_53">jiný</text:span><text:span text:style-name="T37_54"><text:s/></text:span><text:span text:style-name="T37_55">léčitel</text:span><text:span text:style-name="T37_56">.<text:s/></text:span><text:span text:style-name="T37_57">Je</text:span><text:span text:style-name="T37_58"><text:s/></text:span><text:span text:style-name="T37_59">nutná</text:span><text:span text:style-name="T37_60"><text:s/></text:span><text:span text:style-name="T37_61">trvalá</text:span><text:span text:style-name="T37_62"><text:s/></text:span><text:span text:style-name="T37_63">RP</text:span><text:span text:style-name="T37_64"><text:s/></text:span><text:span text:style-name="T37_65">péče</text:span><text:span text:style-name="T37_66"><text:s/></text:span><text:span text:style-name="T37_67">po</text:span><text:span text:style-name="T37_68"><text:s/></text:span><text:span text:style-name="T37_69">celých</text:span><text:span text:style-name="T37_70"><text:s/>5<text:s/></text:span><text:span text:style-name="T37_71">minut</text:span><text:span text:style-name="T37_72"><text:s/>(</text:span><text:span text:style-name="T37_73">nejde</text:span><text:span text:style-name="T37_74"><text:s/></text:span><text:span text:style-name="T37_75">o</text:span><text:span text:style-name="T37_76"><text:s/></text:span><text:span text:style-name="T37_77">stabilizaci</text:span><text:span text:style-name="T37_78">!).<text:s/></text:span><text:span text:style-name="T37_79">Je</text:span><text:span text:style-name="T37_80"><text:s/></text:span><text:span text:style-name="T37_81">možné</text:span><text:span text:style-name="T37_82"><text:s/></text:span><text:span text:style-name="T37_83">při</text:span><text:span text:style-name="T37_84"><text:s/></text:span><text:span text:style-name="T37_85">prodlužování</text:span><text:span text:style-name="T37_86"><text:s/></text:span><text:span text:style-name="T37_87">agonie</text:span><text:span text:style-name="T37_88"><text:s/></text:span><text:span text:style-name="T37_89">používat</text:span><text:span text:style-name="T37_90"><text:s/></text:span><text:span text:style-name="T37_91">i</text:span><text:span text:style-name="T37_92"><text:s/></text:span><text:span text:style-name="T37_93">ostatní</text:span><text:span text:style-name="T37_94"><text:s/></text:span><text:span text:style-name="T37_95">léčitelské</text:span><text:span text:style-name="T37_96"><text:s/></text:span><text:span text:style-name="T37_97">schopnosti</text:span><text:span text:style-name="T37_98">.<text:s/></text:span></text:p>
      <text:h text:style-name="P38"><text:span text:style-name="T38_1">Bylinkářství</text:span></text:h>
      <text:p text:style-name="P39"><text:span text:style-name="T39_1">Příprava</text:span><text:span text:style-name="T39_2"><text:s/></text:span><text:span text:style-name="T39_3">čajů</text:span><text:span text:style-name="T39_4">.<text:s/></text:span><text:span text:style-name="T39_5">Podáváním</text:span><text:span text:style-name="T39_6"><text:s/></text:span><text:span text:style-name="T39_7">léčivých</text:span><text:span text:style-name="T39_8"><text:s/></text:span><text:span text:style-name="T39_9">odvarů</text:span><text:span text:style-name="T39_10"><text:s/></text:span><text:span text:style-name="T39_11">a</text:span><text:span text:style-name="T39_12"><text:s/></text:span><text:span text:style-name="T39_13">čajů</text:span><text:span text:style-name="T39_14"><text:s/></text:span><text:span text:style-name="T39_15">může</text:span><text:span text:style-name="T39_16"><text:s/></text:span><text:span text:style-name="T39_17">léčitel</text:span><text:span text:style-name="T39_18"><text:s/></text:span><text:span text:style-name="T39_19">vyléčit</text:span><text:span text:style-name="T39_20"><text:s/></text:span><text:span text:style-name="T39_21">některé</text:span><text:span text:style-name="T39_22"><text:s/></text:span><text:span text:style-name="T39_23">choroby</text:span><text:span text:style-name="T39_24"><text:s/></text:span><text:span text:style-name="T39_25">a</text:span><text:span text:style-name="T39_26"><text:s/></text:span><text:span text:style-name="T39_27">újmy</text:span><text:span text:style-name="T39_28"><text:s/></text:span><text:span text:style-name="T39_29">utrpěné</text:span><text:span text:style-name="T39_30"><text:s/></text:span><text:span text:style-name="T39_31">kouzly</text:span><text:span text:style-name="T39_32">.<text:s/></text:span><text:span text:style-name="T39_33">Jde</text:span><text:span text:style-name="T39_34"><text:s/></text:span><text:span text:style-name="T39_35">o</text:span><text:span text:style-name="T39_36"><text:s/></text:span><text:span text:style-name="T39_37">jinou</text:span><text:span text:style-name="T39_38"><text:s/></text:span><text:span text:style-name="T39_39">schopnost</text:span><text:span text:style-name="T39_40"><text:s/></text:span><text:span text:style-name="T39_41">než</text:span><text:span text:style-name="T39_42"><text:s/></text:span><text:span text:style-name="T39_43">výroba</text:span><text:span text:style-name="T39_44"><text:s/></text:span><text:span text:style-name="T39_45">čajů</text:span><text:span text:style-name="T39_46"><text:s/></text:span><text:span text:style-name="T39_47">v</text:span><text:span text:style-name="T39_48"><text:s/></text:span><text:span text:style-name="T39_49">alchymii</text:span><text:span text:style-name="T39_50"><text:s/></text:span><text:span text:style-name="T39_51">a</text:span><text:span text:style-name="T39_52"><text:s/></text:span><text:span text:style-name="T39_53">má</text:span><text:span text:style-name="T39_54"><text:s/></text:span><text:span text:style-name="T39_55">svoje</text:span><text:span text:style-name="T39_56"><text:s/></text:span><text:span text:style-name="T39_57">recepty</text:span><text:span text:style-name="T39_58">.<text:s/></text:span><text:span text:style-name="T39_59">S</text:span><text:span text:style-name="T39_60"><text:s/></text:span><text:span text:style-name="T39_61">touto</text:span><text:span text:style-name="T39_62"><text:s/></text:span><text:span text:style-name="T39_63">schopností</text:span><text:span text:style-name="T39_64"><text:s/></text:span><text:span text:style-name="T39_65">také</text:span><text:span text:style-name="T39_66"><text:s/></text:span><text:span text:style-name="T39_67">poznáte</text:span><text:span text:style-name="T39_68"><text:s/></text:span><text:span text:style-name="T39_69">a</text:span><text:span text:style-name="T39_70"><text:s/></text:span><text:span text:style-name="T39_71">budete</text:span><text:span text:style-name="T39_72"><text:s/></text:span><text:span text:style-name="T39_73">moci</text:span><text:span text:style-name="T39_74"><text:s/></text:span><text:span text:style-name="T39_75">sbírat</text:span><text:span text:style-name="T39_76"><text:s/></text:span><text:span text:style-name="T39_77">rostliny</text:span><text:span text:style-name="T39_78"><text:s/></text:span><text:span text:style-name="T39_79">a</text:span><text:span text:style-name="T39_80"><text:s/></text:span><text:span text:style-name="T39_81">houby</text:span><text:span text:style-name="T39_82"><text:s/></text:span><text:span text:style-name="T39_83">určené</text:span><text:span text:style-name="T39_84"><text:s/></text:span><text:span text:style-name="T39_85">pro</text:span><text:span text:style-name="T39_86"><text:s/></text:span><text:span text:style-name="T39_87">alchymii</text:span><text:span text:style-name="T39_88"><text:s/></text:span><text:span text:style-name="T39_89">a</text:span><text:span text:style-name="T39_90"><text:s/></text:span><text:span text:style-name="T39_91">léčitelství</text:span><text:span text:style-name="T39_92">.</text:span></text:p>
      <text:h text:style-name="P40"><text:span text:style-name="T40_1">Pokročilé</text:span><text:span text:style-name="T40_2"><text:s/></text:span><text:span text:style-name="T40_3">bylinkářství</text:span></text:h>
      <text:p text:style-name="P41"><text:span text:style-name="T41_1">Příprava</text:span><text:span text:style-name="T41_2"><text:s/></text:span><text:span text:style-name="T41_3">mastí</text:span><text:span text:style-name="T41_4">.<text:s/></text:span><text:span text:style-name="T41_5">Postava</text:span><text:span text:style-name="T41_6"><text:s/></text:span><text:span text:style-name="T41_7">zběhlá</text:span><text:span text:style-name="T41_8"><text:s/></text:span><text:span text:style-name="T41_9">v</text:span><text:span text:style-name="T41_10"><text:s/></text:span><text:span text:style-name="T41_11">tomto</text:span><text:span text:style-name="T41_12"><text:s/></text:span><text:span text:style-name="T41_13">oboru</text:span><text:span text:style-name="T41_14"><text:s/></text:span><text:span text:style-name="T41_15">je</text:span><text:span text:style-name="T41_16"><text:s/></text:span><text:span text:style-name="T41_17">schopna</text:span><text:span text:style-name="T41_18"><text:s/></text:span><text:span text:style-name="T41_19">vytvořit</text:span><text:span text:style-name="T41_20"><text:s/></text:span><text:span text:style-name="T41_21">masti</text:span><text:span text:style-name="T41_22"><text:s/></text:span><text:span text:style-name="T41_23">k</text:span><text:span text:style-name="T41_24"><text:s/></text:span><text:span text:style-name="T41_25">okamžitému</text:span><text:span text:style-name="T41_26"><text:s/></text:span><text:span text:style-name="T41_27">léčení</text:span><text:span text:style-name="T41_28"><text:s/></text:span><text:span text:style-name="T41_29">ran</text:span><text:span text:style-name="T41_30"><text:s/></text:span><text:span text:style-name="T41_31">a</text:span><text:span text:style-name="T41_32"><text:s/></text:span><text:span text:style-name="T41_33">popálenin</text:span><text:span text:style-name="T41_34">,<text:s/></text:span><text:span text:style-name="T41_35">masti</text:span><text:span text:style-name="T41_36"><text:s/></text:span><text:span text:style-name="T41_37">je</text:span><text:span text:style-name="T41_38"><text:s/></text:span><text:span text:style-name="T41_39">však</text:span><text:span text:style-name="T41_40"><text:s/></text:span><text:span text:style-name="T41_41">možné</text:span><text:span text:style-name="T41_42"><text:s/></text:span><text:span text:style-name="T41_43">také</text:span><text:span text:style-name="T41_44"><text:s/></text:span><text:span text:style-name="T41_45">uchovat</text:span><text:span text:style-name="T41_46"><text:s/></text:span><text:span text:style-name="T41_47">pro</text:span><text:span text:style-name="T41_48"><text:s/></text:span><text:span text:style-name="T41_49">pozdější</text:span><text:span text:style-name="T41_50"><text:s/></text:span><text:span text:style-name="T41_51">použití</text:span><text:span text:style-name="T41_52"><text:s/></text:span><text:span text:style-name="T41_53">a</text:span><text:span text:style-name="T41_54"><text:s/></text:span><text:span text:style-name="T41_55">použít</text:span><text:span text:style-name="T41_56"><text:s/></text:span><text:span text:style-name="T41_57">je</text:span><text:span text:style-name="T41_58"><text:s/></text:span><text:span text:style-name="T41_59">ve</text:span><text:span text:style-name="T41_60"><text:s/></text:span><text:span text:style-name="T41_61">vhodný</text:span><text:span text:style-name="T41_62"><text:s/></text:span><text:span text:style-name="T41_63">okamžik</text:span><text:span text:style-name="T41_64">.<text:s/></text:span><text:span text:style-name="T41_65">Jde</text:span><text:span text:style-name="T41_66"><text:s/></text:span><text:span text:style-name="T41_67">o</text:span><text:span text:style-name="T41_68"><text:s/></text:span><text:span text:style-name="T41_69">jinou</text:span><text:span text:style-name="T41_70"><text:s/></text:span><text:span text:style-name="T41_71">schopnost</text:span><text:span text:style-name="T41_72"><text:s/></text:span><text:span text:style-name="T41_73">než</text:span><text:span text:style-name="T41_74"><text:s/></text:span><text:span text:style-name="T41_75">výroba</text:span><text:span text:style-name="T41_76"><text:s/></text:span><text:span text:style-name="T41_77">mastí</text:span><text:span text:style-name="T41_78"><text:s/></text:span><text:span text:style-name="T41_79">v</text:span><text:span text:style-name="T41_80"><text:s/></text:span><text:span text:style-name="T41_81">alchymii</text:span><text:span text:style-name="T41_82"><text:s/></text:span><text:span text:style-name="T41_83">a</text:span><text:span text:style-name="T41_84"><text:s/></text:span><text:span text:style-name="T41_85">má</text:span><text:span text:style-name="T41_86"><text:s/></text:span><text:span text:style-name="T41_87">svoje</text:span><text:span text:style-name="T41_88"><text:s/></text:span><text:span text:style-name="T41_89">recepty</text:span><text:span text:style-name="T41_90">.</text:span></text:p>
      <text:h text:style-name="P42"><text:span text:style-name="T42_1">Psychická</text:span><text:span text:style-name="T42_2"><text:s/></text:span><text:span text:style-name="T42_3">pomoc</text:span></text:h>
      <text:p text:style-name="P43"><text:span text:style-name="T43_1">Léčitel</text:span><text:span text:style-name="T43_2"><text:s/></text:span><text:span text:style-name="T43_3">je</text:span><text:span text:style-name="T43_4"><text:s/></text:span><text:span text:style-name="T43_5">schopen</text:span><text:span text:style-name="T43_6"><text:s/></text:span><text:span text:style-name="T43_7">vyléčit</text:span><text:span text:style-name="T43_8"><text:s/></text:span><text:span text:style-name="T43_9">postavu</text:span><text:span text:style-name="T43_10"><text:s/></text:span><text:span text:style-name="T43_11">trpící</text:span><text:span text:style-name="T43_12"><text:s/></text:span><text:span text:style-name="T43_13">chorobou</text:span><text:span text:style-name="T43_14"><text:s/></text:span><text:span text:style-name="T43_15">mysli</text:span><text:span text:style-name="T43_16"><text:s/>(</text:span><text:span text:style-name="T43_17">po</text:span><text:span text:style-name="T43_18"><text:s/></text:span><text:span text:style-name="T43_19">dohodě</text:span><text:span text:style-name="T43_20"><text:s/></text:span><text:span text:style-name="T43_21">s</text:span><text:span text:style-name="T43_22"><text:s/></text:span><text:span text:style-name="T43_23">IO</text:span><text:span text:style-name="T43_24">).<text:s/></text:span><text:span text:style-name="T43_25">Pozná</text:span><text:span text:style-name="T43_26"><text:s/></text:span><text:span text:style-name="T43_27">chorobu</text:span><text:span text:style-name="T43_28"><text:s/></text:span><text:span text:style-name="T43_29">mysli</text:span><text:span text:style-name="T43_30">.</text:span></text:p>
      <text:h text:style-name="P44"><text:span text:style-name="T44_1">Léčba</text:span><text:span text:style-name="T44_2"><text:s/></text:span><text:span text:style-name="T44_3">základních</text:span><text:span text:style-name="T44_4"><text:s/></text:span><text:span text:style-name="T44_5">nemocí</text:span></text:h>
      <text:p text:style-name="P45"><text:span text:style-name="T45_1">Léčitel</text:span><text:span text:style-name="T45_2"><text:s/></text:span><text:span text:style-name="T45_3">je</text:span><text:span text:style-name="T45_4"><text:s/></text:span><text:span text:style-name="T45_5">schopen</text:span><text:span text:style-name="T45_6"><text:s/></text:span><text:span text:style-name="T45_7">za</text:span><text:span text:style-name="T45_8"><text:s/>10<text:s/></text:span><text:span text:style-name="T45_9">minut</text:span><text:span text:style-name="T45_10"><text:s/></text:span><text:span text:style-name="T45_11">vyléčit</text:span><text:span text:style-name="T45_12"><text:s/></text:span><text:span text:style-name="T45_13">lehkou</text:span><text:span text:style-name="T45_14"><text:s/></text:span><text:span text:style-name="T45_15">nemoc</text:span><text:span text:style-name="T45_16">.<text:s/></text:span><text:span text:style-name="T45_17">Pozná</text:span><text:span text:style-name="T45_18"><text:s/></text:span><text:span text:style-name="T45_19">středně</text:span><text:span text:style-name="T45_20"><text:s/></text:span><text:span text:style-name="T45_21">těžké</text:span><text:span text:style-name="T45_22"><text:s/></text:span><text:span text:style-name="T45_23">nemoci</text:span><text:span text:style-name="T45_24">.<text:s/></text:span><text:span text:style-name="T45_25">Princip</text:span><text:span text:style-name="T45_26"><text:s/></text:span><text:span text:style-name="T45_27">je</text:span><text:span text:style-name="T45_28"><text:s/></text:span><text:span text:style-name="T45_29">stejný</text:span><text:span text:style-name="T45_30"><text:s/></text:span><text:span text:style-name="T45_31">jako</text:span><text:span text:style-name="T45_32"><text:s/></text:span><text:span text:style-name="T45_33">u</text:span><text:span text:style-name="T45_34"><text:s/></text:span><text:span text:style-name="T45_35">základního</text:span><text:span text:style-name="T45_36"><text:s/></text:span><text:span text:style-name="T45_37">léčitelství</text:span><text:span text:style-name="T45_38"><text:s/>–<text:s/></text:span><text:span text:style-name="T45_39">doba</text:span><text:span text:style-name="T45_40"><text:s/></text:span><text:span text:style-name="T45_41">léčení</text:span><text:span text:style-name="T45_42"><text:s/></text:span><text:span text:style-name="T45_43">začíná</text:span><text:span text:style-name="T45_44"><text:s/></text:span><text:span text:style-name="T45_45">RP</text:span><text:span text:style-name="T45_46"><text:s/></text:span><text:span text:style-name="T45_47">léčení</text:span><text:span text:style-name="T45_48"><text:s/></text:span><text:span text:style-name="T45_49">nemoci</text:span><text:span text:style-name="T45_50"><text:s/>--<text:s/></text:span><text:span text:style-name="T45_51">a</text:span><text:span text:style-name="T45_52"><text:s/></text:span><text:span text:style-name="T45_53">trvá</text:span><text:span text:style-name="T45_54"><text:s/>10<text:s/></text:span><text:span text:style-name="T45_55">minut</text:span><text:span text:style-name="T45_56"><text:s/>(</text:span><text:span text:style-name="T45_57">RP</text:span><text:span text:style-name="T45_58"><text:s/></text:span><text:span text:style-name="T45_59">léčení</text:span><text:span text:style-name="T45_60"><text:s/></text:span><text:span text:style-name="T45_61">může</text:span><text:span text:style-name="T45_62"><text:s/></text:span><text:span text:style-name="T45_63">skončit</text:span><text:span text:style-name="T45_64"><text:s/></text:span><text:span text:style-name="T45_65">samozřejmě</text:span><text:span text:style-name="T45_66"><text:s/></text:span><text:span text:style-name="T45_67">dřív</text:span><text:span text:style-name="T45_68">).</text:span></text:p>
      <text:h text:style-name="P46"><text:span text:style-name="T46_1">Léčba</text:span><text:span text:style-name="T46_2"><text:s/></text:span><text:span text:style-name="T46_3">středně</text:span><text:span text:style-name="T46_4"><text:s/></text:span><text:span text:style-name="T46_5">těžkých</text:span><text:span text:style-name="T46_6"><text:s/></text:span><text:span text:style-name="T46_7">nemocí</text:span></text:h>
      <text:p text:style-name="P47"><text:span text:style-name="T47_1">Léčitel</text:span><text:span text:style-name="T47_2"><text:s/></text:span><text:span text:style-name="T47_3">je</text:span><text:span text:style-name="T47_4"><text:s/></text:span><text:span text:style-name="T47_5">schopen</text:span><text:span text:style-name="T47_6"><text:s/></text:span><text:span text:style-name="T47_7">za</text:span><text:span text:style-name="T47_8"><text:s/>10<text:s/></text:span><text:span text:style-name="T47_9">minut</text:span><text:span text:style-name="T47_10"><text:s/></text:span><text:span text:style-name="T47_11">vyléčit</text:span><text:span text:style-name="T47_12"><text:s/></text:span><text:span text:style-name="T47_13">středně</text:span><text:span text:style-name="T47_14"><text:s/></text:span><text:span text:style-name="T47_15">těžkou</text:span><text:span text:style-name="T47_16"><text:s/></text:span><text:span text:style-name="T47_17">nemoc</text:span><text:span text:style-name="T47_18">,<text:s/></text:span><text:span text:style-name="T47_19">nutná</text:span><text:span text:style-name="T47_20"><text:s/></text:span><text:span text:style-name="T47_21">RP</text:span><text:span text:style-name="T47_22"><text:s/></text:span><text:span text:style-name="T47_23">kontrola</text:span><text:span text:style-name="T47_24"><text:s/></text:span><text:span text:style-name="T47_25">za</text:span><text:span text:style-name="T47_26"><text:s/>10</text:span><text:span text:style-name="T47_27">min</text:span><text:span text:style-name="T47_28">,<text:s/></text:span><text:span text:style-name="T47_29">pozná</text:span><text:span text:style-name="T47_30"><text:s/></text:span><text:span text:style-name="T47_31">těžké</text:span><text:span text:style-name="T47_32"><text:s/></text:span><text:span text:style-name="T47_33">nemoci</text:span><text:span text:style-name="T47_34">.<text:s/></text:span><text:span text:style-name="T47_35">Princip</text:span><text:span text:style-name="T47_36"><text:s/></text:span><text:span text:style-name="T47_37">je</text:span><text:span text:style-name="T47_38"><text:s/></text:span><text:span text:style-name="T47_39">stejný</text:span><text:span text:style-name="T47_40"><text:s/></text:span><text:span text:style-name="T47_41">jako</text:span><text:span text:style-name="T47_42"><text:s/></text:span><text:span text:style-name="T47_43">u</text:span><text:span text:style-name="T47_44"><text:s/></text:span><text:span text:style-name="T47_45">základního</text:span><text:span text:style-name="T47_46"><text:s/></text:span><text:span text:style-name="T47_47">léčitelství</text:span><text:span text:style-name="T47_48">.</text:span></text:p>
      <text:h text:style-name="P48"><text:span text:style-name="T48_1">Léčba</text:span><text:span text:style-name="T48_2"><text:s/></text:span><text:span text:style-name="T48_3">těžkých</text:span><text:span text:style-name="T48_4"><text:s/></text:span><text:span text:style-name="T48_5">nemocí</text:span></text:h>
      <text:p text:style-name="P49"><text:span text:style-name="T49_1">Léčitel</text:span><text:span text:style-name="T49_2"><text:s/></text:span><text:span text:style-name="T49_3">je</text:span><text:span text:style-name="T49_4"><text:s/></text:span><text:span text:style-name="T49_5">schopen</text:span><text:span text:style-name="T49_6"><text:s/></text:span><text:span text:style-name="T49_7">za</text:span><text:span text:style-name="T49_8"><text:s/>30<text:s/></text:span><text:span text:style-name="T49_9">minut</text:span><text:span text:style-name="T49_10"><text:s/></text:span><text:span text:style-name="T49_11">vyléčit</text:span><text:span text:style-name="T49_12"><text:s/></text:span><text:span text:style-name="T49_13">těžkou</text:span><text:span text:style-name="T49_14"><text:s/></text:span><text:span text:style-name="T49_15">nemoc</text:span><text:span text:style-name="T49_16">,<text:s/></text:span><text:span text:style-name="T49_17">jsou</text:span><text:span text:style-name="T49_18"><text:s/></text:span><text:span text:style-name="T49_19">nutné</text:span><text:span text:style-name="T49_20"><text:s/></text:span><text:span text:style-name="T49_21">minimálně</text:span><text:span text:style-name="T49_22"><text:s/>2<text:s/></text:span><text:span text:style-name="T49_23">následné</text:span><text:span text:style-name="T49_24"><text:s/></text:span><text:span text:style-name="T49_25">kontroly</text:span><text:span text:style-name="T49_26"><text:s/></text:span><text:span text:style-name="T49_27">za</text:span><text:span text:style-name="T49_28"><text:s/>10<text:s/></text:span><text:span text:style-name="T49_29">a</text:span><text:span text:style-name="T49_30"><text:s/></text:span><text:span text:style-name="T49_31">za</text:span><text:span text:style-name="T49_32"><text:s/></text:span><text:span text:style-name="T49_33">dalších</text:span><text:span text:style-name="T49_34"><text:s/>10<text:s/></text:span><text:span text:style-name="T49_35">minut</text:span><text:span text:style-name="T49_36">.<text:s/></text:span><text:span text:style-name="T49_37">Princip</text:span><text:span text:style-name="T49_38"><text:s/></text:span><text:span text:style-name="T49_39">je</text:span><text:span text:style-name="T49_40"><text:s/></text:span><text:span text:style-name="T49_41">stejný</text:span><text:span text:style-name="T49_42"><text:s/></text:span><text:span text:style-name="T49_43">jako</text:span><text:span text:style-name="T49_44"><text:s/></text:span><text:span text:style-name="T49_45">u</text:span><text:span text:style-name="T49_46"><text:s/></text:span><text:span text:style-name="T49_47">základního</text:span><text:span text:style-name="T49_48"><text:s/></text:span><text:span text:style-name="T49_49">léčitelství</text:span><text:span text:style-name="T49_50">.</text:span></text:p>
      <text:h text:style-name="P50"><text:span text:style-name="T50_1">Rozpoznávání</text:span></text:h>
      <text:p text:style-name="P51"><text:span text:style-name="T51_1">Léčitel</text:span><text:span text:style-name="T51_2"><text:s/></text:span><text:span text:style-name="T51_3">se</text:span><text:span text:style-name="T51_4"><text:s/></text:span><text:span text:style-name="T51_5">může</text:span><text:span text:style-name="T51_6"><text:s/></text:span><text:span text:style-name="T51_7">neherně</text:span><text:span text:style-name="T51_8"><text:s/></text:span><text:span text:style-name="T51_9">zeptat</text:span><text:span text:style-name="T51_10">,<text:s/></text:span><text:span text:style-name="T51_11">čím</text:span><text:span text:style-name="T51_12"><text:s/></text:span><text:span text:style-name="T51_13">byl</text:span><text:span text:style-name="T51_14"><text:s/></text:span><text:span text:style-name="T51_15">dotyčný</text:span><text:span text:style-name="T51_16"><text:s/></text:span><text:span text:style-name="T51_17">postižen</text:span><text:span text:style-name="T51_18"><text:s/>-<text:s/></text:span><text:span text:style-name="T51_19">poté</text:span><text:span text:style-name="T51_20"><text:s/></text:span><text:span text:style-name="T51_21">to</text:span><text:span text:style-name="T51_22"><text:s/></text:span><text:span text:style-name="T51_23">herně</text:span><text:span text:style-name="T51_24"><text:s/></text:span><text:span text:style-name="T51_25">ví</text:span><text:span text:style-name="T51_26">.<text:s/></text:span><text:span text:style-name="T51_27">Léčitel</text:span><text:span text:style-name="T51_28"><text:s/></text:span><text:span text:style-name="T51_29">takto</text:span><text:span text:style-name="T51_30"><text:s/></text:span><text:span text:style-name="T51_31">rozpozná</text:span><text:span text:style-name="T51_32"><text:s/></text:span><text:span text:style-name="T51_33">veškeré</text:span><text:span text:style-name="T51_34"><text:s/></text:span><text:span text:style-name="T51_35">jedy</text:span><text:span text:style-name="T51_36">,<text:s/></text:span><text:span text:style-name="T51_37">pozná</text:span><text:span text:style-name="T51_38"><text:s/></text:span><text:span text:style-name="T51_39">magické</text:span><text:span text:style-name="T51_40"><text:s/></text:span><text:span text:style-name="T51_41">účinky</text:span><text:span text:style-name="T51_42">,<text:s/></text:span><text:span text:style-name="T51_43">atd</text:span><text:span text:style-name="T51_44">.</text:span></text:p>
      <text:p text:style-name="P52"/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